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T5_85" style:family="text">
      <style:text-properties fo:background-color="#ffffff"/>
    </style:style>
    <style:style style:name="T5_86" style:family="text">
      <style:text-properties fo:background-color="#ffffff"/>
    </style:style>
    <style:style style:name="T5_87" style:family="text">
      <style:text-properties fo:background-color="#ffffff"/>
    </style:style>
    <style:style style:name="T5_88" style:family="text">
      <style:text-properties fo:background-color="#ffffff"/>
    </style:style>
    <style:style style:name="T5_89" style:family="text">
      <style:text-properties fo:background-color="#ffffff"/>
    </style:style>
    <style:style style:name="T5_90" style:family="text">
      <style:text-properties fo:background-color="#ffffff"/>
    </style:style>
    <style:style style:name="T5_91" style:family="text">
      <style:text-properties fo:background-color="#ffffff"/>
    </style:style>
    <style:style style:name="T5_92" style:family="text">
      <style:text-properties fo:background-color="#ffffff"/>
    </style:style>
    <style:style style:name="T5_93" style:family="text">
      <style:text-properties fo:background-color="#ffffff"/>
    </style:style>
    <style:style style:name="T5_94" style:family="text">
      <style:text-properties fo:background-color="#ffffff"/>
    </style:style>
    <style:style style:name="T5_95" style:family="text">
      <style:text-properties fo:background-color="#ffffff"/>
    </style:style>
    <style:style style:name="T5_96" style:family="text">
      <style:text-properties fo:background-color="#ffffff"/>
    </style:style>
    <style:style style:name="T5_97" style:family="text">
      <style:text-properties fo:background-color="#ffffff"/>
    </style:style>
    <style:style style:name="T5_98" style:family="text">
      <style:text-properties fo:background-color="#ffffff"/>
    </style:style>
    <style:style style:name="T5_99" style:family="text">
      <style:text-properties fo:background-color="#ffffff"/>
    </style:style>
    <style:style style:name="T5_100" style:family="text">
      <style:text-properties fo:background-color="#ffffff"/>
    </style:style>
    <style:style style:name="T5_101" style:family="text">
      <style:text-properties fo:background-color="#ffffff"/>
    </style:style>
    <style:style style:name="T5_102" style:family="text">
      <style:text-properties fo:background-color="#ffffff"/>
    </style:style>
    <style:style style:name="T5_103" style:family="text">
      <style:text-properties fo:background-color="#ffffff"/>
    </style:style>
    <style:style style:name="T5_104" style:family="text">
      <style:text-properties fo:background-color="#ffffff"/>
    </style:style>
    <style:style style:name="T5_105" style:family="text">
      <style:text-properties fo:background-color="#ffffff"/>
    </style:style>
    <style:style style:name="T5_106" style:family="text">
      <style:text-properties fo:background-color="#ffffff"/>
    </style:style>
    <style:style style:name="T5_107" style:family="text">
      <style:text-properties fo:background-color="#ffffff"/>
    </style:style>
    <style:style style:name="T5_108" style:family="text">
      <style:text-properties fo:background-color="#ffffff"/>
    </style:style>
    <style:style style:name="T5_109" style:family="text">
      <style:text-properties fo:background-color="#ffffff"/>
    </style:style>
    <style:style style:name="T5_110" style:family="text">
      <style:text-properties fo:background-color="#ffffff"/>
    </style:style>
    <style:style style:name="T5_111" style:family="text">
      <style:text-properties fo:background-color="#ffffff"/>
    </style:style>
    <style:style style:name="T5_112" style:family="text">
      <style:text-properties fo:background-color="#ffffff"/>
    </style:style>
    <style:style style:name="T5_113" style:family="text">
      <style:text-properties fo:background-color="#ffffff"/>
    </style:style>
    <style:style style:name="T5_114" style:family="text">
      <style:text-properties fo:background-color="#ffffff"/>
    </style:style>
    <style:style style:name="T5_115" style:family="text">
      <style:text-properties fo:background-color="#ffffff"/>
    </style:style>
    <style:style style:name="T5_116" style:family="text">
      <style:text-properties fo:background-color="#ffffff"/>
    </style:style>
    <style:style style:name="T5_117" style:family="text">
      <style:text-properties fo:background-color="#ffffff"/>
    </style:style>
    <style:style style:name="T5_118" style:family="text">
      <style:text-properties fo:background-color="#ffffff"/>
    </style:style>
    <style:style style:name="T5_119" style:family="text">
      <style:text-properties fo:background-color="#ffffff"/>
    </style:style>
    <style:style style:name="T5_120" style:family="text">
      <style:text-properties fo:background-color="#ffffff"/>
    </style:style>
    <style:style style:name="T5_121" style:family="text">
      <style:text-properties fo:background-color="#ffffff"/>
    </style:style>
    <style:style style:name="T5_122" style:family="text">
      <style:text-properties fo:background-color="#ffffff"/>
    </style:style>
    <style:style style:name="T5_123" style:family="text">
      <style:text-properties fo:background-color="#ffffff"/>
    </style:style>
    <style:style style:name="T5_124" style:family="text">
      <style:text-properties fo:background-color="#ffffff"/>
    </style:style>
    <style:style style:name="T5_125" style:family="text">
      <style:text-properties fo:background-color="#ffffff"/>
    </style:style>
    <style:style style:name="T5_126" style:family="text">
      <style:text-properties fo:background-color="#ffffff"/>
    </style:style>
    <style:style style:name="T5_127" style:family="text">
      <style:text-properties fo:background-color="#ffffff"/>
    </style:style>
    <style:style style:name="T5_128" style:family="text">
      <style:text-properties fo:background-color="#ffffff"/>
    </style:style>
    <style:style style:name="T5_129" style:family="text">
      <style:text-properties fo:background-color="#ffffff"/>
    </style:style>
    <style:style style:name="T5_130" style:family="text">
      <style:text-properties fo:background-color="#ffffff"/>
    </style:style>
    <style:style style:name="T5_131" style:family="text">
      <style:text-properties fo:background-color="#ffffff"/>
    </style:style>
    <style:style style:name="T5_132" style:family="text">
      <style:text-properties fo:background-color="#ffffff"/>
    </style:style>
    <style:style style:name="T5_133" style:family="text">
      <style:text-properties fo:background-color="#ffffff"/>
    </style:style>
    <style:style style:name="T5_134" style:family="text">
      <style:text-properties fo:background-color="#ffffff"/>
    </style:style>
    <style:style style:name="T5_135" style:family="text">
      <style:text-properties fo:background-color="#ffffff"/>
    </style:style>
    <style:style style:name="T5_136" style:family="text">
      <style:text-properties fo:background-color="#ffffff"/>
    </style:style>
    <style:style style:name="T5_137" style:family="text">
      <style:text-properties fo:background-color="#ffffff"/>
    </style:style>
    <style:style style:name="T5_138" style:family="text">
      <style:text-properties fo:background-color="#ffffff"/>
    </style:style>
    <style:style style:name="T5_139" style:family="text">
      <style:text-properties fo:background-color="#ffffff"/>
    </style:style>
    <style:style style:name="T5_140" style:family="text">
      <style:text-properties fo:background-color="#ffffff"/>
    </style:style>
    <style:style style:name="T5_141" style:family="text">
      <style:text-properties fo:background-color="#ffffff"/>
    </style:style>
    <style:style style:name="T5_142" style:family="text">
      <style:text-properties fo:background-color="#ffffff"/>
    </style:style>
    <style:style style:name="T5_143" style:family="text">
      <style:text-properties fo:background-color="#ffffff"/>
    </style:style>
    <style:style style:name="T5_144" style:family="text">
      <style:text-properties fo:background-color="#ffffff"/>
    </style:style>
    <style:style style:name="T5_145" style:family="text">
      <style:text-properties fo:background-color="#ffffff"/>
    </style:style>
    <style:style style:name="T5_146" style:family="text">
      <style:text-properties fo:background-color="#ffffff"/>
    </style:style>
    <style:style style:name="T5_147" style:family="text">
      <style:text-properties fo:background-color="#ffffff"/>
    </style:style>
    <style:style style:name="T5_148" style:family="text">
      <style:text-properties fo:background-color="#ffffff"/>
    </style:style>
    <style:style style:name="T5_149" style:family="text">
      <style:text-properties fo:background-color="#ffffff"/>
    </style:style>
    <style:style style:name="T5_150" style:family="text">
      <style:text-properties fo:background-color="#ffffff"/>
    </style:style>
    <style:style style:name="T5_151" style:family="text">
      <style:text-properties fo:background-color="#ffffff"/>
    </style:style>
    <style:style style:name="T5_152" style:family="text">
      <style:text-properties fo:background-color="#ffffff"/>
    </style:style>
    <style:style style:name="T5_153" style:family="text">
      <style:text-properties fo:background-color="#ffffff"/>
    </style:style>
    <style:style style:name="T5_154" style:family="text">
      <style:text-properties fo:background-color="#ffffff"/>
    </style:style>
    <style:style style:name="T5_155" style:family="text">
      <style:text-properties fo:background-color="#ffffff"/>
    </style:style>
    <style:style style:name="T5_156" style:family="text">
      <style:text-properties fo:background-color="#ffffff"/>
    </style:style>
    <style:style style:name="T5_157" style:family="text">
      <style:text-properties fo:background-color="#ffffff"/>
    </style:style>
    <style:style style:name="T5_158" style:family="text">
      <style:text-properties fo:background-color="#ffffff"/>
    </style:style>
    <style:style style:name="T5_159" style:family="text">
      <style:text-properties fo:background-color="#ffffff"/>
    </style:style>
    <style:style style:name="T5_160" style:family="text">
      <style:text-properties fo:background-color="#ffffff"/>
    </style:style>
    <style:style style:name="T5_161" style:family="text">
      <style:text-properties fo:background-color="#ffffff"/>
    </style:style>
    <style:style style:name="T5_162" style:family="text">
      <style:text-properties fo:background-color="#ffffff"/>
    </style:style>
    <style:style style:name="T5_163" style:family="text">
      <style:text-properties fo:background-color="#ffffff"/>
    </style:style>
    <style:style style:name="T5_164" style:family="text">
      <style:text-properties fo:background-color="#ffffff"/>
    </style:style>
    <style:style style:name="T5_165" style:family="text">
      <style:text-properties fo:background-color="#ffffff"/>
    </style:style>
    <style:style style:name="T5_166" style:family="text">
      <style:text-properties fo:background-color="#ffffff"/>
    </style:style>
    <style:style style:name="T5_167" style:family="text">
      <style:text-properties fo:background-color="#ffffff"/>
    </style:style>
    <style:style style:name="T5_168" style:family="text">
      <style:text-properties fo:background-color="#ffffff"/>
    </style:style>
    <style:style style:name="T5_169" style:family="text">
      <style:text-properties fo:background-color="#ffffff"/>
    </style:style>
    <style:style style:name="T5_170" style:family="text">
      <style:text-properties fo:background-color="#ffffff"/>
    </style:style>
    <style:style style:name="T5_171" style:family="text">
      <style:text-properties fo:background-color="#ffffff"/>
    </style:style>
    <style:style style:name="T5_172" style:family="text">
      <style:text-properties fo:background-color="#ffffff"/>
    </style:style>
    <style:style style:name="T5_173" style:family="text">
      <style:text-properties fo:background-color="#ffffff"/>
    </style:style>
    <style:style style:name="T5_174" style:family="text">
      <style:text-properties fo:background-color="#ffffff"/>
    </style:style>
    <style:style style:name="T5_175" style:family="text">
      <style:text-properties fo:background-color="#ffffff"/>
    </style:style>
    <style:style style:name="T5_176" style:family="text">
      <style:text-properties fo:background-color="#ffffff"/>
    </style:style>
    <style:style style:name="T5_177" style:family="text">
      <style:text-properties fo:background-color="#ffffff"/>
    </style:style>
    <style:style style:name="T5_178" style:family="text">
      <style:text-properties fo:background-color="#ffffff"/>
    </style:style>
    <style:style style:name="T5_179" style:family="text">
      <style:text-properties fo:background-color="#ffffff"/>
    </style:style>
    <style:style style:name="T5_180" style:family="text">
      <style:text-properties fo:background-color="#ffffff"/>
    </style:style>
    <style:style style:name="T5_181" style:family="text">
      <style:text-properties fo:background-color="#ffffff"/>
    </style:style>
    <style:style style:name="T5_182" style:family="text">
      <style:text-properties fo:background-color="#ffffff"/>
    </style:style>
    <style:style style:name="T5_183" style:family="text">
      <style:text-properties fo:background-color="#ffffff"/>
    </style:style>
    <style:style style:name="T5_184" style:family="text">
      <style:text-properties fo:background-color="#ffffff"/>
    </style:style>
    <style:style style:name="T5_185" style:family="text">
      <style:text-properties fo:background-color="#ffffff"/>
    </style:style>
    <style:style style:name="T5_186" style:family="text">
      <style:text-properties fo:background-color="#ffffff"/>
    </style:style>
    <style:style style:name="T5_187" style:family="text">
      <style:text-properties fo:background-color="#ffffff"/>
    </style:style>
    <style:style style:name="T5_188" style:family="text">
      <style:text-properties fo:background-color="#ffffff"/>
    </style:style>
    <style:style style:name="T5_189" style:family="text">
      <style:text-properties fo:background-color="#ffffff"/>
    </style:style>
    <style:style style:name="T5_190" style:family="text">
      <style:text-properties fo:background-color="#ffffff"/>
    </style:style>
    <style:style style:name="T5_191" style:family="text">
      <style:text-properties fo:background-color="#ffffff"/>
    </style:style>
    <style:style style:name="T5_192" style:family="text">
      <style:text-properties fo:background-color="#ffffff"/>
    </style:style>
    <style:style style:name="T5_193" style:family="text">
      <style:text-properties fo:background-color="#ffffff"/>
    </style:style>
    <style:style style:name="T5_194" style:family="text">
      <style:text-properties fo:background-color="#ffffff"/>
    </style:style>
    <style:style style:name="T5_195" style:family="text">
      <style:text-properties fo:background-color="#ffffff"/>
    </style:style>
    <style:style style:name="T5_196" style:family="text">
      <style:text-properties fo:background-color="#ffffff"/>
    </style:style>
    <style:style style:name="T5_197" style:family="text">
      <style:text-properties fo:background-color="#ffffff"/>
    </style:style>
    <style:style style:name="T5_198" style:family="text">
      <style:text-properties fo:background-color="#ffffff"/>
    </style:style>
    <style:style style:name="T5_199" style:family="text">
      <style:text-properties fo:background-color="#ffffff"/>
    </style:style>
    <style:style style:name="T5_200" style:family="text">
      <style:text-properties fo:background-color="#ffffff"/>
    </style:style>
    <style:style style:name="T5_201" style:family="text">
      <style:text-properties fo:background-color="#ffffff"/>
    </style:style>
    <style:style style:name="T5_202" style:family="text">
      <style:text-properties fo:background-color="#ffffff"/>
    </style:style>
    <style:style style:name="T5_203" style:family="text">
      <style:text-properties fo:background-color="#ffffff"/>
    </style:style>
    <style:style style:name="T5_204" style:family="text">
      <style:text-properties fo:background-color="#ffffff"/>
    </style:style>
    <style:style style:name="T5_205" style:family="text">
      <style:text-properties fo:background-color="#ffffff"/>
    </style:style>
    <style:style style:name="T5_206" style:family="text">
      <style:text-properties fo:background-color="#ffffff"/>
    </style:style>
    <style:style style:name="T5_207" style:family="text">
      <style:text-properties fo:background-color="#ffffff"/>
    </style:style>
    <style:style style:name="T5_208" style:family="text">
      <style:text-properties fo:background-color="#ffffff"/>
    </style:style>
    <style:style style:name="T5_209" style:family="text">
      <style:text-properties fo:background-color="#ffffff"/>
    </style:style>
    <style:style style:name="T5_210" style:family="text">
      <style:text-properties fo:background-color="#ffffff"/>
    </style:style>
    <style:style style:name="T5_211" style:family="text">
      <style:text-properties fo:background-color="#ffffff"/>
    </style:style>
    <style:style style:name="T5_212" style:family="text">
      <style:text-properties fo:background-color="#ffffff"/>
    </style:style>
    <style:style style:name="T5_213" style:family="text">
      <style:text-properties fo:background-color="#ffffff"/>
    </style:style>
    <style:style style:name="T5_214" style:family="text">
      <style:text-properties fo:background-color="#ffffff"/>
    </style:style>
    <style:style style:name="T5_215" style:family="text">
      <style:text-properties fo:background-color="#ffffff"/>
    </style:style>
    <style:style style:name="T5_216" style:family="text">
      <style:text-properties fo:background-color="#ffffff"/>
    </style:style>
    <style:style style:name="T5_217" style:family="text">
      <style:text-properties fo:background-color="#ffffff"/>
    </style:style>
    <style:style style:name="T5_218" style:family="text">
      <style:text-properties fo:background-color="#ffffff"/>
    </style:style>
    <style:style style:name="T5_219" style:family="text">
      <style:text-properties fo:background-color="#ffffff"/>
    </style:style>
    <style:style style:name="T5_220" style:family="text">
      <style:text-properties fo:background-color="#ffffff"/>
    </style:style>
    <style:style style:name="T5_221" style:family="text">
      <style:text-properties fo:background-color="#ffffff"/>
    </style:style>
    <style:style style:name="T5_222" style:family="text">
      <style:text-properties fo:background-color="#ffffff"/>
    </style:style>
    <style:style style:name="T5_223" style:family="text">
      <style:text-properties fo:background-color="#ffffff"/>
    </style:style>
    <style:style style:name="T5_224" style:family="text">
      <style:text-properties fo:background-color="#ffffff"/>
    </style:style>
    <style:style style:name="T5_225" style:family="text">
      <style:text-properties fo:background-color="#ffffff"/>
    </style:style>
    <style:style style:name="T5_226" style:family="text">
      <style:text-properties fo:background-color="#ffffff"/>
    </style:style>
    <style:style style:name="T5_227" style:family="text">
      <style:text-properties fo:background-color="#ffffff"/>
    </style:style>
    <style:style style:name="T5_228" style:family="text">
      <style:text-properties fo:background-color="#ffffff"/>
    </style:style>
    <style:style style:name="T5_229" style:family="text">
      <style:text-properties fo:background-color="#ffffff"/>
    </style:style>
    <style:style style:name="T5_230" style:family="text">
      <style:text-properties fo:background-color="#ffffff"/>
    </style:style>
    <style:style style:name="T5_231" style:family="text">
      <style:text-properties fo:background-color="#ffffff"/>
    </style:style>
    <style:style style:name="T5_232" style:family="text">
      <style:text-properties fo:background-color="#ffffff"/>
    </style:style>
    <style:style style:name="T5_233" style:family="text">
      <style:text-properties fo:background-color="#ffffff"/>
    </style:style>
    <style:style style:name="T5_234" style:family="text">
      <style:text-properties fo:background-color="#ffffff"/>
    </style:style>
    <style:style style:name="T5_235" style:family="text">
      <style:text-properties fo:background-color="#ffffff"/>
    </style:style>
    <style:style style:name="T5_236" style:family="text">
      <style:text-properties fo:background-color="#ffffff"/>
    </style:style>
    <style:style style:name="T5_237" style:family="text">
      <style:text-properties fo:background-color="#ffffff"/>
    </style:style>
    <style:style style:name="T5_238" style:family="text">
      <style:text-properties fo:background-color="#ffffff"/>
    </style:style>
    <style:style style:name="T5_239" style:family="text">
      <style:text-properties fo:background-color="#ffffff"/>
    </style:style>
    <style:style style:name="T5_240" style:family="text">
      <style:text-properties fo:background-color="#ffffff"/>
    </style:style>
    <style:style style:name="T5_241" style:family="text">
      <style:text-properties fo:background-color="#ffffff"/>
    </style:style>
    <style:style style:name="T5_242" style:family="text">
      <style:text-properties fo:background-color="#ffffff"/>
    </style:style>
    <style:style style:name="T5_243" style:family="text">
      <style:text-properties fo:background-color="#ffffff"/>
    </style:style>
    <style:style style:name="T5_244" style:family="text">
      <style:text-properties fo:background-color="#ffffff"/>
    </style:style>
    <style:style style:name="T5_245" style:family="text">
      <style:text-properties fo:background-color="#ffffff"/>
    </style:style>
    <style:style style:name="T5_246" style:family="text">
      <style:text-properties fo:background-color="#ffffff"/>
    </style:style>
    <style:style style:name="T5_247" style:family="text">
      <style:text-properties fo:background-color="#ffffff"/>
    </style:style>
    <style:style style:name="T5_248" style:family="text">
      <style:text-properties fo:background-color="#ffffff"/>
    </style:style>
    <style:style style:name="T5_249" style:family="text">
      <style:text-properties fo:background-color="#ffffff"/>
    </style:style>
    <style:style style:name="T5_250" style:family="text">
      <style:text-properties fo:background-color="#ffffff"/>
    </style:style>
    <style:style style:name="T5_251" style:family="text">
      <style:text-properties fo:background-color="#ffffff"/>
    </style:style>
    <style:style style:name="T5_252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T7_69" style:family="text">
      <style:text-properties fo:background-color="#ffffff"/>
    </style:style>
    <style:style style:name="T7_70" style:family="text">
      <style:text-properties fo:background-color="#ffffff"/>
    </style:style>
    <style:style style:name="T7_71" style:family="text">
      <style:text-properties fo:background-color="#ffffff"/>
    </style:style>
    <style:style style:name="T7_72" style:family="text">
      <style:text-properties fo:background-color="#ffffff"/>
    </style:style>
    <style:style style:name="T7_73" style:family="text">
      <style:text-properties fo:background-color="#ffffff"/>
    </style:style>
    <style:style style:name="T7_74" style:family="text">
      <style:text-properties fo:background-color="#ffffff"/>
    </style:style>
    <style:style style:name="T7_75" style:family="text">
      <style:text-properties fo:background-color="#ffffff"/>
    </style:style>
    <style:style style:name="T7_76" style:family="text">
      <style:text-properties fo:background-color="#ffffff"/>
    </style:style>
    <style:style style:name="T7_77" style:family="text">
      <style:text-properties fo:background-color="#ffffff"/>
    </style:style>
    <style:style style:name="T7_78" style:family="text">
      <style:text-properties fo:background-color="#ffffff"/>
    </style:style>
    <style:style style:name="T7_79" style:family="text">
      <style:text-properties fo:background-color="#ffffff"/>
    </style:style>
    <style:style style:name="T7_80" style:family="text">
      <style:text-properties fo:background-color="#ffffff"/>
    </style:style>
    <style:style style:name="T7_81" style:family="text">
      <style:text-properties fo:background-color="#ffffff"/>
    </style:style>
    <style:style style:name="T7_82" style:family="text">
      <style:text-properties fo:background-color="#ffffff"/>
    </style:style>
    <style:style style:name="T7_83" style:family="text">
      <style:text-properties fo:background-color="#ffffff"/>
    </style:style>
    <style:style style:name="T7_84" style:family="text">
      <style:text-properties fo:background-color="#ffffff"/>
    </style:style>
    <style:style style:name="T7_85" style:family="text">
      <style:text-properties fo:background-color="#ffffff"/>
    </style:style>
    <style:style style:name="T7_86" style:family="text">
      <style:text-properties fo:background-color="#ffffff"/>
    </style:style>
    <style:style style:name="T7_87" style:family="text">
      <style:text-properties fo:background-color="#ffffff"/>
    </style:style>
    <style:style style:name="T7_88" style:family="text">
      <style:text-properties fo:background-color="#ffffff"/>
    </style:style>
    <style:style style:name="T7_89" style:family="text">
      <style:text-properties fo:background-color="#ffffff"/>
    </style:style>
    <style:style style:name="T7_90" style:family="text">
      <style:text-properties fo:background-color="#ffffff"/>
    </style:style>
    <style:style style:name="T7_91" style:family="text">
      <style:text-properties fo:background-color="#ffffff"/>
    </style:style>
    <style:style style:name="T7_92" style:family="text">
      <style:text-properties fo:background-color="#ffffff"/>
    </style:style>
    <style:style style:name="T7_93" style:family="text">
      <style:text-properties fo:background-color="#ffffff"/>
    </style:style>
    <style:style style:name="T7_94" style:family="text">
      <style:text-properties fo:background-color="#ffffff"/>
    </style:style>
    <style:style style:name="T7_95" style:family="text">
      <style:text-properties fo:background-color="#ffffff"/>
    </style:style>
    <style:style style:name="T7_96" style:family="text">
      <style:text-properties fo:background-color="#ffffff"/>
    </style:style>
    <style:style style:name="T7_97" style:family="text">
      <style:text-properties fo:background-color="#ffffff"/>
    </style:style>
    <style:style style:name="T7_98" style:family="text">
      <style:text-properties fo:background-color="#ffffff"/>
    </style:style>
    <style:style style:name="T7_99" style:family="text">
      <style:text-properties fo:background-color="#ffffff"/>
    </style:style>
    <style:style style:name="T7_100" style:family="text">
      <style:text-properties fo:background-color="#ffffff"/>
    </style:style>
    <style:style style:name="T7_101" style:family="text">
      <style:text-properties fo:background-color="#ffffff"/>
    </style:style>
    <style:style style:name="T7_102" style:family="text">
      <style:text-properties fo:background-color="#ffffff"/>
    </style:style>
    <style:style style:name="T7_103" style:family="text">
      <style:text-properties fo:background-color="#ffffff"/>
    </style:style>
    <style:style style:name="T7_104" style:family="text">
      <style:text-properties fo:background-color="#ffffff"/>
    </style:style>
    <style:style style:name="T7_105" style:family="text">
      <style:text-properties fo:background-color="#ffffff"/>
    </style:style>
    <style:style style:name="T7_106" style:family="text">
      <style:text-properties fo:background-color="#ffffff"/>
    </style:style>
    <style:style style:name="T7_107" style:family="text">
      <style:text-properties fo:background-color="#ffffff"/>
    </style:style>
    <style:style style:name="T7_108" style:family="text">
      <style:text-properties fo:background-color="#ffffff"/>
    </style:style>
    <style:style style:name="T7_109" style:family="text">
      <style:text-properties fo:background-color="#ffffff"/>
    </style:style>
    <style:style style:name="T7_110" style:family="text">
      <style:text-properties fo:background-color="#ffffff"/>
    </style:style>
    <style:style style:name="T7_111" style:family="text">
      <style:text-properties fo:background-color="#ffffff"/>
    </style:style>
    <style:style style:name="T7_112" style:family="text">
      <style:text-properties fo:background-color="#ffffff"/>
    </style:style>
    <style:style style:name="T7_113" style:family="text">
      <style:text-properties fo:background-color="#ffffff"/>
    </style:style>
    <style:style style:name="T7_114" style:family="text">
      <style:text-properties fo:background-color="#ffffff"/>
    </style:style>
    <style:style style:name="T7_115" style:family="text">
      <style:text-properties fo:background-color="#ffffff"/>
    </style:style>
    <style:style style:name="T7_116" style:family="text">
      <style:text-properties fo:background-color="#ffffff"/>
    </style:style>
    <style:style style:name="T7_117" style:family="text">
      <style:text-properties fo:background-color="#ffffff"/>
    </style:style>
    <style:style style:name="T7_118" style:family="text">
      <style:text-properties fo:background-color="#ffffff"/>
    </style:style>
    <style:style style:name="T7_119" style:family="text">
      <style:text-properties fo:background-color="#ffffff"/>
    </style:style>
    <style:style style:name="T7_120" style:family="text">
      <style:text-properties fo:background-color="#ffffff"/>
    </style:style>
    <style:style style:name="T7_121" style:family="text">
      <style:text-properties fo:background-color="#ffffff"/>
    </style:style>
    <style:style style:name="T7_122" style:family="text">
      <style:text-properties fo:background-color="#ffffff"/>
    </style:style>
    <style:style style:name="T7_123" style:family="text">
      <style:text-properties fo:background-color="#ffffff"/>
    </style:style>
    <style:style style:name="T7_124" style:family="text">
      <style:text-properties fo:background-color="#ffffff"/>
    </style:style>
    <style:style style:name="T7_125" style:family="text">
      <style:text-properties fo:background-color="#ffffff"/>
    </style:style>
    <style:style style:name="T7_126" style:family="text">
      <style:text-properties fo:background-color="#ffffff"/>
    </style:style>
    <style:style style:name="T7_127" style:family="text">
      <style:text-properties fo:background-color="#ffffff"/>
    </style:style>
    <style:style style:name="T7_128" style:family="text">
      <style:text-properties fo:background-color="#ffffff"/>
    </style:style>
    <style:style style:name="T7_129" style:family="text">
      <style:text-properties fo:background-color="#ffffff"/>
    </style:style>
    <style:style style:name="T7_130" style:family="text">
      <style:text-properties fo:background-color="#ffffff"/>
    </style:style>
    <style:style style:name="T7_131" style:family="text">
      <style:text-properties fo:background-color="#ffffff"/>
    </style:style>
    <style:style style:name="T7_132" style:family="text">
      <style:text-properties fo:background-color="#ffffff"/>
    </style:style>
    <style:style style:name="T7_133" style:family="text">
      <style:text-properties fo:background-color="#ffffff"/>
    </style:style>
    <style:style style:name="T7_134" style:family="text">
      <style:text-properties fo:background-color="#ffffff"/>
    </style:style>
    <style:style style:name="T7_135" style:family="text">
      <style:text-properties fo:background-color="#ffffff"/>
    </style:style>
    <style:style style:name="T7_136" style:family="text">
      <style:text-properties fo:background-color="#ffffff"/>
    </style:style>
    <style:style style:name="T7_137" style:family="text">
      <style:text-properties fo:background-color="#ffffff"/>
    </style:style>
    <style:style style:name="T7_138" style:family="text">
      <style:text-properties fo:background-color="#ffffff"/>
    </style:style>
    <style:style style:name="T7_139" style:family="text">
      <style:text-properties fo:background-color="#ffffff"/>
    </style:style>
    <style:style style:name="T7_140" style:family="text">
      <style:text-properties fo:background-color="#ffffff"/>
    </style:style>
    <style:style style:name="T7_141" style:family="text">
      <style:text-properties fo:background-color="#ffffff"/>
    </style:style>
    <style:style style:name="T7_142" style:family="text">
      <style:text-properties fo:background-color="#ffffff"/>
    </style:style>
    <style:style style:name="T7_143" style:family="text">
      <style:text-properties fo:background-color="#ffffff"/>
    </style:style>
    <style:style style:name="T7_144" style:family="text">
      <style:text-properties fo:background-color="#ffffff"/>
    </style:style>
    <style:style style:name="T7_145" style:family="text">
      <style:text-properties fo:background-color="#ffffff"/>
    </style:style>
    <style:style style:name="T7_146" style:family="text">
      <style:text-properties fo:background-color="#ffffff"/>
    </style:style>
    <style:style style:name="T7_147" style:family="text">
      <style:text-properties fo:background-color="#ffffff"/>
    </style:style>
    <style:style style:name="T7_148" style:family="text">
      <style:text-properties fo:background-color="#ffffff"/>
    </style:style>
    <style:style style:name="T7_149" style:family="text">
      <style:text-properties fo:background-color="#ffffff"/>
    </style:style>
    <style:style style:name="T7_150" style:family="text">
      <style:text-properties fo:background-color="#ffffff"/>
    </style:style>
    <style:style style:name="T7_151" style:family="text">
      <style:text-properties fo:background-color="#ffffff"/>
    </style:style>
    <style:style style:name="T7_152" style:family="text">
      <style:text-properties fo:background-color="#ffffff"/>
    </style:style>
    <style:style style:name="T7_153" style:family="text">
      <style:text-properties fo:background-color="#ffffff"/>
    </style:style>
    <style:style style:name="T7_154" style:family="text">
      <style:text-properties fo:background-color="#ffffff"/>
    </style:style>
    <style:style style:name="T7_155" style:family="text">
      <style:text-properties fo:background-color="#ffffff"/>
    </style:style>
    <style:style style:name="T7_156" style:family="text">
      <style:text-properties fo:background-color="#ffffff"/>
    </style:style>
    <style:style style:name="T7_157" style:family="text">
      <style:text-properties fo:background-color="#ffffff"/>
    </style:style>
    <style:style style:name="T7_158" style:family="text">
      <style:text-properties fo:background-color="#ffffff"/>
    </style:style>
    <style:style style:name="T7_159" style:family="text">
      <style:text-properties fo:background-color="#ffffff"/>
    </style:style>
    <style:style style:name="T7_160" style:family="text">
      <style:text-properties fo:background-color="#ffffff"/>
    </style:style>
    <style:style style:name="T7_161" style:family="text">
      <style:text-properties fo:background-color="#ffffff"/>
    </style:style>
    <style:style style:name="T7_162" style:family="text">
      <style:text-properties fo:background-color="#ffffff"/>
    </style:style>
    <style:style style:name="T7_163" style:family="text">
      <style:text-properties fo:background-color="#ffffff"/>
    </style:style>
    <style:style style:name="T7_164" style:family="text">
      <style:text-properties fo:background-color="#ffffff"/>
    </style:style>
    <style:style style:name="T7_165" style:family="text">
      <style:text-properties fo:background-color="#ffffff"/>
    </style:style>
    <style:style style:name="T7_166" style:family="text">
      <style:text-properties fo:background-color="#ffffff"/>
    </style:style>
    <style:style style:name="T7_167" style:family="text">
      <style:text-properties fo:background-color="#ffffff"/>
    </style:style>
    <style:style style:name="T7_168" style:family="text">
      <style:text-properties fo:background-color="#ffffff"/>
    </style:style>
    <style:style style:name="T7_169" style:family="text">
      <style:text-properties fo:background-color="#ffffff"/>
    </style:style>
    <style:style style:name="T7_170" style:family="text">
      <style:text-properties fo:background-color="#ffffff"/>
    </style:style>
    <style:style style:name="T7_171" style:family="text">
      <style:text-properties fo:background-color="#ffffff"/>
    </style:style>
    <style:style style:name="T7_172" style:family="text">
      <style:text-properties fo:background-color="#ffffff"/>
    </style:style>
    <style:style style:name="T7_173" style:family="text">
      <style:text-properties fo:background-color="#ffffff"/>
    </style:style>
    <style:style style:name="T7_174" style:family="text">
      <style:text-properties fo:background-color="#ffffff"/>
    </style:style>
    <style:style style:name="T7_175" style:family="text">
      <style:text-properties fo:background-color="#ffffff"/>
    </style:style>
    <style:style style:name="T7_176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T9_121" style:family="text">
      <style:text-properties fo:background-color="#ffffff"/>
    </style:style>
    <style:style style:name="T9_122" style:family="text">
      <style:text-properties fo:background-color="#ffffff"/>
    </style:style>
    <style:style style:name="T9_123" style:family="text">
      <style:text-properties fo:background-color="#ffffff"/>
    </style:style>
    <style:style style:name="T9_124" style:family="text">
      <style:text-properties fo:background-color="#ffffff"/>
    </style:style>
    <style:style style:name="T9_125" style:family="text">
      <style:text-properties fo:background-color="#ffffff"/>
    </style:style>
    <style:style style:name="T9_126" style:family="text">
      <style:text-properties fo:background-color="#ffffff"/>
    </style:style>
    <style:style style:name="T9_127" style:family="text">
      <style:text-properties fo:background-color="#ffffff"/>
    </style:style>
    <style:style style:name="T9_128" style:family="text">
      <style:text-properties fo:background-color="#ffffff"/>
    </style:style>
    <style:style style:name="T9_129" style:family="text">
      <style:text-properties fo:background-color="#ffffff"/>
    </style:style>
    <style:style style:name="T9_130" style:family="text">
      <style:text-properties fo:background-color="#ffffff"/>
    </style:style>
    <style:style style:name="T9_131" style:family="text">
      <style:text-properties fo:background-color="#ffffff"/>
    </style:style>
    <style:style style:name="T9_132" style:family="text">
      <style:text-properties fo:background-color="#ffffff"/>
    </style:style>
    <style:style style:name="T9_133" style:family="text">
      <style:text-properties fo:background-color="#ffffff"/>
    </style:style>
    <style:style style:name="T9_134" style:family="text">
      <style:text-properties fo:background-color="#ffffff"/>
    </style:style>
    <style:style style:name="T9_135" style:family="text">
      <style:text-properties fo:background-color="#ffffff"/>
    </style:style>
    <style:style style:name="T9_136" style:family="text">
      <style:text-properties fo:background-color="#ffffff"/>
    </style:style>
    <style:style style:name="T9_137" style:family="text">
      <style:text-properties fo:background-color="#ffffff"/>
    </style:style>
    <style:style style:name="T9_138" style:family="text">
      <style:text-properties fo:background-color="#ffffff"/>
    </style:style>
    <style:style style:name="T9_139" style:family="text">
      <style:text-properties fo:background-color="#ffffff"/>
    </style:style>
    <style:style style:name="T9_140" style:family="text">
      <style:text-properties fo:background-color="#ffffff"/>
    </style:style>
    <style:style style:name="T9_141" style:family="text">
      <style:text-properties fo:background-color="#ffffff"/>
    </style:style>
    <style:style style:name="T9_142" style:family="text">
      <style:text-properties fo:background-color="#ffffff"/>
    </style:style>
    <style:style style:name="T9_143" style:family="text">
      <style:text-properties fo:background-color="#ffffff"/>
    </style:style>
    <style:style style:name="T9_144" style:family="text">
      <style:text-properties fo:background-color="#ffffff"/>
    </style:style>
    <style:style style:name="T9_145" style:family="text">
      <style:text-properties fo:background-color="#ffffff"/>
    </style:style>
    <style:style style:name="T9_146" style:family="text">
      <style:text-properties fo:background-color="#ffffff"/>
    </style:style>
    <style:style style:name="T9_147" style:family="text">
      <style:text-properties fo:background-color="#ffffff"/>
    </style:style>
    <style:style style:name="T9_148" style:family="text">
      <style:text-properties fo:background-color="#ffffff"/>
    </style:style>
    <style:style style:name="T9_149" style:family="text">
      <style:text-properties fo:background-color="#ffffff"/>
    </style:style>
    <style:style style:name="T9_150" style:family="text">
      <style:text-properties fo:background-color="#ffffff"/>
    </style:style>
    <style:style style:name="T9_151" style:family="text">
      <style:text-properties fo:background-color="#ffffff"/>
    </style:style>
    <style:style style:name="T9_152" style:family="text">
      <style:text-properties fo:background-color="#ffffff"/>
    </style:style>
    <style:style style:name="T9_153" style:family="text">
      <style:text-properties fo:background-color="#ffffff"/>
    </style:style>
    <style:style style:name="T9_154" style:family="text">
      <style:text-properties fo:background-color="#ffffff"/>
    </style:style>
    <style:style style:name="T9_155" style:family="text">
      <style:text-properties fo:background-color="#ffffff"/>
    </style:style>
    <style:style style:name="T9_156" style:family="text">
      <style:text-properties fo:background-color="#ffffff"/>
    </style:style>
    <style:style style:name="T9_157" style:family="text">
      <style:text-properties fo:background-color="#ffffff"/>
    </style:style>
    <style:style style:name="T9_158" style:family="text">
      <style:text-properties fo:background-color="#ffffff"/>
    </style:style>
    <style:style style:name="T9_159" style:family="text">
      <style:text-properties fo:background-color="#ffffff"/>
    </style:style>
    <style:style style:name="T9_160" style:family="text">
      <style:text-properties fo:background-color="#ffffff"/>
    </style:style>
    <style:style style:name="T9_161" style:family="text">
      <style:text-properties fo:background-color="#ffffff"/>
    </style:style>
    <style:style style:name="T9_162" style:family="text">
      <style:text-properties fo:background-color="#ffffff"/>
    </style:style>
    <style:style style:name="T9_163" style:family="text">
      <style:text-properties fo:background-color="#ffffff"/>
    </style:style>
    <style:style style:name="T9_164" style:family="text">
      <style:text-properties fo:background-color="#ffffff"/>
    </style:style>
    <style:style style:name="T9_165" style:family="text">
      <style:text-properties fo:background-color="#ffffff"/>
    </style:style>
    <style:style style:name="T9_166" style:family="text">
      <style:text-properties fo:background-color="#ffffff"/>
    </style:style>
    <style:style style:name="T9_167" style:family="text">
      <style:text-properties fo:background-color="#ffffff"/>
    </style:style>
    <style:style style:name="T9_168" style:family="text">
      <style:text-properties fo:background-color="#ffffff"/>
    </style:style>
    <style:style style:name="T9_169" style:family="text">
      <style:text-properties fo:background-color="#ffffff"/>
    </style:style>
    <style:style style:name="T9_170" style:family="text">
      <style:text-properties fo:background-color="#ffffff"/>
    </style:style>
    <style:style style:name="T9_171" style:family="text">
      <style:text-properties fo:background-color="#ffffff"/>
    </style:style>
    <style:style style:name="T9_172" style:family="text">
      <style:text-properties fo:background-color="#ffffff"/>
    </style:style>
    <style:style style:name="T9_173" style:family="text">
      <style:text-properties fo:background-color="#ffffff"/>
    </style:style>
    <style:style style:name="T9_174" style:family="text">
      <style:text-properties fo:background-color="#ffffff"/>
    </style:style>
    <style:style style:name="T9_175" style:family="text">
      <style:text-properties fo:background-color="#ffffff"/>
    </style:style>
    <style:style style:name="T9_176" style:family="text">
      <style:text-properties fo:background-color="#ffffff"/>
    </style:style>
    <style:style style:name="T9_177" style:family="text">
      <style:text-properties fo:background-color="#ffffff"/>
    </style:style>
    <style:style style:name="T9_178" style:family="text">
      <style:text-properties fo:background-color="#ffffff"/>
    </style:style>
    <style:style style:name="T9_179" style:family="text">
      <style:text-properties fo:background-color="#ffffff"/>
    </style:style>
    <style:style style:name="T9_180" style:family="text">
      <style:text-properties fo:background-color="#ffffff"/>
    </style:style>
    <style:style style:name="T9_181" style:family="text">
      <style:text-properties fo:background-color="#ffffff"/>
    </style:style>
    <style:style style:name="T9_182" style:family="text">
      <style:text-properties fo:background-color="#ffffff"/>
    </style:style>
    <style:style style:name="T9_183" style:family="text">
      <style:text-properties fo:background-color="#ffffff"/>
    </style:style>
    <style:style style:name="T9_184" style:family="text">
      <style:text-properties fo:background-color="#ffffff"/>
    </style:style>
    <style:style style:name="T9_185" style:family="text">
      <style:text-properties fo:background-color="#ffffff"/>
    </style:style>
    <style:style style:name="T9_186" style:family="text">
      <style:text-properties fo:background-color="#ffffff"/>
    </style:style>
    <style:style style:name="T9_187" style:family="text">
      <style:text-properties fo:background-color="#ffffff"/>
    </style:style>
    <style:style style:name="T9_188" style:family="text">
      <style:text-properties fo:background-color="#ffffff"/>
    </style:style>
    <style:style style:name="T9_189" style:family="text">
      <style:text-properties fo:background-color="#ffffff"/>
    </style:style>
    <style:style style:name="T9_190" style:family="text">
      <style:text-properties fo:background-color="#ffffff"/>
    </style:style>
    <style:style style:name="T9_191" style:family="text">
      <style:text-properties fo:background-color="#ffffff"/>
    </style:style>
    <style:style style:name="T9_192" style:family="text">
      <style:text-properties fo:background-color="#ffffff"/>
    </style:style>
    <style:style style:name="T9_193" style:family="text">
      <style:text-properties fo:background-color="#ffffff"/>
    </style:style>
    <style:style style:name="T9_194" style:family="text">
      <style:text-properties fo:background-color="#ffffff"/>
    </style:style>
    <style:style style:name="T9_195" style:family="text">
      <style:text-properties fo:background-color="#ffffff"/>
    </style:style>
    <style:style style:name="T9_196" style:family="text">
      <style:text-properties fo:background-color="#ffffff"/>
    </style:style>
    <style:style style:name="T9_197" style:family="text">
      <style:text-properties fo:background-color="#ffffff"/>
    </style:style>
    <style:style style:name="T9_198" style:family="text">
      <style:text-properties fo:background-color="#ffffff"/>
    </style:style>
    <style:style style:name="T9_199" style:family="text">
      <style:text-properties fo:background-color="#ffffff"/>
    </style:style>
    <style:style style:name="T9_200" style:family="text">
      <style:text-properties fo:background-color="#ffffff"/>
    </style:style>
    <style:style style:name="T9_201" style:family="text">
      <style:text-properties fo:background-color="#ffffff"/>
    </style:style>
    <style:style style:name="T9_202" style:family="text">
      <style:text-properties fo:background-color="#ffffff"/>
    </style:style>
    <style:style style:name="T9_203" style:family="text">
      <style:text-properties fo:background-color="#ffffff"/>
    </style:style>
    <style:style style:name="T9_204" style:family="text">
      <style:text-properties fo:background-color="#ffffff"/>
    </style:style>
    <style:style style:name="T9_205" style:family="text">
      <style:text-properties fo:background-color="#ffffff"/>
    </style:style>
    <style:style style:name="T9_206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T11_87" style:family="text">
      <style:text-properties fo:background-color="#ffffff"/>
    </style:style>
    <style:style style:name="T11_88" style:family="text">
      <style:text-properties fo:background-color="#ffffff"/>
    </style:style>
    <style:style style:name="T11_89" style:family="text">
      <style:text-properties fo:background-color="#ffffff"/>
    </style:style>
    <style:style style:name="T11_90" style:family="text">
      <style:text-properties fo:background-color="#ffffff"/>
    </style:style>
    <style:style style:name="T11_91" style:family="text">
      <style:text-properties fo:background-color="#ffffff"/>
    </style:style>
    <style:style style:name="T11_92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T13_85" style:family="text">
      <style:text-properties fo:background-color="#ffffff"/>
    </style:style>
    <style:style style:name="T13_86" style:family="text">
      <style:text-properties fo:background-color="#ffffff"/>
    </style:style>
    <style:style style:name="T13_87" style:family="text">
      <style:text-properties fo:background-color="#ffffff"/>
    </style:style>
    <style:style style:name="T13_88" style:family="text">
      <style:text-properties fo:background-color="#ffffff"/>
    </style:style>
    <style:style style:name="T13_89" style:family="text">
      <style:text-properties fo:background-color="#ffffff"/>
    </style:style>
    <style:style style:name="T13_90" style:family="text">
      <style:text-properties fo:background-color="#ffffff"/>
    </style:style>
    <style:style style:name="T13_91" style:family="text">
      <style:text-properties fo:background-color="#ffffff"/>
    </style:style>
    <style:style style:name="T13_92" style:family="text">
      <style:text-properties fo:background-color="#ffffff"/>
    </style:style>
    <style:style style:name="T13_93" style:family="text">
      <style:text-properties fo:background-color="#ffffff"/>
    </style:style>
    <style:style style:name="T13_94" style:family="text">
      <style:text-properties fo:background-color="#ffffff"/>
    </style:style>
    <style:style style:name="T13_95" style:family="text">
      <style:text-properties fo:background-color="#ffffff"/>
    </style:style>
    <style:style style:name="T13_96" style:family="text">
      <style:text-properties fo:background-color="#ffffff"/>
    </style:style>
    <style:style style:name="T13_97" style:family="text">
      <style:text-properties fo:background-color="#ffffff"/>
    </style:style>
    <style:style style:name="T13_98" style:family="text">
      <style:text-properties fo:background-color="#ffffff"/>
    </style:style>
    <style:style style:name="T13_99" style:family="text">
      <style:text-properties fo:background-color="#ffffff"/>
    </style:style>
    <style:style style:name="T13_100" style:family="text">
      <style:text-properties fo:background-color="#ffffff"/>
    </style:style>
    <style:style style:name="T13_101" style:family="text">
      <style:text-properties fo:background-color="#ffffff"/>
    </style:style>
    <style:style style:name="T13_102" style:family="text">
      <style:text-properties fo:background-color="#ffffff"/>
    </style:style>
    <style:style style:name="T13_103" style:family="text">
      <style:text-properties fo:background-color="#ffffff"/>
    </style:style>
    <style:style style:name="T13_104" style:family="text">
      <style:text-properties fo:background-color="#ffffff"/>
    </style:style>
    <style:style style:name="T13_105" style:family="text">
      <style:text-properties fo:background-color="#ffffff"/>
    </style:style>
    <style:style style:name="T13_106" style:family="text">
      <style:text-properties fo:background-color="#ffffff"/>
    </style:style>
    <style:style style:name="T13_107" style:family="text">
      <style:text-properties fo:background-color="#ffffff"/>
    </style:style>
    <style:style style:name="T13_108" style:family="text">
      <style:text-properties fo:background-color="#ffffff"/>
    </style:style>
    <style:style style:name="T13_109" style:family="text">
      <style:text-properties fo:background-color="#ffffff"/>
    </style:style>
    <style:style style:name="T13_110" style:family="text">
      <style:text-properties fo:background-color="#ffffff"/>
    </style:style>
    <style:style style:name="T13_111" style:family="text">
      <style:text-properties fo:background-color="#ffffff"/>
    </style:style>
    <style:style style:name="T13_112" style:family="text">
      <style:text-properties fo:background-color="#ffffff"/>
    </style:style>
    <style:style style:name="T13_113" style:family="text">
      <style:text-properties fo:background-color="#ffffff"/>
    </style:style>
    <style:style style:name="T13_114" style:family="text">
      <style:text-properties fo:background-color="#ffffff"/>
    </style:style>
    <style:style style:name="T13_115" style:family="text">
      <style:text-properties fo:background-color="#ffffff"/>
    </style:style>
    <style:style style:name="T13_116" style:family="text">
      <style:text-properties fo:background-color="#ffffff"/>
    </style:style>
    <style:style style:name="T13_117" style:family="text">
      <style:text-properties fo:background-color="#ffffff"/>
    </style:style>
    <style:style style:name="T13_118" style:family="text">
      <style:text-properties fo:background-color="#ffffff"/>
    </style:style>
    <style:style style:name="T13_119" style:family="text">
      <style:text-properties fo:background-color="#ffffff"/>
    </style:style>
    <style:style style:name="T13_120" style:family="text">
      <style:text-properties fo:background-color="#ffffff"/>
    </style:style>
    <style:style style:name="T13_121" style:family="text">
      <style:text-properties fo:background-color="#ffffff"/>
    </style:style>
    <style:style style:name="T13_122" style:family="text">
      <style:text-properties fo:background-color="#ffffff"/>
    </style:style>
    <style:style style:name="T13_123" style:family="text">
      <style:text-properties fo:background-color="#ffffff"/>
    </style:style>
    <style:style style:name="T13_124" style:family="text">
      <style:text-properties fo:background-color="#ffffff"/>
    </style:style>
    <style:style style:name="T13_125" style:family="text">
      <style:text-properties fo:background-color="#ffffff"/>
    </style:style>
    <style:style style:name="T13_126" style:family="text">
      <style:text-properties fo:background-color="#ffffff"/>
    </style:style>
    <style:style style:name="T13_127" style:family="text">
      <style:text-properties fo:background-color="#ffffff"/>
    </style:style>
    <style:style style:name="T13_128" style:family="text">
      <style:text-properties fo:background-color="#ffffff"/>
    </style:style>
    <style:style style:name="T13_129" style:family="text">
      <style:text-properties fo:background-color="#ffffff"/>
    </style:style>
    <style:style style:name="T13_130" style:family="text">
      <style:text-properties fo:background-color="#ffffff"/>
    </style:style>
    <style:style style:name="T13_131" style:family="text">
      <style:text-properties fo:background-color="#ffffff"/>
    </style:style>
    <style:style style:name="T13_132" style:family="text">
      <style:text-properties fo:background-color="#ffffff"/>
    </style:style>
    <style:style style:name="T13_133" style:family="text">
      <style:text-properties fo:background-color="#ffffff"/>
    </style:style>
    <style:style style:name="T13_134" style:family="text">
      <style:text-properties fo:background-color="#ffffff"/>
    </style:style>
    <style:style style:name="T13_135" style:family="text">
      <style:text-properties fo:background-color="#ffffff"/>
    </style:style>
    <style:style style:name="T13_136" style:family="text">
      <style:text-properties fo:background-color="#ffffff"/>
    </style:style>
    <style:style style:name="T13_137" style:family="text">
      <style:text-properties fo:background-color="#ffffff"/>
    </style:style>
    <style:style style:name="T13_138" style:family="text">
      <style:text-properties fo:background-color="#ffffff"/>
    </style:style>
    <style:style style:name="T13_139" style:family="text">
      <style:text-properties fo:background-color="#ffffff"/>
    </style:style>
    <style:style style:name="T13_140" style:family="text">
      <style:text-properties fo:background-color="#ffffff"/>
    </style:style>
    <style:style style:name="T13_141" style:family="text">
      <style:text-properties fo:background-color="#ffffff"/>
    </style:style>
    <style:style style:name="T13_142" style:family="text">
      <style:text-properties fo:background-color="#ffffff"/>
    </style:style>
    <style:style style:name="T13_143" style:family="text">
      <style:text-properties fo:background-color="#ffffff"/>
    </style:style>
    <style:style style:name="T13_144" style:family="text">
      <style:text-properties fo:background-color="#ffffff"/>
    </style:style>
    <style:style style:name="T13_145" style:family="text">
      <style:text-properties fo:background-color="#ffffff"/>
    </style:style>
    <style:style style:name="T13_146" style:family="text">
      <style:text-properties fo:background-color="#ffffff"/>
    </style:style>
    <style:style style:name="T13_147" style:family="text">
      <style:text-properties fo:background-color="#ffffff"/>
    </style:style>
    <style:style style:name="T13_148" style:family="text">
      <style:text-properties fo:background-color="#ffffff"/>
    </style:style>
    <style:style style:name="T13_149" style:family="text">
      <style:text-properties fo:background-color="#ffffff"/>
    </style:style>
    <style:style style:name="T13_150" style:family="text">
      <style:text-properties fo:background-color="#ffffff"/>
    </style:style>
    <style:style style:name="T13_151" style:family="text">
      <style:text-properties fo:background-color="#ffffff"/>
    </style:style>
    <style:style style:name="T13_152" style:family="text">
      <style:text-properties fo:background-color="#ffffff"/>
    </style:style>
    <style:style style:name="T13_153" style:family="text">
      <style:text-properties fo:background-color="#ffffff"/>
    </style:style>
    <style:style style:name="T13_154" style:family="text">
      <style:text-properties fo:background-color="#ffffff"/>
    </style:style>
    <style:style style:name="T13_155" style:family="text">
      <style:text-properties fo:background-color="#ffffff"/>
    </style:style>
    <style:style style:name="T13_156" style:family="text">
      <style:text-properties fo:background-color="#ffffff"/>
    </style:style>
    <style:style style:name="T13_157" style:family="text">
      <style:text-properties fo:background-color="#ffffff"/>
    </style:style>
    <style:style style:name="T13_158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T15_89" style:family="text">
      <style:text-properties fo:background-color="#ffffff"/>
    </style:style>
    <style:style style:name="T15_90" style:family="text">
      <style:text-properties fo:background-color="#ffffff"/>
    </style:style>
    <style:style style:name="T15_91" style:family="text">
      <style:text-properties fo:background-color="#ffffff"/>
    </style:style>
    <style:style style:name="T15_92" style:family="text">
      <style:text-properties fo:background-color="#ffffff"/>
    </style:style>
    <style:style style:name="T15_93" style:family="text">
      <style:text-properties fo:background-color="#ffffff"/>
    </style:style>
    <style:style style:name="T15_94" style:family="text">
      <style:text-properties fo:background-color="#ffffff"/>
    </style:style>
    <style:style style:name="T15_95" style:family="text">
      <style:text-properties fo:background-color="#ffffff"/>
    </style:style>
    <style:style style:name="T15_96" style:family="text">
      <style:text-properties fo:background-color="#ffffff"/>
    </style:style>
    <style:style style:name="T15_97" style:family="text">
      <style:text-properties fo:background-color="#ffffff"/>
    </style:style>
    <style:style style:name="T15_98" style:family="text">
      <style:text-properties fo:background-color="#ffffff"/>
    </style:style>
    <style:style style:name="T15_99" style:family="text">
      <style:text-properties fo:background-color="#ffffff"/>
    </style:style>
    <style:style style:name="T15_100" style:family="text">
      <style:text-properties fo:background-color="#ffffff"/>
    </style:style>
    <style:style style:name="T15_101" style:family="text">
      <style:text-properties fo:background-color="#ffffff"/>
    </style:style>
    <style:style style:name="T15_102" style:family="text">
      <style:text-properties fo:background-color="#ffffff"/>
    </style:style>
    <style:style style:name="T15_103" style:family="text">
      <style:text-properties fo:background-color="#ffffff"/>
    </style:style>
    <style:style style:name="T15_104" style:family="text">
      <style:text-properties fo:background-color="#ffffff"/>
    </style:style>
    <style:style style:name="T15_105" style:family="text">
      <style:text-properties fo:background-color="#ffffff"/>
    </style:style>
    <style:style style:name="T15_106" style:family="text">
      <style:text-properties fo:background-color="#ffffff"/>
    </style:style>
    <style:style style:name="T15_107" style:family="text">
      <style:text-properties fo:background-color="#ffffff"/>
    </style:style>
    <style:style style:name="T15_108" style:family="text">
      <style:text-properties fo:background-color="#ffffff"/>
    </style:style>
    <style:style style:name="T15_109" style:family="text">
      <style:text-properties fo:background-color="#ffffff"/>
    </style:style>
    <style:style style:name="T15_110" style:family="text">
      <style:text-properties fo:background-color="#ffffff"/>
    </style:style>
    <style:style style:name="T15_111" style:family="text">
      <style:text-properties fo:background-color="#ffffff"/>
    </style:style>
    <style:style style:name="T15_112" style:family="text">
      <style:text-properties fo:background-color="#ffffff"/>
    </style:style>
    <style:style style:name="T15_113" style:family="text">
      <style:text-properties fo:background-color="#ffffff"/>
    </style:style>
    <style:style style:name="T15_114" style:family="text">
      <style:text-properties fo:background-color="#ffffff"/>
    </style:style>
    <style:style style:name="T15_115" style:family="text">
      <style:text-properties fo:background-color="#ffffff"/>
    </style:style>
    <style:style style:name="T15_116" style:family="text">
      <style:text-properties fo:background-color="#ffffff"/>
    </style:style>
    <style:style style:name="T15_117" style:family="text">
      <style:text-properties fo:background-color="#ffffff"/>
    </style:style>
    <style:style style:name="T15_118" style:family="text">
      <style:text-properties fo:background-color="#ffffff"/>
    </style:style>
    <style:style style:name="T15_119" style:family="text">
      <style:text-properties fo:background-color="#ffffff"/>
    </style:style>
    <style:style style:name="T15_120" style:family="text">
      <style:text-properties fo:background-color="#ffffff"/>
    </style:style>
    <style:style style:name="T15_121" style:family="text">
      <style:text-properties fo:background-color="#ffffff"/>
    </style:style>
    <style:style style:name="T15_122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T17_69" style:family="text">
      <style:text-properties fo:background-color="#ffffff"/>
    </style:style>
    <style:style style:name="T17_70" style:family="text">
      <style:text-properties fo:background-color="#ffffff"/>
    </style:style>
    <style:style style:name="T17_71" style:family="text">
      <style:text-properties fo:background-color="#ffffff"/>
    </style:style>
    <style:style style:name="T17_72" style:family="text">
      <style:text-properties fo:background-color="#ffffff"/>
    </style:style>
    <style:style style:name="T17_73" style:family="text">
      <style:text-properties fo:background-color="#ffffff"/>
    </style:style>
    <style:style style:name="T17_74" style:family="text">
      <style:text-properties fo:background-color="#ffffff"/>
    </style:style>
    <style:style style:name="T17_75" style:family="text">
      <style:text-properties fo:background-color="#ffffff"/>
    </style:style>
    <style:style style:name="T17_76" style:family="text">
      <style:text-properties fo:background-color="#ffffff"/>
    </style:style>
    <style:style style:name="T17_77" style:family="text">
      <style:text-properties fo:background-color="#ffffff"/>
    </style:style>
    <style:style style:name="T17_78" style:family="text">
      <style:text-properties fo:background-color="#ffffff"/>
    </style:style>
    <style:style style:name="T17_79" style:family="text">
      <style:text-properties fo:background-color="#ffffff"/>
    </style:style>
    <style:style style:name="T17_80" style:family="text">
      <style:text-properties fo:background-color="#ffffff"/>
    </style:style>
    <style:style style:name="T17_81" style:family="text">
      <style:text-properties fo:background-color="#ffffff"/>
    </style:style>
    <style:style style:name="T17_82" style:family="text">
      <style:text-properties fo:background-color="#ffffff"/>
    </style:style>
    <style:style style:name="T17_83" style:family="text">
      <style:text-properties fo:background-color="#ffffff"/>
    </style:style>
    <style:style style:name="T17_84" style:family="text">
      <style:text-properties fo:background-color="#ffffff"/>
    </style:style>
    <style:style style:name="T17_85" style:family="text">
      <style:text-properties fo:background-color="#ffffff"/>
    </style:style>
    <style:style style:name="T17_86" style:family="text">
      <style:text-properties fo:background-color="#ffffff"/>
    </style:style>
    <style:style style:name="T17_87" style:family="text">
      <style:text-properties fo:background-color="#ffffff"/>
    </style:style>
    <style:style style:name="T17_88" style:family="text">
      <style:text-properties fo:background-color="#ffffff"/>
    </style:style>
    <style:style style:name="T17_89" style:family="text">
      <style:text-properties fo:background-color="#ffffff"/>
    </style:style>
    <style:style style:name="T17_90" style:family="text">
      <style:text-properties fo:background-color="#ffffff"/>
    </style:style>
    <style:style style:name="T17_91" style:family="text">
      <style:text-properties fo:background-color="#ffffff"/>
    </style:style>
    <style:style style:name="T17_92" style:family="text">
      <style:text-properties fo:background-color="#ffffff"/>
    </style:style>
    <style:style style:name="T17_93" style:family="text">
      <style:text-properties fo:background-color="#ffffff"/>
    </style:style>
    <style:style style:name="T17_94" style:family="text">
      <style:text-properties fo:background-color="#ffffff"/>
    </style:style>
    <style:style style:name="T17_95" style:family="text">
      <style:text-properties fo:background-color="#ffffff"/>
    </style:style>
    <style:style style:name="T17_96" style:family="text">
      <style:text-properties fo:background-color="#ffffff"/>
    </style:style>
    <style:style style:name="T17_97" style:family="text">
      <style:text-properties fo:background-color="#ffffff"/>
    </style:style>
    <style:style style:name="T17_98" style:family="text">
      <style:text-properties fo:background-color="#ffffff"/>
    </style:style>
    <style:style style:name="T17_99" style:family="text">
      <style:text-properties fo:background-color="#ffffff"/>
    </style:style>
    <style:style style:name="T17_100" style:family="text">
      <style:text-properties fo:background-color="#ffffff"/>
    </style:style>
    <style:style style:name="T17_101" style:family="text">
      <style:text-properties fo:background-color="#ffffff"/>
    </style:style>
    <style:style style:name="T17_102" style:family="text">
      <style:text-properties fo:background-color="#ffffff"/>
    </style:style>
    <style:style style:name="T17_103" style:family="text">
      <style:text-properties fo:background-color="#ffffff"/>
    </style:style>
    <style:style style:name="T17_104" style:family="text">
      <style:text-properties fo:background-color="#ffffff"/>
    </style:style>
    <style:style style:name="T17_105" style:family="text">
      <style:text-properties fo:background-color="#ffffff"/>
    </style:style>
    <style:style style:name="T17_106" style:family="text">
      <style:text-properties fo:background-color="#ffffff"/>
    </style:style>
    <style:style style:name="T17_107" style:family="text">
      <style:text-properties fo:background-color="#ffffff"/>
    </style:style>
    <style:style style:name="T17_108" style:family="text">
      <style:text-properties fo:background-color="#ffffff"/>
    </style:style>
    <style:style style:name="T17_109" style:family="text">
      <style:text-properties fo:background-color="#ffffff"/>
    </style:style>
    <style:style style:name="T17_110" style:family="text">
      <style:text-properties fo:background-color="#ffffff"/>
    </style:style>
    <style:style style:name="T17_111" style:family="text">
      <style:text-properties fo:background-color="#ffffff"/>
    </style:style>
    <style:style style:name="T17_112" style:family="text">
      <style:text-properties fo:background-color="#ffffff"/>
    </style:style>
    <style:style style:name="T17_113" style:family="text">
      <style:text-properties fo:background-color="#ffffff"/>
    </style:style>
    <style:style style:name="T17_114" style:family="text">
      <style:text-properties fo:background-color="#ffffff"/>
    </style:style>
    <style:style style:name="T17_115" style:family="text">
      <style:text-properties fo:background-color="#ffffff"/>
    </style:style>
    <style:style style:name="T17_116" style:family="text">
      <style:text-properties fo:background-color="#ffffff"/>
    </style:style>
    <style:style style:name="T17_117" style:family="text">
      <style:text-properties fo:background-color="#ffffff"/>
    </style:style>
    <style:style style:name="T17_118" style:family="text">
      <style:text-properties fo:background-color="#ffffff"/>
    </style:style>
    <style:style style:name="T17_119" style:family="text">
      <style:text-properties fo:background-color="#ffffff"/>
    </style:style>
    <style:style style:name="T17_120" style:family="text">
      <style:text-properties fo:background-color="#ffffff"/>
    </style:style>
    <style:style style:name="T17_121" style:family="text">
      <style:text-properties fo:background-color="#ffffff"/>
    </style:style>
    <style:style style:name="T17_122" style:family="text">
      <style:text-properties fo:background-color="#ffffff"/>
    </style:style>
    <style:style style:name="T17_123" style:family="text">
      <style:text-properties fo:background-color="#ffffff"/>
    </style:style>
    <style:style style:name="T17_124" style:family="text">
      <style:text-properties fo:background-color="#ffffff"/>
    </style:style>
    <style:style style:name="T17_125" style:family="text">
      <style:text-properties fo:background-color="#ffffff"/>
    </style:style>
    <style:style style:name="T17_126" style:family="text">
      <style:text-properties fo:background-color="#ffffff"/>
    </style:style>
    <style:style style:name="T17_127" style:family="text">
      <style:text-properties fo:background-color="#ffffff"/>
    </style:style>
    <style:style style:name="T17_128" style:family="text">
      <style:text-properties fo:background-color="#ffffff"/>
    </style:style>
    <style:style style:name="T17_129" style:family="text">
      <style:text-properties fo:background-color="#ffffff"/>
    </style:style>
    <style:style style:name="T17_130" style:family="text">
      <style:text-properties fo:background-color="#ffffff"/>
    </style:style>
    <style:style style:name="T17_131" style:family="text">
      <style:text-properties fo:background-color="#ffffff"/>
    </style:style>
    <style:style style:name="T17_132" style:family="text">
      <style:text-properties fo:background-color="#ffffff"/>
    </style:style>
    <style:style style:name="T17_133" style:family="text">
      <style:text-properties fo:background-color="#ffffff"/>
    </style:style>
    <style:style style:name="T17_134" style:family="text">
      <style:text-properties fo:background-color="#ffffff"/>
    </style:style>
    <style:style style:name="T17_135" style:family="text">
      <style:text-properties fo:background-color="#ffffff"/>
    </style:style>
    <style:style style:name="T17_136" style:family="text">
      <style:text-properties fo:background-color="#ffffff"/>
    </style:style>
    <style:style style:name="T17_137" style:family="text">
      <style:text-properties fo:background-color="#ffffff"/>
    </style:style>
    <style:style style:name="T17_138" style:family="text">
      <style:text-properties fo:background-color="#ffffff"/>
    </style:style>
    <style:style style:name="T17_139" style:family="text">
      <style:text-properties fo:background-color="#ffffff"/>
    </style:style>
    <style:style style:name="T17_140" style:family="text">
      <style:text-properties fo:background-color="#ffffff"/>
    </style:style>
    <style:style style:name="T17_141" style:family="text">
      <style:text-properties fo:background-color="#ffffff"/>
    </style:style>
    <style:style style:name="T17_142" style:family="text">
      <style:text-properties fo:background-color="#ffffff"/>
    </style:style>
    <style:style style:name="T17_143" style:family="text">
      <style:text-properties fo:background-color="#ffffff"/>
    </style:style>
    <style:style style:name="T17_144" style:family="text">
      <style:text-properties fo:background-color="#ffffff"/>
    </style:style>
    <style:style style:name="T17_145" style:family="text">
      <style:text-properties fo:background-color="#ffffff"/>
    </style:style>
    <style:style style:name="T17_146" style:family="text">
      <style:text-properties fo:background-color="#ffffff"/>
    </style:style>
    <style:style style:name="T17_147" style:family="text">
      <style:text-properties fo:background-color="#ffffff"/>
    </style:style>
    <style:style style:name="T17_148" style:family="text">
      <style:text-properties fo:background-color="#ffffff"/>
    </style:style>
    <style:style style:name="T17_149" style:family="text">
      <style:text-properties fo:background-color="#ffffff"/>
    </style:style>
    <style:style style:name="T17_150" style:family="text">
      <style:text-properties fo:background-color="#ffffff"/>
    </style:style>
    <style:style style:name="T17_151" style:family="text">
      <style:text-properties fo:background-color="#ffffff"/>
    </style:style>
    <style:style style:name="T17_152" style:family="text">
      <style:text-properties fo:background-color="#ffffff"/>
    </style:style>
    <style:style style:name="T17_153" style:family="text">
      <style:text-properties fo:background-color="#ffffff"/>
    </style:style>
    <style:style style:name="T17_154" style:family="text">
      <style:text-properties fo:background-color="#ffffff"/>
    </style:style>
    <style:style style:name="T17_155" style:family="text">
      <style:text-properties fo:background-color="#ffffff"/>
    </style:style>
    <style:style style:name="T17_156" style:family="text">
      <style:text-properties fo:background-color="#ffffff"/>
    </style:style>
    <style:style style:name="T17_157" style:family="text">
      <style:text-properties fo:background-color="#ffffff"/>
    </style:style>
    <style:style style:name="T17_158" style:family="text">
      <style:text-properties fo:background-color="#ffffff"/>
    </style:style>
    <style:style style:name="T17_159" style:family="text">
      <style:text-properties fo:background-color="#ffffff"/>
    </style:style>
    <style:style style:name="T17_160" style:family="text">
      <style:text-properties fo:background-color="#ffffff"/>
    </style:style>
    <style:style style:name="T17_161" style:family="text">
      <style:text-properties fo:background-color="#ffffff"/>
    </style:style>
    <style:style style:name="T17_162" style:family="text">
      <style:text-properties fo:background-color="#ffffff"/>
    </style:style>
    <style:style style:name="T17_163" style:family="text">
      <style:text-properties fo:background-color="#ffffff"/>
    </style:style>
    <style:style style:name="T17_164" style:family="text">
      <style:text-properties fo:background-color="#ffffff"/>
    </style:style>
    <style:style style:name="T17_165" style:family="text">
      <style:text-properties fo:background-color="#ffffff"/>
    </style:style>
    <style:style style:name="T17_166" style:family="text">
      <style:text-properties fo:background-color="#ffffff"/>
    </style:style>
    <style:style style:name="T17_167" style:family="text">
      <style:text-properties fo:background-color="#ffffff"/>
    </style:style>
    <style:style style:name="T17_168" style:family="text">
      <style:text-properties fo:background-color="#ffffff"/>
    </style:style>
    <style:style style:name="T17_169" style:family="text">
      <style:text-properties fo:background-color="#ffffff"/>
    </style:style>
    <style:style style:name="T17_170" style:family="text">
      <style:text-properties fo:background-color="#ffffff"/>
    </style:style>
    <style:style style:name="T17_171" style:family="text">
      <style:text-properties fo:background-color="#ffffff"/>
    </style:style>
    <style:style style:name="T17_172" style:family="text">
      <style:text-properties fo:background-color="#ffffff"/>
    </style:style>
    <style:style style:name="T17_173" style:family="text">
      <style:text-properties fo:background-color="#ffffff"/>
    </style:style>
    <style:style style:name="T17_174" style:family="text">
      <style:text-properties fo:background-color="#ffffff"/>
    </style:style>
    <style:style style:name="T17_175" style:family="text">
      <style:text-properties fo:background-color="#ffffff"/>
    </style:style>
    <style:style style:name="T17_176" style:family="text">
      <style:text-properties fo:background-color="#ffffff"/>
    </style:style>
    <style:style style:name="T17_177" style:family="text">
      <style:text-properties fo:background-color="#ffffff"/>
    </style:style>
    <style:style style:name="T17_178" style:family="text">
      <style:text-properties fo:background-color="#ffffff"/>
    </style:style>
    <style:style style:name="T17_179" style:family="text">
      <style:text-properties fo:background-color="#ffffff"/>
    </style:style>
    <style:style style:name="T17_180" style:family="text">
      <style:text-properties fo:background-color="#ffffff"/>
    </style:style>
    <style:style style:name="T17_181" style:family="text">
      <style:text-properties fo:background-color="#ffffff"/>
    </style:style>
    <style:style style:name="T17_182" style:family="text">
      <style:text-properties fo:background-color="#ffffff"/>
    </style:style>
    <style:style style:name="T17_183" style:family="text">
      <style:text-properties fo:background-color="#ffffff"/>
    </style:style>
    <style:style style:name="T17_184" style:family="text">
      <style:text-properties fo:background-color="#ffffff"/>
    </style:style>
    <style:style style:name="T17_185" style:family="text">
      <style:text-properties fo:background-color="#ffffff"/>
    </style:style>
    <style:style style:name="T17_186" style:family="text">
      <style:text-properties fo:background-color="#ffffff"/>
    </style:style>
    <style:style style:name="T17_187" style:family="text">
      <style:text-properties fo:background-color="#ffffff"/>
    </style:style>
    <style:style style:name="T17_188" style:family="text">
      <style:text-properties fo:background-color="#ffffff"/>
    </style:style>
    <style:style style:name="T17_189" style:family="text">
      <style:text-properties fo:background-color="#ffffff"/>
    </style:style>
    <style:style style:name="T17_190" style:family="text">
      <style:text-properties fo:background-color="#ffffff"/>
    </style:style>
    <style:style style:name="T17_191" style:family="text">
      <style:text-properties fo:background-color="#ffffff"/>
    </style:style>
    <style:style style:name="T17_192" style:family="text">
      <style:text-properties fo:background-color="#ffffff"/>
    </style:style>
    <style:style style:name="T17_193" style:family="text">
      <style:text-properties fo:background-color="#ffffff"/>
    </style:style>
    <style:style style:name="T17_194" style:family="text">
      <style:text-properties fo:background-color="#ffffff"/>
    </style:style>
    <style:style style:name="T17_195" style:family="text">
      <style:text-properties fo:background-color="#ffffff"/>
    </style:style>
    <style:style style:name="T17_196" style:family="text">
      <style:text-properties fo:background-color="#ffffff"/>
    </style:style>
    <style:style style:name="T17_197" style:family="text">
      <style:text-properties fo:background-color="#ffffff"/>
    </style:style>
    <style:style style:name="T17_198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T19_9" style:family="text">
      <style:text-properties fo:background-color="#ffffff"/>
    </style:style>
    <style:style style:name="T19_10" style:family="text">
      <style:text-properties fo:background-color="#ffffff"/>
    </style:style>
    <style:style style:name="T19_11" style:family="text">
      <style:text-properties fo:background-color="#ffffff"/>
    </style:style>
    <style:style style:name="T19_12" style:family="text">
      <style:text-properties fo:background-color="#ffffff"/>
    </style:style>
    <style:style style:name="T19_13" style:family="text">
      <style:text-properties fo:background-color="#ffffff"/>
    </style:style>
    <style:style style:name="T19_14" style:family="text">
      <style:text-properties fo:background-color="#ffffff"/>
    </style:style>
    <style:style style:name="T19_15" style:family="text">
      <style:text-properties fo:background-color="#ffffff"/>
    </style:style>
    <style:style style:name="T19_16" style:family="text">
      <style:text-properties fo:background-color="#ffffff"/>
    </style:style>
    <style:style style:name="T19_17" style:family="text">
      <style:text-properties fo:background-color="#ffffff"/>
    </style:style>
    <style:style style:name="T19_18" style:family="text">
      <style:text-properties fo:background-color="#ffffff"/>
    </style:style>
    <style:style style:name="T19_19" style:family="text">
      <style:text-properties fo:background-color="#ffffff"/>
    </style:style>
    <style:style style:name="T19_20" style:family="text">
      <style:text-properties fo:background-color="#ffffff"/>
    </style:style>
    <style:style style:name="T19_21" style:family="text">
      <style:text-properties fo:background-color="#ffffff"/>
    </style:style>
    <style:style style:name="T19_22" style:family="text">
      <style:text-properties fo:background-color="#ffffff"/>
    </style:style>
    <style:style style:name="T19_23" style:family="text">
      <style:text-properties fo:background-color="#ffffff"/>
    </style:style>
    <style:style style:name="T19_24" style:family="text">
      <style:text-properties fo:background-color="#ffffff"/>
    </style:style>
    <style:style style:name="T19_25" style:family="text">
      <style:text-properties fo:background-color="#ffffff"/>
    </style:style>
    <style:style style:name="T19_26" style:family="text">
      <style:text-properties fo:background-color="#ffffff"/>
    </style:style>
    <style:style style:name="T19_27" style:family="text">
      <style:text-properties fo:background-color="#ffffff"/>
    </style:style>
    <style:style style:name="T19_28" style:family="text">
      <style:text-properties fo:background-color="#ffffff"/>
    </style:style>
    <style:style style:name="T19_29" style:family="text">
      <style:text-properties fo:background-color="#ffffff"/>
    </style:style>
    <style:style style:name="T19_30" style:family="text">
      <style:text-properties fo:background-color="#ffffff"/>
    </style:style>
    <style:style style:name="T19_31" style:family="text">
      <style:text-properties fo:background-color="#ffffff"/>
    </style:style>
    <style:style style:name="T19_32" style:family="text">
      <style:text-properties fo:background-color="#ffffff"/>
    </style:style>
    <style:style style:name="T19_33" style:family="text">
      <style:text-properties fo:background-color="#ffffff"/>
    </style:style>
    <style:style style:name="T19_34" style:family="text">
      <style:text-properties fo:background-color="#ffffff"/>
    </style:style>
    <style:style style:name="T19_35" style:family="text">
      <style:text-properties fo:background-color="#ffffff"/>
    </style:style>
    <style:style style:name="T19_36" style:family="text">
      <style:text-properties fo:background-color="#ffffff"/>
    </style:style>
    <style:style style:name="T19_37" style:family="text">
      <style:text-properties fo:background-color="#ffffff"/>
    </style:style>
    <style:style style:name="T19_38" style:family="text">
      <style:text-properties fo:background-color="#ffffff"/>
    </style:style>
    <style:style style:name="T19_39" style:family="text">
      <style:text-properties fo:background-color="#ffffff"/>
    </style:style>
    <style:style style:name="T19_40" style:family="text">
      <style:text-properties fo:background-color="#ffffff"/>
    </style:style>
    <style:style style:name="T19_41" style:family="text">
      <style:text-properties fo:background-color="#ffffff"/>
    </style:style>
    <style:style style:name="T19_42" style:family="text">
      <style:text-properties fo:background-color="#ffffff"/>
    </style:style>
    <style:style style:name="T19_43" style:family="text">
      <style:text-properties fo:background-color="#ffffff"/>
    </style:style>
    <style:style style:name="T19_44" style:family="text">
      <style:text-properties fo:background-color="#ffffff"/>
    </style:style>
    <style:style style:name="T19_45" style:family="text">
      <style:text-properties fo:background-color="#ffffff"/>
    </style:style>
    <style:style style:name="T19_46" style:family="text">
      <style:text-properties fo:background-color="#ffffff"/>
    </style:style>
    <style:style style:name="T19_47" style:family="text">
      <style:text-properties fo:background-color="#ffffff"/>
    </style:style>
    <style:style style:name="T19_48" style:family="text">
      <style:text-properties fo:background-color="#ffffff"/>
    </style:style>
    <style:style style:name="T19_49" style:family="text">
      <style:text-properties fo:background-color="#ffffff"/>
    </style:style>
    <style:style style:name="T19_50" style:family="text">
      <style:text-properties fo:background-color="#ffffff"/>
    </style:style>
    <style:style style:name="T19_51" style:family="text">
      <style:text-properties fo:background-color="#ffffff"/>
    </style:style>
    <style:style style:name="T19_52" style:family="text">
      <style:text-properties fo:background-color="#ffffff"/>
    </style:style>
    <style:style style:name="T19_53" style:family="text">
      <style:text-properties fo:background-color="#ffffff"/>
    </style:style>
    <style:style style:name="T19_54" style:family="text">
      <style:text-properties fo:background-color="#ffffff"/>
    </style:style>
    <style:style style:name="T19_55" style:family="text">
      <style:text-properties fo:background-color="#ffffff"/>
    </style:style>
    <style:style style:name="T19_56" style:family="text">
      <style:text-properties fo:background-color="#ffffff"/>
    </style:style>
    <style:style style:name="T19_57" style:family="text">
      <style:text-properties fo:background-color="#ffffff"/>
    </style:style>
    <style:style style:name="T19_58" style:family="text">
      <style:text-properties fo:background-color="#ffffff"/>
    </style:style>
    <style:style style:name="T19_59" style:family="text">
      <style:text-properties fo:background-color="#ffffff"/>
    </style:style>
    <style:style style:name="T19_60" style:family="text">
      <style:text-properties fo:background-color="#ffffff"/>
    </style:style>
    <style:style style:name="T19_61" style:family="text">
      <style:text-properties fo:background-color="#ffffff"/>
    </style:style>
    <style:style style:name="T19_62" style:family="text">
      <style:text-properties fo:background-color="#ffffff"/>
    </style:style>
    <style:style style:name="T19_63" style:family="text">
      <style:text-properties fo:background-color="#ffffff"/>
    </style:style>
    <style:style style:name="T19_64" style:family="text">
      <style:text-properties fo:background-color="#ffffff"/>
    </style:style>
    <style:style style:name="T19_65" style:family="text">
      <style:text-properties fo:background-color="#ffffff"/>
    </style:style>
    <style:style style:name="T19_66" style:family="text">
      <style:text-properties fo:background-color="#ffffff"/>
    </style:style>
    <style:style style:name="T19_67" style:family="text">
      <style:text-properties fo:background-color="#ffffff"/>
    </style:style>
    <style:style style:name="T19_68" style:family="text">
      <style:text-properties fo:background-color="#ffffff"/>
    </style:style>
    <style:style style:name="T19_69" style:family="text">
      <style:text-properties fo:background-color="#ffffff"/>
    </style:style>
    <style:style style:name="T19_70" style:family="text">
      <style:text-properties fo:background-color="#ffffff"/>
    </style:style>
    <style:style style:name="T19_71" style:family="text">
      <style:text-properties fo:background-color="#ffffff"/>
    </style:style>
    <style:style style:name="T19_72" style:family="text">
      <style:text-properties fo:background-color="#ffffff"/>
    </style:style>
    <style:style style:name="T19_73" style:family="text">
      <style:text-properties fo:background-color="#ffffff"/>
    </style:style>
    <style:style style:name="T19_74" style:family="text">
      <style:text-properties fo:background-color="#ffffff"/>
    </style:style>
    <style:style style:name="T19_75" style:family="text">
      <style:text-properties fo:background-color="#ffffff"/>
    </style:style>
    <style:style style:name="T19_76" style:family="text">
      <style:text-properties fo:background-color="#ffffff"/>
    </style:style>
    <style:style style:name="T19_77" style:family="text">
      <style:text-properties fo:background-color="#ffffff"/>
    </style:style>
    <style:style style:name="T19_78" style:family="text">
      <style:text-properties fo:background-color="#ffffff"/>
    </style:style>
    <style:style style:name="T19_79" style:family="text">
      <style:text-properties fo:background-color="#ffffff"/>
    </style:style>
    <style:style style:name="T19_80" style:family="text">
      <style:text-properties fo:background-color="#ffffff"/>
    </style:style>
    <style:style style:name="T19_81" style:family="text">
      <style:text-properties fo:background-color="#ffffff"/>
    </style:style>
    <style:style style:name="T19_82" style:family="text">
      <style:text-properties fo:background-color="#ffffff"/>
    </style:style>
    <style:style style:name="T19_83" style:family="text">
      <style:text-properties fo:background-color="#ffffff"/>
    </style:style>
    <style:style style:name="T19_84" style:family="text">
      <style:text-properties fo:background-color="#ffffff"/>
    </style:style>
    <style:style style:name="T19_85" style:family="text">
      <style:text-properties fo:background-color="#ffffff"/>
    </style:style>
    <style:style style:name="T19_86" style:family="text">
      <style:text-properties fo:background-color="#ffffff"/>
    </style:style>
    <style:style style:name="T19_87" style:family="text">
      <style:text-properties fo:background-color="#ffffff"/>
    </style:style>
    <style:style style:name="T19_88" style:family="text">
      <style:text-properties fo:background-color="#ffffff"/>
    </style:style>
    <style:style style:name="T19_89" style:family="text">
      <style:text-properties fo:background-color="#ffffff"/>
    </style:style>
    <style:style style:name="T19_90" style:family="text">
      <style:text-properties fo:background-color="#ffffff"/>
    </style:style>
    <style:style style:name="T19_91" style:family="text">
      <style:text-properties fo:background-color="#ffffff"/>
    </style:style>
    <style:style style:name="T19_92" style:family="text">
      <style:text-properties fo:background-color="#ffffff"/>
    </style:style>
    <style:style style:name="T19_93" style:family="text">
      <style:text-properties fo:background-color="#ffffff"/>
    </style:style>
    <style:style style:name="T19_94" style:family="text">
      <style:text-properties fo:background-color="#ffffff"/>
    </style:style>
    <style:style style:name="T19_95" style:family="text">
      <style:text-properties fo:background-color="#ffffff"/>
    </style:style>
    <style:style style:name="T19_96" style:family="text">
      <style:text-properties fo:background-color="#ffffff"/>
    </style:style>
    <style:style style:name="T19_97" style:family="text">
      <style:text-properties fo:background-color="#ffffff"/>
    </style:style>
    <style:style style:name="T19_98" style:family="text">
      <style:text-properties fo:background-color="#ffffff"/>
    </style:style>
    <style:style style:name="T19_99" style:family="text">
      <style:text-properties fo:background-color="#ffffff"/>
    </style:style>
    <style:style style:name="T19_100" style:family="text">
      <style:text-properties fo:background-color="#ffffff"/>
    </style:style>
    <style:style style:name="T19_101" style:family="text">
      <style:text-properties fo:background-color="#ffffff"/>
    </style:style>
    <style:style style:name="T19_102" style:family="text">
      <style:text-properties fo:background-color="#ffffff"/>
    </style:style>
    <style:style style:name="T19_103" style:family="text">
      <style:text-properties fo:background-color="#ffffff"/>
    </style:style>
    <style:style style:name="T19_104" style:family="text">
      <style:text-properties fo:background-color="#ffffff"/>
    </style:style>
    <style:style style:name="T19_105" style:family="text">
      <style:text-properties fo:background-color="#ffffff"/>
    </style:style>
    <style:style style:name="T19_106" style:family="text">
      <style:text-properties fo:background-color="#ffffff"/>
    </style:style>
    <style:style style:name="T19_107" style:family="text">
      <style:text-properties fo:background-color="#ffffff"/>
    </style:style>
    <style:style style:name="T19_108" style:family="text">
      <style:text-properties fo:background-color="#ffffff"/>
    </style:style>
    <style:style style:name="T19_109" style:family="text">
      <style:text-properties fo:background-color="#ffffff"/>
    </style:style>
    <style:style style:name="T19_110" style:family="text">
      <style:text-properties fo:background-color="#ffffff"/>
    </style:style>
    <style:style style:name="T19_111" style:family="text">
      <style:text-properties fo:background-color="#ffffff"/>
    </style:style>
    <style:style style:name="T19_112" style:family="text">
      <style:text-properties fo:background-color="#ffffff"/>
    </style:style>
    <style:style style:name="T19_113" style:family="text">
      <style:text-properties fo:background-color="#ffffff"/>
    </style:style>
    <style:style style:name="T19_114" style:family="text">
      <style:text-properties fo:background-color="#ffffff"/>
    </style:style>
    <style:style style:name="T19_115" style:family="text">
      <style:text-properties fo:background-color="#ffffff"/>
    </style:style>
    <style:style style:name="T19_116" style:family="text">
      <style:text-properties fo:background-color="#ffffff"/>
    </style:style>
    <style:style style:name="T19_117" style:family="text">
      <style:text-properties fo:background-color="#ffffff"/>
    </style:style>
    <style:style style:name="T19_118" style:family="text">
      <style:text-properties fo:background-color="#ffffff"/>
    </style:style>
    <style:style style:name="T19_119" style:family="text">
      <style:text-properties fo:background-color="#ffffff"/>
    </style:style>
    <style:style style:name="T19_120" style:family="text">
      <style:text-properties fo:background-color="#ffffff"/>
    </style:style>
    <style:style style:name="T19_121" style:family="text">
      <style:text-properties fo:background-color="#ffffff"/>
    </style:style>
    <style:style style:name="T19_122" style:family="text">
      <style:text-properties fo:background-color="#ffffff"/>
    </style:style>
    <style:style style:name="T19_123" style:family="text">
      <style:text-properties fo:background-color="#ffffff"/>
    </style:style>
    <style:style style:name="T19_124" style:family="text">
      <style:text-properties fo:background-color="#ffffff"/>
    </style:style>
    <style:style style:name="T19_125" style:family="text">
      <style:text-properties fo:background-color="#ffffff"/>
    </style:style>
    <style:style style:name="T19_126" style:family="text">
      <style:text-properties fo:background-color="#ffffff"/>
    </style:style>
    <style:style style:name="T19_127" style:family="text">
      <style:text-properties fo:background-color="#ffffff"/>
    </style:style>
    <style:style style:name="T19_128" style:family="text">
      <style:text-properties fo:background-color="#ffffff"/>
    </style:style>
    <style:style style:name="T19_129" style:family="text">
      <style:text-properties fo:background-color="#ffffff"/>
    </style:style>
    <style:style style:name="T19_130" style:family="text">
      <style:text-properties fo:background-color="#ffffff"/>
    </style:style>
    <style:style style:name="T19_131" style:family="text">
      <style:text-properties fo:background-color="#ffffff"/>
    </style:style>
    <style:style style:name="T19_132" style:family="text">
      <style:text-properties fo:background-color="#ffffff"/>
    </style:style>
    <style:style style:name="T19_133" style:family="text">
      <style:text-properties fo:background-color="#ffffff"/>
    </style:style>
    <style:style style:name="T19_134" style:family="text">
      <style:text-properties fo:background-color="#ffffff"/>
    </style:style>
    <style:style style:name="T19_135" style:family="text">
      <style:text-properties fo:background-color="#ffffff"/>
    </style:style>
    <style:style style:name="T19_136" style:family="text">
      <style:text-properties fo:background-color="#ffffff"/>
    </style:style>
    <style:style style:name="T19_137" style:family="text">
      <style:text-properties fo:background-color="#ffffff"/>
    </style:style>
    <style:style style:name="T19_138" style:family="text">
      <style:text-properties fo:background-color="#ffffff"/>
    </style:style>
    <style:style style:name="T19_139" style:family="text">
      <style:text-properties fo:background-color="#ffffff"/>
    </style:style>
    <style:style style:name="T19_140" style:family="text">
      <style:text-properties fo:background-color="#ffffff"/>
    </style:style>
    <style:style style:name="T19_141" style:family="text">
      <style:text-properties fo:background-color="#ffffff"/>
    </style:style>
    <style:style style:name="T19_142" style:family="text">
      <style:text-properties fo:background-color="#ffffff"/>
    </style:style>
    <style:style style:name="T19_143" style:family="text">
      <style:text-properties fo:background-color="#ffffff"/>
    </style:style>
    <style:style style:name="T19_144" style:family="text">
      <style:text-properties fo:background-color="#ffffff"/>
    </style:style>
    <style:style style:name="T19_145" style:family="text">
      <style:text-properties fo:background-color="#ffffff"/>
    </style:style>
    <style:style style:name="T19_146" style:family="text">
      <style:text-properties fo:background-color="#ffffff"/>
    </style:style>
    <style:style style:name="T19_147" style:family="text">
      <style:text-properties fo:background-color="#ffffff"/>
    </style:style>
    <style:style style:name="T19_148" style:family="text">
      <style:text-properties fo:background-color="#ffffff"/>
    </style:style>
    <style:style style:name="T19_149" style:family="text">
      <style:text-properties fo:background-color="#ffffff"/>
    </style:style>
    <style:style style:name="T19_150" style:family="text">
      <style:text-properties fo:background-color="#ffffff"/>
    </style:style>
    <style:style style:name="T19_151" style:family="text">
      <style:text-properties fo:background-color="#ffffff"/>
    </style:style>
    <style:style style:name="T19_152" style:family="text">
      <style:text-properties fo:background-color="#ffffff"/>
    </style:style>
    <style:style style:name="T19_153" style:family="text">
      <style:text-properties fo:background-color="#ffffff"/>
    </style:style>
    <style:style style:name="T19_154" style:family="text">
      <style:text-properties fo:background-color="#ffffff"/>
    </style:style>
    <style:style style:name="T19_155" style:family="text">
      <style:text-properties fo:background-color="#ffffff"/>
    </style:style>
    <style:style style:name="T19_156" style:family="text">
      <style:text-properties fo:background-color="#ffffff"/>
    </style:style>
    <style:style style:name="T19_157" style:family="text">
      <style:text-properties fo:background-color="#ffffff"/>
    </style:style>
    <style:style style:name="T19_158" style:family="text">
      <style:text-properties fo:background-color="#ffffff"/>
    </style:style>
    <style:style style:name="T19_159" style:family="text">
      <style:text-properties fo:background-color="#ffffff"/>
    </style:style>
    <style:style style:name="T19_160" style:family="text">
      <style:text-properties fo:background-color="#ffffff"/>
    </style:style>
    <style:style style:name="T19_161" style:family="text">
      <style:text-properties fo:background-color="#ffffff"/>
    </style:style>
    <style:style style:name="T19_162" style:family="text">
      <style:text-properties fo:background-color="#ffffff"/>
    </style:style>
    <style:style style:name="T19_163" style:family="text">
      <style:text-properties fo:background-color="#ffffff"/>
    </style:style>
    <style:style style:name="T19_164" style:family="text">
      <style:text-properties fo:background-color="#ffffff"/>
    </style:style>
    <style:style style:name="T19_165" style:family="text">
      <style:text-properties fo:background-color="#ffffff"/>
    </style:style>
    <style:style style:name="T19_166" style:family="text">
      <style:text-properties fo:background-color="#ffffff"/>
    </style:style>
    <style:style style:name="T19_167" style:family="text">
      <style:text-properties fo:background-color="#ffffff"/>
    </style:style>
    <style:style style:name="T19_168" style:family="text">
      <style:text-properties fo:background-color="#ffffff"/>
    </style:style>
    <style:style style:name="T19_169" style:family="text">
      <style:text-properties fo:background-color="#ffffff"/>
    </style:style>
    <style:style style:name="T19_170" style:family="text">
      <style:text-properties fo:background-color="#ffffff"/>
    </style:style>
    <style:style style:name="T19_171" style:family="text">
      <style:text-properties fo:background-color="#ffffff"/>
    </style:style>
    <style:style style:name="T19_172" style:family="text">
      <style:text-properties fo:background-color="#ffffff"/>
    </style:style>
    <style:style style:name="T19_173" style:family="text">
      <style:text-properties fo:background-color="#ffffff"/>
    </style:style>
    <style:style style:name="T19_174" style:family="text">
      <style:text-properties fo:background-color="#ffffff"/>
    </style:style>
    <style:style style:name="T19_175" style:family="text">
      <style:text-properties fo:background-color="#ffffff"/>
    </style:style>
    <style:style style:name="T19_176" style:family="text">
      <style:text-properties fo:background-color="#ffffff"/>
    </style:style>
    <style:style style:name="T19_177" style:family="text">
      <style:text-properties fo:background-color="#ffffff"/>
    </style:style>
    <style:style style:name="T19_178" style:family="text">
      <style:text-properties fo:background-color="#ffffff"/>
    </style:style>
    <style:style style:name="T19_179" style:family="text">
      <style:text-properties fo:background-color="#ffffff"/>
    </style:style>
    <style:style style:name="T19_180" style:family="text">
      <style:text-properties fo:background-color="#ffffff"/>
    </style:style>
    <style:style style:name="T19_181" style:family="text">
      <style:text-properties fo:background-color="#ffffff"/>
    </style:style>
    <style:style style:name="T19_182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1_1" style:family="text">
      <style:text-properties fo:color="#000000" style:font-name="Arial" style:font-name-asian="Arial" style:font-name-complex="Arial"/>
    </style:style>
    <style:style style:name="T21_2" style:family="text">
      <style:text-properties fo:color="#000000" style:font-name="Arial" style:font-name-asian="Arial" style:font-name-complex="Arial"/>
    </style:style>
    <style:style style:name="T21_3" style:family="text">
      <style:text-properties fo:color="#000000" style:font-name="Arial" style:font-name-asian="Arial" style:font-name-complex="Arial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weight="bold" style:font-weight-asian="bold" style:font-weight-complex="bold"/>
    </style:style>
    <style:style style:name="T27_2" style:family="text">
      <style:text-properties fo:font-weight="bold" style:font-weight-asian="bold" style:font-weight-complex="bold"/>
    </style:style>
    <style:style style:name="T27_3" style:family="text">
      <style:text-properties fo:font-weight="bold" style:font-weight-asian="bold" style:font-weight-complex="bold"/>
    </style:style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P28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P29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9_1" style:family="text">
      <style:text-properties fo:color="#000000" style:font-name="Arial" style:font-name-asian="Arial" style:font-name-complex="Arial"/>
    </style:style>
    <style:style style:name="T29_2" style:family="text">
      <style:text-properties fo:color="#000000" style:font-name="Arial" style:font-name-asian="Arial" style:font-name-complex="Arial"/>
    </style:style>
    <style:style style:name="T29_3" style:family="text">
      <style:text-properties fo:color="#000000" style:font-name="Arial" style:font-name-asian="Arial" style:font-name-complex="Arial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5_1" style:family="text">
      <style:text-properties fo:color="#000000" style:font-name="Arial" style:font-name-asian="Arial" style:font-name-complex="Arial"/>
    </style:style>
    <style:style style:name="T35_2" style:family="text">
      <style:text-properties fo:color="#000000" style:font-name="Arial" style:font-name-asian="Arial" style:font-name-complex="Arial"/>
    </style:style>
    <style:style style:name="T35_3" style:family="text">
      <style:text-properties fo:color="#000000" style:font-name="Arial" style:font-name-asian="Arial" style:font-name-complex="Arial"/>
    </style:style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>
      <style:text-properties fo:background-color="#ffffff"/>
    </style:style>
    <style:style style:name="T36_2" style:family="text">
      <style:text-properties fo:background-color="#ffffff"/>
    </style:style>
    <style:style style:name="T36_3" style:family="text">
      <style:text-properties fo:background-color="#ffffff"/>
    </style:style>
    <style:style style:name="T36_4" style:family="text">
      <style:text-properties fo:background-color="#ffffff"/>
    </style:style>
    <style:style style:name="T36_5" style:family="text">
      <style:text-properties fo:background-color="#ffffff"/>
    </style:style>
    <style:style style:name="T36_6" style:family="text">
      <style:text-properties fo:background-color="#ffffff"/>
    </style:style>
    <style:style style:name="T36_7" style:family="text">
      <style:text-properties fo:background-color="#ffffff"/>
    </style:style>
    <style:style style:name="T36_8" style:family="text">
      <style:text-properties fo:background-color="#ffffff"/>
    </style:style>
    <style:style style:name="T36_9" style:family="text">
      <style:text-properties fo:background-color="#ffffff"/>
    </style:style>
    <style:style style:name="T36_10" style:family="text">
      <style:text-properties fo:background-color="#ffffff"/>
    </style:style>
    <style:style style:name="T36_11" style:family="text">
      <style:text-properties fo:background-color="#ffffff"/>
    </style:style>
    <style:style style:name="T36_12" style:family="text">
      <style:text-properties fo:background-color="#ffffff"/>
    </style:style>
    <style:style style:name="T36_13" style:family="text">
      <style:text-properties fo:background-color="#ffffff"/>
    </style:style>
    <style:style style:name="T36_14" style:family="text">
      <style:text-properties fo:background-color="#ffffff"/>
    </style:style>
    <style:style style:name="T36_15" style:family="text">
      <style:text-properties fo:background-color="#ffffff"/>
    </style:style>
    <style:style style:name="T36_16" style:family="text">
      <style:text-properties fo:background-color="#ffffff"/>
    </style:style>
    <style:style style:name="T36_17" style:family="text">
      <style:text-properties fo:background-color="#ffffff"/>
    </style:style>
    <style:style style:name="T36_18" style:family="text">
      <style:text-properties fo:background-color="#ffffff"/>
    </style:style>
    <style:style style:name="T36_19" style:family="text">
      <style:text-properties fo:background-color="#ffffff"/>
    </style:style>
    <style:style style:name="T36_20" style:family="text">
      <style:text-properties fo:background-color="#ffffff"/>
    </style:style>
    <style:style style:name="T36_21" style:family="text">
      <style:text-properties fo:background-color="#ffffff"/>
    </style:style>
    <style:style style:name="T36_22" style:family="text">
      <style:text-properties fo:background-color="#ffffff"/>
    </style:style>
    <style:style style:name="T36_23" style:family="text">
      <style:text-properties fo:background-color="#ffffff"/>
    </style:style>
    <style:style style:name="T36_24" style:family="text">
      <style:text-properties fo:background-color="#ffffff"/>
    </style:style>
    <style:style style:name="T36_25" style:family="text">
      <style:text-properties fo:background-color="#ffffff"/>
    </style:style>
    <style:style style:name="T36_26" style:family="text">
      <style:text-properties fo:background-color="#ffffff"/>
    </style:style>
    <style:style style:name="T36_27" style:family="text">
      <style:text-properties fo:background-color="#ffffff"/>
    </style:style>
    <style:style style:name="T36_28" style:family="text">
      <style:text-properties fo:background-color="#ffffff"/>
    </style:style>
    <style:style style:name="T36_29" style:family="text">
      <style:text-properties fo:background-color="#ffffff"/>
    </style:style>
    <style:style style:name="T36_30" style:family="text">
      <style:text-properties fo:background-color="#ffffff"/>
    </style:style>
    <style:style style:name="T36_31" style:family="text">
      <style:text-properties fo:background-color="#ffffff"/>
    </style:style>
    <style:style style:name="T36_32" style:family="text">
      <style:text-properties fo:background-color="#ffffff"/>
    </style:style>
    <style:style style:name="T36_33" style:family="text">
      <style:text-properties fo:background-color="#ffffff"/>
    </style:style>
    <style:style style:name="T36_34" style:family="text">
      <style:text-properties fo:background-color="#ffffff"/>
    </style:style>
    <style:style style:name="T36_35" style:family="text">
      <style:text-properties fo:background-color="#ffffff"/>
    </style:style>
    <style:style style:name="T36_36" style:family="text">
      <style:text-properties fo:background-color="#ffffff"/>
    </style:style>
    <style:style style:name="T36_37" style:family="text">
      <style:text-properties fo:background-color="#ffffff"/>
    </style:style>
    <style:style style:name="T36_38" style:family="text">
      <style:text-properties fo:background-color="#ffffff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>
      <style:text-properties fo:background-color="#ffffff"/>
    </style:style>
    <style:style style:name="T37_2" style:family="text">
      <style:text-properties fo:background-color="#ffffff"/>
    </style:style>
    <style:style style:name="T37_3" style:family="text">
      <style:text-properties fo:background-color="#ffffff"/>
    </style:style>
    <style:style style:name="T37_4" style:family="text">
      <style:text-properties fo:background-color="#ffffff"/>
    </style:style>
    <style:style style:name="T37_5" style:family="text">
      <style:text-properties fo:background-color="#ffffff"/>
    </style:style>
    <style:style style:name="T37_6" style:family="text">
      <style:text-properties fo:background-color="#ffffff"/>
    </style:style>
    <style:style style:name="T37_7" style:family="text">
      <style:text-properties fo:background-color="#ffffff"/>
    </style:style>
    <style:style style:name="T37_8" style:family="text">
      <style:text-properties fo:background-color="#ffffff"/>
    </style:style>
    <style:style style:name="T37_9" style:family="text">
      <style:text-properties fo:background-color="#ffffff"/>
    </style:style>
    <style:style style:name="T37_10" style:family="text">
      <style:text-properties fo:background-color="#ffffff"/>
    </style:style>
    <style:style style:name="T37_11" style:family="text">
      <style:text-properties fo:background-color="#ffffff"/>
    </style:style>
    <style:style style:name="T37_12" style:family="text">
      <style:text-properties fo:background-color="#ffffff"/>
    </style:style>
    <style:style style:name="T37_13" style:family="text">
      <style:text-properties fo:background-color="#ffffff"/>
    </style:style>
    <style:style style:name="T37_14" style:family="text">
      <style:text-properties fo:background-color="#ffffff"/>
    </style:style>
    <style:style style:name="T37_15" style:family="text">
      <style:text-properties fo:background-color="#ffffff"/>
    </style:style>
    <style:style style:name="T37_16" style:family="text">
      <style:text-properties fo:background-color="#ffffff"/>
    </style:style>
    <style:style style:name="T37_17" style:family="text">
      <style:text-properties fo:background-color="#ffffff"/>
    </style:style>
    <style:style style:name="T37_18" style:family="text">
      <style:text-properties fo:background-color="#ffffff"/>
    </style:style>
    <style:style style:name="T37_19" style:family="text">
      <style:text-properties fo:background-color="#ffffff"/>
    </style:style>
    <style:style style:name="T37_20" style:family="text">
      <style:text-properties fo:background-color="#ffffff"/>
    </style:style>
    <style:style style:name="T37_21" style:family="text">
      <style:text-properties fo:background-color="#ffffff"/>
    </style:style>
    <style:style style:name="T37_22" style:family="text">
      <style:text-properties fo:background-color="#ffffff"/>
    </style:style>
    <style:style style:name="T37_23" style:family="text">
      <style:text-properties fo:background-color="#ffffff"/>
    </style:style>
    <style:style style:name="T37_24" style:family="text">
      <style:text-properties fo:background-color="#ffffff"/>
    </style:style>
    <style:style style:name="T37_25" style:family="text">
      <style:text-properties fo:background-color="#ffffff"/>
    </style:style>
    <style:style style:name="T37_26" style:family="text">
      <style:text-properties fo:background-color="#ffffff"/>
    </style:style>
    <style:style style:name="T37_27" style:family="text">
      <style:text-properties fo:background-color="#ffffff"/>
    </style:style>
    <style:style style:name="T37_28" style:family="text">
      <style:text-properties fo:background-color="#ffffff"/>
    </style:style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>
      <style:text-properties fo:background-color="#ffffff"/>
    </style:style>
    <style:style style:name="T38_2" style:family="text">
      <style:text-properties fo:background-color="#ffffff"/>
    </style:style>
    <style:style style:name="T38_3" style:family="text">
      <style:text-properties fo:background-color="#ffffff"/>
    </style:style>
    <style:style style:name="T38_4" style:family="text">
      <style:text-properties fo:background-color="#ffffff"/>
    </style:style>
    <style:style style:name="T38_5" style:family="text">
      <style:text-properties fo:background-color="#ffffff"/>
    </style:style>
    <style:style style:name="T38_6" style:family="text">
      <style:text-properties fo:background-color="#ffffff"/>
    </style:style>
    <style:style style:name="T38_7" style:family="text">
      <style:text-properties fo:background-color="#ffffff"/>
    </style:style>
    <style:style style:name="T38_8" style:family="text">
      <style:text-properties fo:background-color="#ffffff"/>
    </style:style>
    <style:style style:name="T38_9" style:family="text">
      <style:text-properties fo:background-color="#ffffff"/>
    </style:style>
    <style:style style:name="T38_10" style:family="text">
      <style:text-properties fo:background-color="#ffffff"/>
    </style:style>
    <style:style style:name="T38_11" style:family="text">
      <style:text-properties fo:background-color="#ffffff"/>
    </style:style>
    <style:style style:name="T38_12" style:family="text">
      <style:text-properties fo:background-color="#ffffff"/>
    </style:style>
    <style:style style:name="T38_13" style:family="text">
      <style:text-properties fo:background-color="#ffffff"/>
    </style:style>
    <style:style style:name="T38_14" style:family="text">
      <style:text-properties fo:background-color="#ffffff"/>
    </style:style>
    <style:style style:name="T38_15" style:family="text">
      <style:text-properties fo:background-color="#ffffff"/>
    </style:style>
    <style:style style:name="T38_16" style:family="text">
      <style:text-properties fo:background-color="#ffffff"/>
    </style:style>
    <style:style style:name="T38_17" style:family="text">
      <style:text-properties fo:background-color="#ffffff"/>
    </style:style>
    <style:style style:name="T38_18" style:family="text">
      <style:text-properties fo:background-color="#ffffff"/>
    </style:style>
    <style:style style:name="T38_19" style:family="text">
      <style:text-properties fo:background-color="#ffffff"/>
    </style:style>
    <style:style style:name="T38_20" style:family="text">
      <style:text-properties fo:background-color="#ffffff"/>
    </style:style>
    <style:style style:name="T38_21" style:family="text">
      <style:text-properties fo:background-color="#ffffff"/>
    </style:style>
    <style:style style:name="T38_22" style:family="text">
      <style:text-properties fo:background-color="#ffffff"/>
    </style:style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>
      <style:text-properties fo:background-color="#ffffff"/>
    </style:style>
    <style:style style:name="T39_2" style:family="text">
      <style:text-properties fo:background-color="#ffffff"/>
    </style:style>
    <style:style style:name="T39_3" style:family="text">
      <style:text-properties fo:background-color="#ffffff"/>
    </style:style>
    <style:style style:name="T39_4" style:family="text">
      <style:text-properties fo:background-color="#ffffff"/>
    </style:style>
    <style:style style:name="T39_5" style:family="text">
      <style:text-properties fo:background-color="#ffffff"/>
    </style:style>
    <style:style style:name="T39_6" style:family="text">
      <style:text-properties fo:background-color="#ffffff"/>
    </style:style>
    <style:style style:name="T39_7" style:family="text">
      <style:text-properties fo:background-color="#ffffff"/>
    </style:style>
    <style:style style:name="T39_8" style:family="text">
      <style:text-properties fo:background-color="#ffffff"/>
    </style:style>
    <style:style style:name="T39_9" style:family="text">
      <style:text-properties fo:background-color="#ffffff"/>
    </style:style>
    <style:style style:name="T39_10" style:family="text">
      <style:text-properties fo:background-color="#ffffff"/>
    </style:style>
    <style:style style:name="T39_11" style:family="text">
      <style:text-properties fo:background-color="#ffffff"/>
    </style:style>
    <style:style style:name="T39_12" style:family="text">
      <style:text-properties fo:background-color="#ffffff"/>
    </style:style>
    <style:style style:name="T39_13" style:family="text">
      <style:text-properties fo:background-color="#ffffff"/>
    </style:style>
    <style:style style:name="T39_14" style:family="text">
      <style:text-properties fo:background-color="#ffffff"/>
    </style:style>
    <style:style style:name="T39_15" style:family="text">
      <style:text-properties fo:background-color="#ffffff"/>
    </style:style>
    <style:style style:name="P40" style:family="paragraph" style:parent-style-name="Standard">
      <style:paragraph-properties fo:break-before="auto" fo:line-height="115%" fo:margin-top="0cm" fo:margin-bottom="0cm" style:writing-mode="lr-tb"/>
    </style:style>
    <style:style style:name="T40_1" style:family="text">
      <style:text-properties fo:background-color="#ffffff"/>
    </style:style>
    <style:style style:name="T40_2" style:family="text">
      <style:text-properties fo:background-color="#ffffff"/>
    </style:style>
    <style:style style:name="T40_3" style:family="text">
      <style:text-properties fo:background-color="#ffffff"/>
    </style:style>
    <style:style style:name="T40_4" style:family="text">
      <style:text-properties fo:background-color="#ffffff"/>
    </style:style>
    <style:style style:name="T40_5" style:family="text">
      <style:text-properties fo:background-color="#ffffff"/>
    </style:style>
    <style:style style:name="T40_6" style:family="text">
      <style:text-properties fo:background-color="#ffffff"/>
    </style:style>
    <style:style style:name="T40_7" style:family="text">
      <style:text-properties fo:background-color="#ffffff"/>
    </style:style>
    <style:style style:name="T40_8" style:family="text">
      <style:text-properties fo:background-color="#ffffff"/>
    </style:style>
    <style:style style:name="T40_9" style:family="text">
      <style:text-properties fo:background-color="#ffffff"/>
    </style:style>
    <style:style style:name="T40_10" style:family="text">
      <style:text-properties fo:background-color="#ffffff"/>
    </style:style>
    <style:style style:name="T40_11" style:family="text">
      <style:text-properties fo:background-color="#ffffff"/>
    </style:style>
    <style:style style:name="T40_12" style:family="text">
      <style:text-properties fo:background-color="#ffffff"/>
    </style:style>
    <style:style style:name="T40_13" style:family="text">
      <style:text-properties fo:background-color="#ffffff"/>
    </style:style>
    <style:style style:name="T40_14" style:family="text">
      <style:text-properties fo:background-color="#ffffff"/>
    </style:style>
    <style:style style:name="T40_15" style:family="text">
      <style:text-properties fo:background-color="#ffffff"/>
    </style:style>
    <style:style style:name="T40_16" style:family="text">
      <style:text-properties fo:background-color="#ffffff"/>
    </style:style>
    <style:style style:name="T40_17" style:family="text">
      <style:text-properties fo:background-color="#ffffff"/>
    </style:style>
    <style:style style:name="T40_18" style:family="text">
      <style:text-properties fo:background-color="#ffffff"/>
    </style:style>
    <style:style style:name="T40_19" style:family="text">
      <style:text-properties fo:background-color="#ffffff"/>
    </style:style>
    <style:style style:name="T40_20" style:family="text">
      <style:text-properties fo:background-color="#ffffff"/>
    </style:style>
    <style:style style:name="T40_21" style:family="text">
      <style:text-properties fo:background-color="#ffffff"/>
    </style:style>
    <style:style style:name="T40_22" style:family="text">
      <style:text-properties fo:background-color="#ffffff"/>
    </style:style>
    <style:style style:name="T40_23" style:family="text">
      <style:text-properties fo:background-color="#ffffff"/>
    </style:style>
    <style:style style:name="T40_24" style:family="text">
      <style:text-properties fo:background-color="#ffffff"/>
    </style:style>
    <style:style style:name="T40_25" style:family="text">
      <style:text-properties fo:background-color="#ffffff"/>
    </style:style>
    <style:style style:name="T40_26" style:family="text">
      <style:text-properties fo:background-color="#ffffff"/>
    </style:style>
    <style:style style:name="T40_27" style:family="text">
      <style:text-properties fo:background-color="#ffffff"/>
    </style:style>
    <style:style style:name="T40_28" style:family="text">
      <style:text-properties fo:background-color="#ffffff"/>
    </style:style>
    <style:style style:name="T40_29" style:family="text">
      <style:text-properties fo:background-color="#ffffff"/>
    </style:style>
    <style:style style:name="T40_30" style:family="text">
      <style:text-properties fo:background-color="#ffffff"/>
    </style:style>
    <style:style style:name="T40_31" style:family="text">
      <style:text-properties fo:background-color="#ffffff"/>
    </style:style>
    <style:style style:name="T40_32" style:family="text">
      <style:text-properties fo:background-color="#ffffff"/>
    </style:style>
    <style:style style:name="T40_33" style:family="text">
      <style:text-properties fo:background-color="#ffffff"/>
    </style:style>
    <style:style style:name="T40_34" style:family="text">
      <style:text-properties fo:background-color="#ffffff"/>
    </style:style>
  </office:automatic-styles>
  <office:body>
    <office:text>
      <text:p text:style-name="P1"><text:bookmark-start text:name="h.j2rbxagp18i5"/><text:bookmark-end text:name="h.j2rbxagp18i5"/><text:span text:style-name="T1_1">Christian</text:span><text:span text:style-name="T1_2"><text:s/></text:span><text:span text:style-name="T1_3">Drake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Christian</text:span><text:span text:style-name="T3_6"><text:s/></text:span><text:span text:style-name="T3_7">Drake</text:span><text:span text:style-name="T3_8">:<text:s/></text:span><text:span text:style-name="T3_9">an</text:span><text:span text:style-name="T3_10"><text:s/></text:span><text:span text:style-name="T3_11">explorer</text:span><text:span text:style-name="T3_12">,<text:s/></text:span><text:span text:style-name="T3_13">adventurer</text:span><text:span text:style-name="T3_14"><text:s/></text:span><text:span text:style-name="T3_15">and</text:span><text:span text:style-name="T3_16"><text:s/></text:span><text:span text:style-name="T3_17">merchant</text:span><text:span text:style-name="T3_18"><text:s/></text:span><text:span text:style-name="T3_19">for</text:span><text:span text:style-name="T3_20"><text:s/></text:span><text:span text:style-name="T3_21">the</text:span><text:span text:style-name="T3_22"><text:s/></text:span><text:span text:style-name="T3_23">East</text:span><text:span text:style-name="T3_24"><text:s/></text:span><text:span text:style-name="T3_25">India</text:span><text:span text:style-name="T3_26"><text:s/></text:span><text:span text:style-name="T3_27">Company</text:span><text:span text:style-name="T3_28">.<text:s/></text:span><text:span text:style-name="T3_29">Exploring</text:span><text:span text:style-name="T3_30"><text:s/></text:span><text:span text:style-name="T3_31">is</text:span><text:span text:style-name="T3_32"><text:s/></text:span><text:span text:style-name="T3_33">in</text:span><text:span text:style-name="T3_34"><text:s/></text:span><text:span text:style-name="T3_35">your</text:span><text:span text:style-name="T3_36"><text:s/></text:span><text:span text:style-name="T3_37">blood</text:span><text:span text:style-name="T3_38"><text:s/></text:span><text:span text:style-name="T3_39">and</text:span><text:span text:style-name="T3_40"><text:s/></text:span><text:span text:style-name="T3_41">has</text:span><text:span text:style-name="T3_42"><text:s/></text:span><text:span text:style-name="T3_43">been</text:span><text:span text:style-name="T3_44"><text:s/></text:span><text:span text:style-name="T3_45">ever</text:span><text:span text:style-name="T3_46"><text:s/></text:span><text:span text:style-name="T3_47">since</text:span><text:span text:style-name="T3_48"><text:s/></text:span><text:span text:style-name="T3_49">your</text:span><text:span text:style-name="T3_50"><text:s/></text:span><text:span text:style-name="T3_51">ancestor</text:span><text:span text:style-name="T3_52"><text:s/></text:span><text:span text:style-name="T3_53">Sir</text:span><text:span text:style-name="T3_54"><text:s/></text:span><text:span text:style-name="T3_55">Francis</text:span><text:span text:style-name="T3_56">,<text:s/></text:span><text:span text:style-name="T3_57">circumnavigated</text:span><text:span text:style-name="T3_58"><text:s/></text:span><text:span text:style-name="T3_59">the</text:span><text:span text:style-name="T3_60"><text:s/></text:span><text:span text:style-name="T3_61">globe</text:span><text:span text:style-name="T3_62"><text:s/></text:span><text:span text:style-name="T3_63">for</text:span><text:span text:style-name="T3_64"><text:s/></text:span><text:span text:style-name="T3_65">Queen</text:span><text:span text:style-name="T3_66"><text:s/></text:span><text:span text:style-name="T3_67">Elizabeth</text:span><text:span text:style-name="T3_68">.</text:span></text:p>
      <text:p text:style-name="P4"/>
      <text:p text:style-name="P5"><text:span text:style-name="T5_1">You</text:span><text:span text:style-name="T5_2"><text:s/></text:span><text:span text:style-name="T5_3">are</text:span><text:span text:style-name="T5_4"><text:s/></text:span><text:span text:style-name="T5_5">a</text:span><text:span text:style-name="T5_6"><text:s/></text:span><text:span text:style-name="T5_7">local</text:span><text:span text:style-name="T5_8"><text:s/></text:span><text:span text:style-name="T5_9">born</text:span><text:span text:style-name="T5_10"><text:s/></text:span><text:span text:style-name="T5_11">Lutonian</text:span><text:span text:style-name="T5_12"><text:s/></text:span><text:span text:style-name="T5_13">but</text:span><text:span text:style-name="T5_14"><text:s/></text:span><text:span text:style-name="T5_15">the</text:span><text:span text:style-name="T5_16"><text:s/></text:span><text:span text:style-name="T5_17">globe</text:span><text:span text:style-name="T5_18"><text:s/></text:span><text:span text:style-name="T5_19">holds</text:span><text:span text:style-name="T5_20"><text:s/></text:span><text:span text:style-name="T5_21">too</text:span><text:span text:style-name="T5_22"><text:s/></text:span><text:span text:style-name="T5_23">many</text:span><text:span text:style-name="T5_24"><text:s/></text:span><text:span text:style-name="T5_25">mysteries</text:span><text:span text:style-name="T5_26"><text:s/></text:span><text:span text:style-name="T5_27">for</text:span><text:span text:style-name="T5_28"><text:s/></text:span><text:span text:style-name="T5_29">you</text:span><text:span text:style-name="T5_30"><text:s/></text:span><text:span text:style-name="T5_31">to</text:span><text:span text:style-name="T5_32"><text:s/></text:span><text:span text:style-name="T5_33">make</text:span><text:span text:style-name="T5_34"><text:s/></text:span><text:span text:style-name="T5_35">it</text:span><text:span text:style-name="T5_36"><text:s/></text:span><text:span text:style-name="T5_37">home</text:span><text:span text:style-name="T5_38"><text:s/></text:span><text:span text:style-name="T5_39">as</text:span><text:span text:style-name="T5_40"><text:s/></text:span><text:span text:style-name="T5_41">often</text:span><text:span text:style-name="T5_42"><text:s/></text:span><text:span text:style-name="T5_43">as</text:span><text:span text:style-name="T5_44"><text:s/></text:span><text:span text:style-name="T5_45">you</text:span><text:span text:style-name="T5_46"><text:s/></text:span><text:span text:style-name="T5_47">should</text:span><text:span text:style-name="T5_48">.<text:s/></text:span><text:span text:style-name="T5_49">You</text:span><text:span text:style-name="T5_50"><text:s/></text:span><text:span text:style-name="T5_51">recently</text:span><text:span text:style-name="T5_52"><text:s/></text:span><text:span text:style-name="T5_53">returned</text:span><text:span text:style-name="T5_54"><text:s/></text:span><text:span text:style-name="T5_55">to</text:span><text:span text:style-name="T5_56"><text:s/></text:span><text:span text:style-name="T5_57">London</text:span><text:span text:style-name="T5_58"><text:s/></text:span><text:span text:style-name="T5_59">from</text:span><text:span text:style-name="T5_60"><text:s/></text:span><text:span text:style-name="T5_61">another</text:span><text:span text:style-name="T5_62"><text:s/></text:span><text:span text:style-name="T5_63">profitable</text:span><text:span text:style-name="T5_64"><text:s/></text:span><text:span text:style-name="T5_65">voyage</text:span><text:span text:style-name="T5_66"><text:s/></text:span><text:span text:style-name="T5_67">to</text:span><text:span text:style-name="T5_68"><text:s/></text:span><text:span text:style-name="T5_69">Bombay</text:span><text:span text:style-name="T5_70"><text:s/></text:span><text:span text:style-name="T5_71">to</text:span><text:span text:style-name="T5_72"><text:s/></text:span><text:span text:style-name="T5_73">learn</text:span><text:span text:style-name="T5_74"><text:s/></text:span><text:span text:style-name="T5_75">that</text:span><text:span text:style-name="T5_76"><text:s/></text:span><text:span text:style-name="T5_77">your</text:span><text:span text:style-name="T5_78"><text:s/></text:span><text:span text:style-name="T5_79">mother</text:span><text:span text:style-name="T5_80">,<text:s/></text:span><text:span text:style-name="T5_81">Mary</text:span><text:span text:style-name="T5_82"><text:s/></text:span><text:span text:style-name="T5_83">Drake</text:span><text:span text:style-name="T5_84"><text:s/></text:span><text:span text:style-name="T5_85">had</text:span><text:span text:style-name="T5_86"><text:s/></text:span><text:span text:style-name="T5_87">passed</text:span><text:span text:style-name="T5_88"><text:s/></text:span><text:span text:style-name="T5_89">away</text:span><text:span text:style-name="T5_90">.<text:s/></text:span><text:span text:style-name="T5_91">You</text:span><text:span text:style-name="T5_92"><text:s/></text:span><text:span text:style-name="T5_93">returned</text:span><text:span text:style-name="T5_94"><text:s/></text:span><text:span text:style-name="T5_95">to</text:span><text:span text:style-name="T5_96"><text:s/></text:span><text:span text:style-name="T5_97">Luton</text:span><text:span text:style-name="T5_98"><text:s/></text:span><text:span text:style-name="T5_99">to</text:span><text:span text:style-name="T5_100"><text:s/></text:span><text:span text:style-name="T5_101">attend</text:span><text:span text:style-name="T5_102"><text:s/></text:span><text:span text:style-name="T5_103">the</text:span><text:span text:style-name="T5_104"><text:s/></text:span><text:span text:style-name="T5_105">funeral</text:span><text:span text:style-name="T5_106"><text:s/>-<text:s/></text:span><text:span text:style-name="T5_107">well</text:span><text:span text:style-name="T5_108">,<text:s/></text:span><text:span text:style-name="T5_109">that</text:span><text:span text:style-name="T5_110"><text:s/></text:span><text:span text:style-name="T5_111">was</text:span><text:span text:style-name="T5_112"><text:s/></text:span><text:span text:style-name="T5_113">at</text:span><text:span text:style-name="T5_114"><text:s/></text:span><text:span text:style-name="T5_115">least</text:span><text:span text:style-name="T5_116"><text:s/></text:span><text:span text:style-name="T5_117">part</text:span><text:span text:style-name="T5_118"><text:s/></text:span><text:span text:style-name="T5_119">of</text:span><text:span text:style-name="T5_120"><text:s/></text:span><text:span text:style-name="T5_121">the</text:span><text:span text:style-name="T5_122"><text:s/></text:span><text:span text:style-name="T5_123">reason</text:span><text:span text:style-name="T5_124">.<text:s/></text:span><text:span text:style-name="T5_125">As</text:span><text:span text:style-name="T5_126"><text:s/></text:span><text:span text:style-name="T5_127">much</text:span><text:span text:style-name="T5_128"><text:s/></text:span><text:span text:style-name="T5_129">as</text:span><text:span text:style-name="T5_130"><text:s/></text:span><text:span text:style-name="T5_131">you</text:span><text:span text:style-name="T5_132"><text:s/></text:span><text:span text:style-name="T5_133">loved</text:span><text:span text:style-name="T5_134"><text:s/></text:span><text:span text:style-name="T5_135">your</text:span><text:span text:style-name="T5_136"><text:s/></text:span><text:span text:style-name="T5_137">mother</text:span><text:span text:style-name="T5_138">,<text:s/></text:span><text:span text:style-name="T5_139">your</text:span><text:span text:style-name="T5_140"><text:s/></text:span><text:span text:style-name="T5_141">trip</text:span><text:span text:style-name="T5_142"><text:s/></text:span><text:span text:style-name="T5_143">back</text:span><text:span text:style-name="T5_144"><text:s/></text:span><text:span text:style-name="T5_145">to</text:span><text:span text:style-name="T5_146"><text:s/></text:span><text:span text:style-name="T5_147">normally</text:span><text:span text:style-name="T5_148">-</text:span><text:span text:style-name="T5_149">dull</text:span><text:span text:style-name="T5_150"><text:s/></text:span><text:span text:style-name="T5_151">Luton</text:span><text:span text:style-name="T5_152"><text:s/></text:span><text:span text:style-name="T5_153">harbours</text:span><text:span text:style-name="T5_154"><text:s/></text:span><text:span text:style-name="T5_155">an</text:span><text:span text:style-name="T5_156"><text:s/></text:span><text:span text:style-name="T5_157">ulterior</text:span><text:span text:style-name="T5_158"><text:s/></text:span><text:span text:style-name="T5_159">motive</text:span><text:span text:style-name="T5_160">.<text:s/></text:span><text:span text:style-name="T5_161">You</text:span><text:span text:style-name="T5_162">’</text:span><text:span text:style-name="T5_163">re</text:span><text:span text:style-name="T5_164"><text:s/></text:span><text:span text:style-name="T5_165">sure</text:span><text:span text:style-name="T5_166"><text:s/></text:span><text:span text:style-name="T5_167">that</text:span><text:span text:style-name="T5_168"><text:s/></text:span><text:span text:style-name="T5_169">your</text:span><text:span text:style-name="T5_170"><text:s/></text:span><text:span text:style-name="T5_171">mother</text:span><text:span text:style-name="T5_172"><text:s/></text:span><text:span text:style-name="T5_173">did</text:span><text:span text:style-name="T5_174"><text:s/></text:span><text:span text:style-name="T5_175">not</text:span><text:span text:style-name="T5_176"><text:s/></text:span><text:span text:style-name="T5_177">die</text:span><text:span text:style-name="T5_178"><text:s/></text:span><text:span text:style-name="T5_179">under</text:span><text:span text:style-name="T5_180"><text:s/></text:span><text:span text:style-name="T5_181">normal</text:span><text:span text:style-name="T5_182"><text:s/></text:span><text:span text:style-name="T5_183">circumstances</text:span><text:span text:style-name="T5_184">.<text:s/></text:span><text:span text:style-name="T5_185">The</text:span><text:span text:style-name="T5_186"><text:s/></text:span><text:span text:style-name="T5_187">Drakes</text:span><text:span text:style-name="T5_188"><text:s/></text:span><text:span text:style-name="T5_189">are</text:span><text:span text:style-name="T5_190"><text:s/></text:span><text:span text:style-name="T5_191">a</text:span><text:span text:style-name="T5_192"><text:s/></text:span><text:span text:style-name="T5_193">very</text:span><text:span text:style-name="T5_194"><text:s/></text:span><text:span text:style-name="T5_195">strong</text:span><text:span text:style-name="T5_196"><text:s/></text:span><text:span text:style-name="T5_197">people</text:span><text:span text:style-name="T5_198"><text:s/></text:span><text:span text:style-name="T5_199">and</text:span><text:span text:style-name="T5_200"><text:s/></text:span><text:span text:style-name="T5_201">you</text:span><text:span text:style-name="T5_202">’</text:span><text:span text:style-name="T5_203">re</text:span><text:span text:style-name="T5_204"><text:s/></text:span><text:span text:style-name="T5_205">convinced</text:span><text:span text:style-name="T5_206"><text:s/></text:span><text:span text:style-name="T5_207">that</text:span><text:span text:style-name="T5_208"><text:s/></text:span><text:span text:style-name="T5_209">she</text:span><text:span text:style-name="T5_210"><text:s/></text:span><text:span text:style-name="T5_211">must</text:span><text:span text:style-name="T5_212"><text:s/></text:span><text:span text:style-name="T5_213">have</text:span><text:span text:style-name="T5_214"><text:s/></text:span><text:span text:style-name="T5_215">been</text:span><text:span text:style-name="T5_216"><text:s/></text:span><text:span text:style-name="T5_217">killed</text:span><text:span text:style-name="T5_218">.<text:s/></text:span><text:span text:style-name="T5_219">It</text:span><text:span text:style-name="T5_220"><text:s/></text:span><text:span text:style-name="T5_221">might</text:span><text:span text:style-name="T5_222"><text:s/></text:span><text:span text:style-name="T5_223">be</text:span><text:span text:style-name="T5_224"><text:s/></text:span><text:span text:style-name="T5_225">worth</text:span><text:span text:style-name="T5_226"><text:s/></text:span><text:span text:style-name="T5_227">talking</text:span><text:span text:style-name="T5_228"><text:s/></text:span><text:span text:style-name="T5_229">to</text:span><text:span text:style-name="T5_230"><text:s/></text:span><text:span text:style-name="T5_231">the</text:span><text:span text:style-name="T5_232"><text:s/></text:span><text:span text:style-name="T5_233">town</text:span><text:span text:style-name="T5_234"><text:s/></text:span><text:span text:style-name="T5_235">sheriff</text:span><text:span text:style-name="T5_236"><text:s/></text:span><text:span text:style-name="T5_237">to</text:span><text:span text:style-name="T5_238"><text:s/></text:span><text:span text:style-name="T5_239">see</text:span><text:span text:style-name="T5_240"><text:s/></text:span><text:span text:style-name="T5_241">if</text:span><text:span text:style-name="T5_242"><text:s/></text:span><text:span text:style-name="T5_243">he</text:span><text:span text:style-name="T5_244"><text:s/></text:span><text:span text:style-name="T5_245">has</text:span><text:span text:style-name="T5_246"><text:s/></text:span><text:span text:style-name="T5_247">any</text:span><text:span text:style-name="T5_248"><text:s/></text:span><text:span text:style-name="T5_249">more</text:span><text:span text:style-name="T5_250"><text:s/></text:span><text:span text:style-name="T5_251">information</text:span><text:span text:style-name="T5_252">.<text:s/></text:span></text:p>
      <text:p text:style-name="P6"/>
      <text:p text:style-name="P7"><text:span text:style-name="T7_1">Well</text:span><text:span text:style-name="T7_2"><text:s/></text:span><text:span text:style-name="T7_3">that</text:span><text:span text:style-name="T7_4">’</text:span><text:span text:style-name="T7_5">s</text:span><text:span text:style-name="T7_6"><text:s/></text:span><text:span text:style-name="T7_7">not</text:span><text:span text:style-name="T7_8"><text:s/></text:span><text:span text:style-name="T7_9">the</text:span><text:span text:style-name="T7_10"><text:s/></text:span><text:span text:style-name="T7_11">only</text:span><text:span text:style-name="T7_12"><text:s/></text:span><text:span text:style-name="T7_13">reason</text:span><text:span text:style-name="T7_14"><text:s/></text:span><text:span text:style-name="T7_15">you</text:span><text:span text:style-name="T7_16">’</text:span><text:span text:style-name="T7_17">ve</text:span><text:span text:style-name="T7_18"><text:s/></text:span><text:span text:style-name="T7_19">returned</text:span><text:span text:style-name="T7_20"><text:s/></text:span><text:span text:style-name="T7_21">to</text:span><text:span text:style-name="T7_22"><text:s/></text:span><text:span text:style-name="T7_23">Luton</text:span><text:span text:style-name="T7_24">.<text:s/></text:span><text:span text:style-name="T7_25">In</text:span><text:span text:style-name="T7_26"><text:s/></text:span><text:span text:style-name="T7_27">your</text:span><text:span text:style-name="T7_28"><text:s/></text:span><text:span text:style-name="T7_29">travels</text:span><text:span text:style-name="T7_30"><text:s/></text:span><text:span text:style-name="T7_31">you</text:span><text:span text:style-name="T7_32"><text:s/></text:span><text:span text:style-name="T7_33">encountered</text:span><text:span text:style-name="T7_34"><text:s/></text:span><text:span text:style-name="T7_35">a</text:span><text:span text:style-name="T7_36"><text:s/></text:span><text:span text:style-name="T7_37">girl</text:span><text:span text:style-name="T7_38"><text:s/></text:span><text:span text:style-name="T7_39">from</text:span><text:span text:style-name="T7_40"><text:s/></text:span><text:span text:style-name="T7_41">the</text:span><text:span text:style-name="T7_42"><text:s/></text:span><text:span text:style-name="T7_43">tropics</text:span><text:span text:style-name="T7_44"><text:s/></text:span><text:span text:style-name="T7_45">whom</text:span><text:span text:style-name="T7_46"><text:s/></text:span><text:span text:style-name="T7_47">you</text:span><text:span text:style-name="T7_48"><text:s/></text:span><text:span text:style-name="T7_49">fell</text:span><text:span text:style-name="T7_50"><text:s/></text:span><text:span text:style-name="T7_51">deeply</text:span><text:span text:style-name="T7_52"><text:s/></text:span><text:span text:style-name="T7_53">in</text:span><text:span text:style-name="T7_54"><text:s/></text:span><text:span text:style-name="T7_55">love</text:span><text:span text:style-name="T7_56"><text:s/></text:span><text:span text:style-name="T7_57">with</text:span><text:span text:style-name="T7_58">.<text:s/></text:span><text:span text:style-name="T7_59">You</text:span><text:span text:style-name="T7_60"><text:s/></text:span><text:span text:style-name="T7_61">had</text:span><text:span text:style-name="T7_62"><text:s/></text:span><text:span text:style-name="T7_63">a</text:span><text:span text:style-name="T7_64"><text:s/></text:span><text:span text:style-name="T7_65">wild</text:span><text:span text:style-name="T7_66"><text:s/></text:span><text:span text:style-name="T7_67">and</text:span><text:span text:style-name="T7_68"><text:s/></text:span><text:span text:style-name="T7_69">passionate</text:span><text:span text:style-name="T7_70"><text:s/></text:span><text:span text:style-name="T7_71">time</text:span><text:span text:style-name="T7_72"><text:s/></text:span><text:span text:style-name="T7_73">together</text:span><text:span text:style-name="T7_74"><text:s/></text:span><text:span text:style-name="T7_75">and</text:span><text:span text:style-name="T7_76"><text:s/></text:span><text:span text:style-name="T7_77">married</text:span><text:span text:style-name="T7_78"><text:s/></text:span><text:span text:style-name="T7_79">her</text:span><text:span text:style-name="T7_80"><text:s/></text:span><text:span text:style-name="T7_81">in</text:span><text:span text:style-name="T7_82"><text:s/></text:span><text:span text:style-name="T7_83">front</text:span><text:span text:style-name="T7_84"><text:s/></text:span><text:span text:style-name="T7_85">of</text:span><text:span text:style-name="T7_86"><text:s/></text:span><text:span text:style-name="T7_87">her</text:span><text:span text:style-name="T7_88"><text:s/></text:span><text:span text:style-name="T7_89">ocean</text:span><text:span text:style-name="T7_90"><text:s/></text:span><text:span text:style-name="T7_91">tribe</text:span><text:span text:style-name="T7_92">.<text:s/></text:span><text:span text:style-name="T7_93">The</text:span><text:span text:style-name="T7_94"><text:s/></text:span><text:span text:style-name="T7_95">next</text:span><text:span text:style-name="T7_96"><text:s/></text:span><text:span text:style-name="T7_97">morning</text:span><text:span text:style-name="T7_98"><text:s/></text:span><text:span text:style-name="T7_99">you</text:span><text:span text:style-name="T7_100"><text:s/></text:span><text:span text:style-name="T7_101">instantly</text:span><text:span text:style-name="T7_102"><text:s/></text:span><text:span text:style-name="T7_103">regretted</text:span><text:span text:style-name="T7_104"><text:s/></text:span><text:span text:style-name="T7_105">your</text:span><text:span text:style-name="T7_106"><text:s/></text:span><text:span text:style-name="T7_107">decision</text:span><text:span text:style-name="T7_108"><text:s/></text:span><text:span text:style-name="T7_109">and</text:span><text:span text:style-name="T7_110"><text:s/></text:span><text:span text:style-name="T7_111">fled</text:span><text:span text:style-name="T7_112">.<text:s/></text:span><text:span text:style-name="T7_113">If</text:span><text:span text:style-name="T7_114"><text:s/></text:span><text:span text:style-name="T7_115">anyone</text:span><text:span text:style-name="T7_116"><text:s/></text:span><text:span text:style-name="T7_117">was</text:span><text:span text:style-name="T7_118"><text:s/></text:span><text:span text:style-name="T7_119">to</text:span><text:span text:style-name="T7_120"><text:s/></text:span><text:span text:style-name="T7_121">learn</text:span><text:span text:style-name="T7_122"><text:s/></text:span><text:span text:style-name="T7_123">about</text:span><text:span text:style-name="T7_124"><text:s/></text:span><text:span text:style-name="T7_125">your</text:span><text:span text:style-name="T7_126"><text:s/></text:span><text:span text:style-name="T7_127">dishonour</text:span><text:span text:style-name="T7_128"><text:s/></text:span><text:span text:style-name="T7_129">the</text:span><text:span text:style-name="T7_130"><text:s/></text:span><text:span text:style-name="T7_131">town</text:span><text:span text:style-name="T7_132"><text:s/></text:span><text:span text:style-name="T7_133">would</text:span><text:span text:style-name="T7_134"><text:s/></text:span><text:span text:style-name="T7_135">surely</text:span><text:span text:style-name="T7_136"><text:s/></text:span><text:span text:style-name="T7_137">shun</text:span><text:span text:style-name="T7_138"><text:s/></text:span><text:span text:style-name="T7_139">you</text:span><text:span text:style-name="T7_140">.<text:s/></text:span><text:span text:style-name="T7_141">You</text:span><text:span text:style-name="T7_142"><text:s/></text:span><text:span text:style-name="T7_143">need</text:span><text:span text:style-name="T7_144"><text:s/></text:span><text:span text:style-name="T7_145">to</text:span><text:span text:style-name="T7_146"><text:s/></text:span><text:span text:style-name="T7_147">uphold</text:span><text:span text:style-name="T7_148"><text:s/></text:span><text:span text:style-name="T7_149">your</text:span><text:span text:style-name="T7_150"><text:s/></text:span><text:span text:style-name="T7_151">image</text:span><text:span text:style-name="T7_152"><text:s/></text:span><text:span text:style-name="T7_153">since</text:span><text:span text:style-name="T7_154">,<text:s/></text:span><text:span text:style-name="T7_155">as</text:span><text:span text:style-name="T7_156"><text:s/></text:span><text:span text:style-name="T7_157">a</text:span><text:span text:style-name="T7_158"><text:s/></text:span><text:span text:style-name="T7_159">ships</text:span><text:span text:style-name="T7_160"><text:s/></text:span><text:span text:style-name="T7_161">captain</text:span><text:span text:style-name="T7_162">,<text:s/></text:span><text:span text:style-name="T7_163">you</text:span><text:span text:style-name="T7_164"><text:s/></text:span><text:span text:style-name="T7_165">have</text:span><text:span text:style-name="T7_166"><text:s/></text:span><text:span text:style-name="T7_167">the</text:span><text:span text:style-name="T7_168"><text:s/></text:span><text:span text:style-name="T7_169">authority</text:span><text:span text:style-name="T7_170"><text:s/></text:span><text:span text:style-name="T7_171">to</text:span><text:span text:style-name="T7_172"><text:s/></text:span><text:span text:style-name="T7_173">marry</text:span><text:span text:style-name="T7_174"><text:s/></text:span><text:span text:style-name="T7_175">people</text:span><text:span text:style-name="T7_176">.</text:span></text:p>
      <text:p text:style-name="P8"/>
      <text:p text:style-name="P9"><text:span text:style-name="T9_1">During</text:span><text:span text:style-name="T9_2"><text:s/></text:span><text:span text:style-name="T9_3">your</text:span><text:span text:style-name="T9_4"><text:s/></text:span><text:span text:style-name="T9_5">travels</text:span><text:span text:style-name="T9_6"><text:s/></text:span><text:span text:style-name="T9_7">in</text:span><text:span text:style-name="T9_8"><text:s/></text:span><text:span text:style-name="T9_9">the</text:span><text:span text:style-name="T9_10"><text:s/></text:span><text:span text:style-name="T9_11">East</text:span><text:span text:style-name="T9_12"><text:s/></text:span><text:span text:style-name="T9_13">you</text:span><text:span text:style-name="T9_14"><text:s/></text:span><text:span text:style-name="T9_15">learnt</text:span><text:span text:style-name="T9_16"><text:s/></text:span><text:span text:style-name="T9_17">of</text:span><text:span text:style-name="T9_18"><text:s/></text:span><text:span text:style-name="T9_19">a</text:span><text:span text:style-name="T9_20"><text:s/></text:span><text:span text:style-name="T9_21">mythical</text:span><text:span text:style-name="T9_22"><text:s/></text:span><text:span text:style-name="T9_23">artifact</text:span><text:span text:style-name="T9_24"><text:s/></text:span><text:span text:style-name="T9_25">of</text:span><text:span text:style-name="T9_26"><text:s/></text:span><text:span text:style-name="T9_27">potentially</text:span><text:span text:style-name="T9_28"><text:s/></text:span><text:span text:style-name="T9_29">enormous</text:span><text:span text:style-name="T9_30"><text:s/></text:span><text:span text:style-name="T9_31">power</text:span><text:span text:style-name="T9_32"><text:s/></text:span><text:span text:style-name="T9_33">and</text:span><text:span text:style-name="T9_34"><text:s/></text:span><text:span text:style-name="T9_35">a</text:span><text:span text:style-name="T9_36"><text:s/></text:span><text:span text:style-name="T9_37">fascinating</text:span><text:span text:style-name="T9_38"><text:s/></text:span><text:span text:style-name="T9_39">story</text:span><text:span text:style-name="T9_40"><text:s/></text:span><text:span text:style-name="T9_41">surrounding</text:span><text:span text:style-name="T9_42"><text:s/></text:span><text:span text:style-name="T9_43">it</text:span><text:span text:style-name="T9_44">.<text:s/></text:span><text:span text:style-name="T9_45">In</text:span><text:span text:style-name="T9_46"><text:s/></text:span><text:span text:style-name="T9_47">a</text:span><text:span text:style-name="T9_48"><text:s/></text:span><text:span text:style-name="T9_49">sailor</text:span><text:span text:style-name="T9_50">’</text:span><text:span text:style-name="T9_51">s</text:span><text:span text:style-name="T9_52"><text:s/></text:span><text:span text:style-name="T9_53">dive</text:span><text:span text:style-name="T9_54"><text:s/></text:span><text:span text:style-name="T9_55">bar</text:span><text:span text:style-name="T9_56"><text:s/></text:span><text:span text:style-name="T9_57">in</text:span><text:span text:style-name="T9_58"><text:s/></text:span><text:span text:style-name="T9_59">Bombay</text:span><text:span text:style-name="T9_60"><text:s/></text:span><text:span text:style-name="T9_61">you</text:span><text:span text:style-name="T9_62"><text:s/></text:span><text:span text:style-name="T9_63">heard</text:span><text:span text:style-name="T9_64"><text:s/></text:span><text:span text:style-name="T9_65">whispers</text:span><text:span text:style-name="T9_66"><text:s/></text:span><text:span text:style-name="T9_67">from</text:span><text:span text:style-name="T9_68"><text:s/></text:span><text:span text:style-name="T9_69">an</text:span><text:span text:style-name="T9_70"><text:s/></text:span><text:span text:style-name="T9_71">embittered</text:span><text:span text:style-name="T9_72"><text:s/></text:span><text:span text:style-name="T9_73">Parliamentarian</text:span><text:span text:style-name="T9_74"><text:s/></text:span><text:span text:style-name="T9_75">of</text:span><text:span text:style-name="T9_76"><text:s/></text:span><text:span text:style-name="T9_77">the</text:span><text:span text:style-name="T9_78"><text:s/></text:span><text:span text:style-name="T9_79">Ring</text:span><text:span text:style-name="T9_80"><text:s/></text:span><text:span text:style-name="T9_81">of</text:span><text:span text:style-name="T9_82"><text:s/></text:span><text:span text:style-name="T9_83">Solomon</text:span><text:span text:style-name="T9_84">.<text:s/></text:span><text:span text:style-name="T9_85">The</text:span><text:span text:style-name="T9_86"><text:s/></text:span><text:span text:style-name="T9_87">story</text:span><text:span text:style-name="T9_88"><text:s/></text:span><text:span text:style-name="T9_89">goes</text:span><text:span text:style-name="T9_90"><text:s/></text:span><text:span text:style-name="T9_91">that</text:span><text:span text:style-name="T9_92"><text:s/></text:span><text:span text:style-name="T9_93">King</text:span><text:span text:style-name="T9_94"><text:s/></text:span><text:span text:style-name="T9_95">Solomon</text:span><text:span text:style-name="T9_96">’</text:span><text:span text:style-name="T9_97">s</text:span><text:span text:style-name="T9_98"><text:s/></text:span><text:span text:style-name="T9_99">ring</text:span><text:span text:style-name="T9_100"><text:s/></text:span><text:span text:style-name="T9_101">granted</text:span><text:span text:style-name="T9_102"><text:s/></text:span><text:span text:style-name="T9_103">the</text:span><text:span text:style-name="T9_104"><text:s/></text:span><text:span text:style-name="T9_105">ruler</text:span><text:span text:style-name="T9_106"><text:s/></text:span><text:span text:style-name="T9_107">unrivalled</text:span><text:span text:style-name="T9_108"><text:s/></text:span><text:span text:style-name="T9_109">powers</text:span><text:span text:style-name="T9_110"><text:s/></text:span><text:span text:style-name="T9_111">of</text:span><text:span text:style-name="T9_112"><text:s/></text:span><text:span text:style-name="T9_113">persuasion</text:span><text:span text:style-name="T9_114"><text:s/></text:span><text:span text:style-name="T9_115">and</text:span><text:span text:style-name="T9_116"><text:s/></text:span><text:span text:style-name="T9_117">judgement</text:span><text:span text:style-name="T9_118"><text:s/>-<text:s/></text:span><text:span text:style-name="T9_119">allowing</text:span><text:span text:style-name="T9_120"><text:s/></text:span><text:span text:style-name="T9_121">the</text:span><text:span text:style-name="T9_122"><text:s/></text:span><text:span text:style-name="T9_123">ability</text:span><text:span text:style-name="T9_124"><text:s/></text:span><text:span text:style-name="T9_125">to</text:span><text:span text:style-name="T9_126"><text:s/></text:span><text:span text:style-name="T9_127">rule</text:span><text:span text:style-name="T9_128"><text:s/></text:span><text:span text:style-name="T9_129">unfettered</text:span><text:span text:style-name="T9_130">.<text:s/></text:span><text:span text:style-name="T9_131">The</text:span><text:span text:style-name="T9_132"><text:s/></text:span><text:span text:style-name="T9_133">interesting</text:span><text:span text:style-name="T9_134"><text:s/></text:span><text:span text:style-name="T9_135">part</text:span><text:span text:style-name="T9_136"><text:s/></text:span><text:span text:style-name="T9_137">is</text:span><text:span text:style-name="T9_138"><text:s/></text:span><text:span text:style-name="T9_139">that</text:span><text:span text:style-name="T9_140"><text:s/></text:span><text:span text:style-name="T9_141">according</text:span><text:span text:style-name="T9_142"><text:s/></text:span><text:span text:style-name="T9_143">to</text:span><text:span text:style-name="T9_144"><text:s/></text:span><text:span text:style-name="T9_145">your</text:span><text:span text:style-name="T9_146"><text:s/></text:span><text:span text:style-name="T9_147">source</text:span><text:span text:style-name="T9_148"><text:s/></text:span><text:span text:style-name="T9_149">the</text:span><text:span text:style-name="T9_150"><text:s/></text:span><text:span text:style-name="T9_151">late</text:span><text:span text:style-name="T9_152"><text:s/></text:span><text:span text:style-name="T9_153">Oliver</text:span><text:span text:style-name="T9_154"><text:s/></text:span><text:span text:style-name="T9_155">Cromwell</text:span><text:span text:style-name="T9_156"><text:s/></text:span><text:span text:style-name="T9_157">managed</text:span><text:span text:style-name="T9_158"><text:s/></text:span><text:span text:style-name="T9_159">to</text:span><text:span text:style-name="T9_160"><text:s/></text:span><text:span text:style-name="T9_161">obtain</text:span><text:span text:style-name="T9_162"><text:s/></text:span><text:span text:style-name="T9_163">the</text:span><text:span text:style-name="T9_164"><text:s/></text:span><text:span text:style-name="T9_165">ring</text:span><text:span text:style-name="T9_166"><text:s/>-<text:s/></text:span><text:span text:style-name="T9_167">allowing</text:span><text:span text:style-name="T9_168"><text:s/></text:span><text:span text:style-name="T9_169">him</text:span><text:span text:style-name="T9_170"><text:s/></text:span><text:span text:style-name="T9_171">to</text:span><text:span text:style-name="T9_172"><text:s/></text:span><text:span text:style-name="T9_173">raise</text:span><text:span text:style-name="T9_174"><text:s/></text:span><text:span text:style-name="T9_175">rebellion</text:span><text:span text:style-name="T9_176"><text:s/></text:span><text:span text:style-name="T9_177">through</text:span><text:span text:style-name="T9_178"><text:s/></text:span><text:span text:style-name="T9_179">all</text:span><text:span text:style-name="T9_180"><text:s/></text:span><text:span text:style-name="T9_181">England</text:span><text:span text:style-name="T9_182">,<text:s/></text:span><text:span text:style-name="T9_183">win</text:span><text:span text:style-name="T9_184"><text:s/></text:span><text:span text:style-name="T9_185">a</text:span><text:span text:style-name="T9_186"><text:s/></text:span><text:span text:style-name="T9_187">Civil</text:span><text:span text:style-name="T9_188"><text:s/></text:span><text:span text:style-name="T9_189">War</text:span><text:span text:style-name="T9_190"><text:s/></text:span><text:span text:style-name="T9_191">and</text:span><text:span text:style-name="T9_192"><text:s/></text:span><text:span text:style-name="T9_193">rule</text:span><text:span text:style-name="T9_194"><text:s/></text:span><text:span text:style-name="T9_195">as</text:span><text:span text:style-name="T9_196"><text:s/></text:span><text:span text:style-name="T9_197">Protector</text:span><text:span text:style-name="T9_198"><text:s/></text:span><text:span text:style-name="T9_199">for</text:span><text:span text:style-name="T9_200"><text:s/></text:span><text:span text:style-name="T9_201">the</text:span><text:span text:style-name="T9_202"><text:s/></text:span><text:span text:style-name="T9_203">Parliamentarian</text:span><text:span text:style-name="T9_204"><text:s/></text:span><text:span text:style-name="T9_205">cause</text:span><text:span text:style-name="T9_206">.</text:span></text:p>
      <text:p text:style-name="P10"/>
      <text:p text:style-name="P11"><text:span text:style-name="T11_1">Cromwell</text:span><text:span text:style-name="T11_2"><text:s/></text:span><text:span text:style-name="T11_3">in</text:span><text:span text:style-name="T11_4"><text:s/></text:span><text:span text:style-name="T11_5">his</text:span><text:span text:style-name="T11_6"><text:s/></text:span><text:span text:style-name="T11_7">final</text:span><text:span text:style-name="T11_8"><text:s/></text:span><text:span text:style-name="T11_9">illness</text:span><text:span text:style-name="T11_10">-</text:span><text:span text:style-name="T11_11">filled</text:span><text:span text:style-name="T11_12"><text:s/></text:span><text:span text:style-name="T11_13">days</text:span><text:span text:style-name="T11_14">,<text:s/></text:span><text:span text:style-name="T11_15">a</text:span><text:span text:style-name="T11_16"><text:s/></text:span><text:span text:style-name="T11_17">Puritan</text:span><text:span text:style-name="T11_18"><text:s/></text:span><text:span text:style-name="T11_19">through</text:span><text:span text:style-name="T11_20"><text:s/></text:span><text:span text:style-name="T11_21">and</text:span><text:span text:style-name="T11_22"><text:s/></text:span><text:span text:style-name="T11_23">through</text:span><text:span text:style-name="T11_24">,<text:s/></text:span><text:span text:style-name="T11_25">would</text:span><text:span text:style-name="T11_26"><text:s/></text:span><text:span text:style-name="T11_27">not</text:span><text:span text:style-name="T11_28"><text:s/></text:span><text:span text:style-name="T11_29">give</text:span><text:span text:style-name="T11_30"><text:s/></text:span><text:span text:style-name="T11_31">the</text:span><text:span text:style-name="T11_32"><text:s/></text:span><text:span text:style-name="T11_33">ring</text:span><text:span text:style-name="T11_34"><text:s/></text:span><text:span text:style-name="T11_35">to</text:span><text:span text:style-name="T11_36"><text:s/></text:span><text:span text:style-name="T11_37">his</text:span><text:span text:style-name="T11_38"><text:s/></text:span><text:span text:style-name="T11_39">weak</text:span><text:span text:style-name="T11_40"><text:s/></text:span><text:span text:style-name="T11_41">willed</text:span><text:span text:style-name="T11_42"><text:s/></text:span><text:span text:style-name="T11_43">son</text:span><text:span text:style-name="T11_44"><text:s/></text:span><text:span text:style-name="T11_45">but</text:span><text:span text:style-name="T11_46"><text:s/></text:span><text:span text:style-name="T11_47">instead</text:span><text:span text:style-name="T11_48"><text:s/></text:span><text:span text:style-name="T11_49">hid</text:span><text:span text:style-name="T11_50"><text:s/></text:span><text:span text:style-name="T11_51">it</text:span><text:span text:style-name="T11_52"><text:s/></text:span><text:span text:style-name="T11_53">deep</text:span><text:span text:style-name="T11_54"><text:s/></text:span><text:span text:style-name="T11_55">within</text:span><text:span text:style-name="T11_56"><text:s/></text:span><text:span text:style-name="T11_57">the</text:span><text:span text:style-name="T11_58"><text:s/></text:span><text:span text:style-name="T11_59">English</text:span><text:span text:style-name="T11_60"><text:s/></text:span><text:span text:style-name="T11_61">countryside</text:span><text:span text:style-name="T11_62"><text:s/></text:span><text:span text:style-name="T11_63">from</text:span><text:span text:style-name="T11_64"><text:s/></text:span><text:span text:style-name="T11_65">where</text:span><text:span text:style-name="T11_66"><text:s/></text:span><text:span text:style-name="T11_67">he</text:span><text:span text:style-name="T11_68"><text:s/></text:span><text:span text:style-name="T11_69">came</text:span><text:span text:style-name="T11_70"><text:s/>-<text:s/></text:span><text:span text:style-name="T11_71">so</text:span><text:span text:style-name="T11_72"><text:s/></text:span><text:span text:style-name="T11_73">that</text:span><text:span text:style-name="T11_74"><text:s/></text:span><text:span text:style-name="T11_75">only</text:span><text:span text:style-name="T11_76"><text:s/></text:span><text:span text:style-name="T11_77">the</text:span><text:span text:style-name="T11_78"><text:s/></text:span><text:span text:style-name="T11_79">strongest</text:span><text:span text:style-name="T11_80"><text:s/></text:span><text:span text:style-name="T11_81">Parliamentarian</text:span><text:span text:style-name="T11_82"><text:s/></text:span><text:span text:style-name="T11_83">leader</text:span><text:span text:style-name="T11_84"><text:s/></text:span><text:span text:style-name="T11_85">could</text:span><text:span text:style-name="T11_86"><text:s/></text:span><text:span text:style-name="T11_87">uncover</text:span><text:span text:style-name="T11_88"><text:s/></text:span><text:span text:style-name="T11_89">its</text:span><text:span text:style-name="T11_90"><text:s/></text:span><text:span text:style-name="T11_91">power</text:span><text:span text:style-name="T11_92">.<text:s/></text:span></text:p>
      <text:p text:style-name="P12"/>
      <text:p text:style-name="P13"><text:span text:style-name="T13_1">You</text:span><text:span text:style-name="T13_2">’</text:span><text:span text:style-name="T13_3">ve</text:span><text:span text:style-name="T13_4"><text:s/></text:span><text:span text:style-name="T13_5">learnt</text:span><text:span text:style-name="T13_6"><text:s/></text:span><text:span text:style-name="T13_7">that</text:span><text:span text:style-name="T13_8"><text:s/></text:span><text:span text:style-name="T13_9">the</text:span><text:span text:style-name="T13_10"><text:s/></text:span><text:span text:style-name="T13_11">ring</text:span><text:span text:style-name="T13_12"><text:s/></text:span><text:span text:style-name="T13_13">is</text:span><text:span text:style-name="T13_14"><text:s/></text:span><text:span text:style-name="T13_15">somewhere</text:span><text:span text:style-name="T13_16"><text:s/></text:span><text:span text:style-name="T13_17">in</text:span><text:span text:style-name="T13_18"><text:s/></text:span><text:span text:style-name="T13_19">Luton</text:span><text:span text:style-name="T13_20"><text:s/></text:span><text:span text:style-name="T13_21">and</text:span><text:span text:style-name="T13_22"><text:s/></text:span><text:span text:style-name="T13_23">you</text:span><text:span text:style-name="T13_24">’</text:span><text:span text:style-name="T13_25">ll</text:span><text:span text:style-name="T13_26"><text:s/></text:span><text:span text:style-name="T13_27">be</text:span><text:span text:style-name="T13_28"><text:s/></text:span><text:span text:style-name="T13_29">damned</text:span><text:span text:style-name="T13_30"><text:s/></text:span><text:span text:style-name="T13_31">if</text:span><text:span text:style-name="T13_32"><text:s/></text:span><text:span text:style-name="T13_33">some</text:span><text:span text:style-name="T13_34"><text:s/></text:span><text:span text:style-name="T13_35">rough</text:span><text:span text:style-name="T13_36">-</text:span><text:span text:style-name="T13_37">and</text:span><text:span text:style-name="T13_38">-</text:span><text:span text:style-name="T13_39">ready</text:span><text:span text:style-name="T13_40"><text:s/></text:span><text:span text:style-name="T13_41">Parliamentarian</text:span><text:span text:style-name="T13_42"><text:s/></text:span><text:span text:style-name="T13_43">gets</text:span><text:span text:style-name="T13_44"><text:s/></text:span><text:span text:style-name="T13_45">their</text:span><text:span text:style-name="T13_46"><text:s/></text:span><text:span text:style-name="T13_47">hands</text:span><text:span text:style-name="T13_48"><text:s/></text:span><text:span text:style-name="T13_49">on</text:span><text:span text:style-name="T13_50"><text:s/></text:span><text:span text:style-name="T13_51">it</text:span><text:span text:style-name="T13_52"><text:s/></text:span><text:span text:style-name="T13_53">before</text:span><text:span text:style-name="T13_54"><text:s/></text:span><text:span text:style-name="T13_55">you</text:span><text:span text:style-name="T13_56">.<text:s/></text:span><text:span text:style-name="T13_57">Ever</text:span><text:span text:style-name="T13_58"><text:s/></text:span><text:span text:style-name="T13_59">since</text:span><text:span text:style-name="T13_60"><text:s/></text:span><text:span text:style-name="T13_61">Queen</text:span><text:span text:style-name="T13_62"><text:s/></text:span><text:span text:style-name="T13_63">Elizabeth</text:span><text:span text:style-name="T13_64"><text:s/></text:span><text:span text:style-name="T13_65">bestowed</text:span><text:span text:style-name="T13_66"><text:s/></text:span><text:span text:style-name="T13_67">honour</text:span><text:span text:style-name="T13_68"><text:s/></text:span><text:span text:style-name="T13_69">on</text:span><text:span text:style-name="T13_70"><text:s/></text:span><text:span text:style-name="T13_71">Sir</text:span><text:span text:style-name="T13_72"><text:s/></text:span><text:span text:style-name="T13_73">Francis</text:span><text:span text:style-name="T13_74">,<text:s/></text:span><text:span text:style-name="T13_75">your</text:span><text:span text:style-name="T13_76"><text:s/></text:span><text:span text:style-name="T13_77">family</text:span><text:span text:style-name="T13_78"><text:s/></text:span><text:span text:style-name="T13_79">have</text:span><text:span text:style-name="T13_80"><text:s/></text:span><text:span text:style-name="T13_81">been</text:span><text:span text:style-name="T13_82"><text:s/></text:span><text:span text:style-name="T13_83">staunch</text:span><text:span text:style-name="T13_84"><text:s/></text:span><text:span text:style-name="T13_85">Monarchists</text:span><text:span text:style-name="T13_86">.<text:s/></text:span><text:span text:style-name="T13_87">You</text:span><text:span text:style-name="T13_88"><text:s/></text:span><text:span text:style-name="T13_89">aim</text:span><text:span text:style-name="T13_90"><text:s/></text:span><text:span text:style-name="T13_91">to</text:span><text:span text:style-name="T13_92"><text:s/></text:span><text:span text:style-name="T13_93">obtain</text:span><text:span text:style-name="T13_94"><text:s/></text:span><text:span text:style-name="T13_95">the</text:span><text:span text:style-name="T13_96"><text:s/></text:span><text:span text:style-name="T13_97">ring</text:span><text:span text:style-name="T13_98">,<text:s/></text:span><text:span text:style-name="T13_99">hand</text:span><text:span text:style-name="T13_100"><text:s/></text:span><text:span text:style-name="T13_101">it</text:span><text:span text:style-name="T13_102"><text:s/></text:span><text:span text:style-name="T13_103">off</text:span><text:span text:style-name="T13_104"><text:s/></text:span><text:span text:style-name="T13_105">to</text:span><text:span text:style-name="T13_106"><text:s/></text:span><text:span text:style-name="T13_107">Sir</text:span><text:span text:style-name="T13_108"><text:s/></text:span><text:span text:style-name="T13_109">Nathaniel</text:span><text:span text:style-name="T13_110"><text:s/></text:span><text:span text:style-name="T13_111">Gascoigne</text:span><text:span text:style-name="T13_112"><text:s/>(</text:span><text:span text:style-name="T13_113">a</text:span><text:span text:style-name="T13_114"><text:s/></text:span><text:span text:style-name="T13_115">confidante</text:span><text:span text:style-name="T13_116"><text:s/></text:span><text:span text:style-name="T13_117">of</text:span><text:span text:style-name="T13_118"><text:s/></text:span><text:span text:style-name="T13_119">the</text:span><text:span text:style-name="T13_120"><text:s/></text:span><text:span text:style-name="T13_121">King</text:span><text:span text:style-name="T13_122">)<text:s/></text:span><text:span text:style-name="T13_123">and</text:span><text:span text:style-name="T13_124"><text:s/></text:span><text:span text:style-name="T13_125">prevent</text:span><text:span text:style-name="T13_126"><text:s/></text:span><text:span text:style-name="T13_127">England</text:span><text:span text:style-name="T13_128"><text:s/></text:span><text:span text:style-name="T13_129">falling</text:span><text:span text:style-name="T13_130"><text:s/></text:span><text:span text:style-name="T13_131">back</text:span><text:span text:style-name="T13_132"><text:s/></text:span><text:span text:style-name="T13_133">into</text:span><text:span text:style-name="T13_134"><text:s/></text:span><text:span text:style-name="T13_135">brutal</text:span><text:span text:style-name="T13_136"><text:s/></text:span><text:span text:style-name="T13_137">civil</text:span><text:span text:style-name="T13_138"><text:s/></text:span><text:span text:style-name="T13_139">war</text:span><text:span text:style-name="T13_140"><text:s/>-<text:s/></text:span><text:span text:style-name="T13_141">easily</text:span><text:span text:style-name="T13_142"><text:s/></text:span><text:span text:style-name="T13_143">all</text:span><text:span text:style-name="T13_144"><text:s/></text:span><text:span text:style-name="T13_145">in</text:span><text:span text:style-name="T13_146"><text:s/></text:span><text:span text:style-name="T13_147">a</text:span><text:span text:style-name="T13_148"><text:s/></text:span><text:span text:style-name="T13_149">Christmas</text:span><text:span text:style-name="T13_150"><text:s/></text:span><text:span text:style-name="T13_151">Eve</text:span><text:span text:style-name="T13_152"><text:s/></text:span><text:span text:style-name="T13_153">night</text:span><text:span text:style-name="T13_154">’</text:span><text:span text:style-name="T13_155">s</text:span><text:span text:style-name="T13_156"><text:s/></text:span><text:span text:style-name="T13_157">work</text:span><text:span text:style-name="T13_158">!<text:s/></text:span></text:p>
      <text:p text:style-name="P14"/>
      <text:p text:style-name="P15"><text:span text:style-name="T15_1">There</text:span><text:span text:style-name="T15_2"><text:s/></text:span><text:span text:style-name="T15_3">will</text:span><text:span text:style-name="T15_4"><text:s/></text:span><text:span text:style-name="T15_5">be</text:span><text:span text:style-name="T15_6"><text:s/></text:span><text:span text:style-name="T15_7">those</text:span><text:span text:style-name="T15_8"><text:s/></text:span><text:span text:style-name="T15_9">working</text:span><text:span text:style-name="T15_10"><text:s/></text:span><text:span text:style-name="T15_11">against</text:span><text:span text:style-name="T15_12"><text:s/></text:span><text:span text:style-name="T15_13">you</text:span><text:span text:style-name="T15_14"><text:s/></text:span><text:span text:style-name="T15_15">and</text:span><text:span text:style-name="T15_16"><text:s/></text:span><text:span text:style-name="T15_17">hot</text:span><text:span text:style-name="T15_18"><text:s/></text:span><text:span text:style-name="T15_19">on</text:span><text:span text:style-name="T15_20"><text:s/></text:span><text:span text:style-name="T15_21">your</text:span><text:span text:style-name="T15_22"><text:s/></text:span><text:span text:style-name="T15_23">heels</text:span><text:span text:style-name="T15_24"><text:s/></text:span><text:span text:style-name="T15_25">but</text:span><text:span text:style-name="T15_26"><text:s/></text:span><text:span text:style-name="T15_27">you</text:span><text:span text:style-name="T15_28">’</text:span><text:span text:style-name="T15_29">ve</text:span><text:span text:style-name="T15_30"><text:s/></text:span><text:span text:style-name="T15_31">managed</text:span><text:span text:style-name="T15_32"><text:s/></text:span><text:span text:style-name="T15_33">to</text:span><text:span text:style-name="T15_34"><text:s/></text:span><text:span text:style-name="T15_35">get</text:span><text:span text:style-name="T15_36"><text:s/></text:span><text:span text:style-name="T15_37">your</text:span><text:span text:style-name="T15_38"><text:s/></text:span><text:span text:style-name="T15_39">hands</text:span><text:span text:style-name="T15_40"><text:s/></text:span><text:span text:style-name="T15_41">on</text:span><text:span text:style-name="T15_42"><text:s/></text:span><text:span text:style-name="T15_43">a</text:span><text:span text:style-name="T15_44"><text:s/></text:span><text:span text:style-name="T15_45">Manuscript</text:span><text:span text:style-name="T15_46"><text:s/></text:span><text:span text:style-name="T15_47">of</text:span><text:span text:style-name="T15_48"><text:s/></text:span><text:span text:style-name="T15_49">Clues</text:span><text:span text:style-name="T15_50"><text:s/></text:span><text:span text:style-name="T15_51">but</text:span><text:span text:style-name="T15_52"><text:s/></text:span><text:span text:style-name="T15_53">have</text:span><text:span text:style-name="T15_54"><text:s/></text:span><text:span text:style-name="T15_55">yet</text:span><text:span text:style-name="T15_56"><text:s/></text:span><text:span text:style-name="T15_57">to</text:span><text:span text:style-name="T15_58"><text:s/></text:span><text:span text:style-name="T15_59">solve</text:span><text:span text:style-name="T15_60"><text:s/></text:span><text:span text:style-name="T15_61">its</text:span><text:span text:style-name="T15_62"><text:s/></text:span><text:span text:style-name="T15_63">mysteries</text:span><text:span text:style-name="T15_64">.<text:s/></text:span><text:span text:style-name="T15_65">Unfortunately</text:span><text:span text:style-name="T15_66">,<text:s/></text:span><text:span text:style-name="T15_67">you</text:span><text:span text:style-name="T15_68"><text:s/></text:span><text:span text:style-name="T15_69">left</text:span><text:span text:style-name="T15_70"><text:s/></text:span><text:span text:style-name="T15_71">the</text:span><text:span text:style-name="T15_72"><text:s/></text:span><text:span text:style-name="T15_73">last</text:span><text:span text:style-name="T15_74"><text:s/></text:span><text:span text:style-name="T15_75">two</text:span><text:span text:style-name="T15_76"><text:s/></text:span><text:span text:style-name="T15_77">Clues</text:span><text:span text:style-name="T15_78"><text:s/></text:span><text:span text:style-name="T15_79">aboard</text:span><text:span text:style-name="T15_80"><text:s/></text:span><text:span text:style-name="T15_81">your</text:span><text:span text:style-name="T15_82"><text:s/></text:span><text:span text:style-name="T15_83">ship</text:span><text:span text:style-name="T15_84">.<text:s/></text:span><text:span text:style-name="T15_85">An</text:span><text:span text:style-name="T15_86"><text:s/></text:span><text:span text:style-name="T15_87">agent</text:span><text:span text:style-name="T15_88"><text:s/></text:span><text:span text:style-name="T15_89">of</text:span><text:span text:style-name="T15_90"><text:s/></text:span><text:span text:style-name="T15_91">yours</text:span><text:span text:style-name="T15_92"><text:s/></text:span><text:span text:style-name="T15_93">is</text:span><text:span text:style-name="T15_94"><text:s/></text:span><text:span text:style-name="T15_95">bringing</text:span><text:span text:style-name="T15_96"><text:s/></text:span><text:span text:style-name="T15_97">them</text:span><text:span text:style-name="T15_98"><text:s/></text:span><text:span text:style-name="T15_99">currently</text:span><text:span text:style-name="T15_100"><text:s/></text:span><text:span text:style-name="T15_101">but</text:span><text:span text:style-name="T15_102"><text:s/></text:span><text:span text:style-name="T15_103">you</text:span><text:span text:style-name="T15_104"><text:s/></text:span><text:span text:style-name="T15_105">don</text:span><text:span text:style-name="T15_106">’</text:span><text:span text:style-name="T15_107">t</text:span><text:span text:style-name="T15_108"><text:s/></text:span><text:span text:style-name="T15_109">know</text:span><text:span text:style-name="T15_110"><text:s/></text:span><text:span text:style-name="T15_111">for</text:span><text:span text:style-name="T15_112"><text:s/></text:span><text:span text:style-name="T15_113">sure</text:span><text:span text:style-name="T15_114"><text:s/></text:span><text:span text:style-name="T15_115">when</text:span><text:span text:style-name="T15_116"><text:s/></text:span><text:span text:style-name="T15_117">they</text:span><text:span text:style-name="T15_118"><text:s/></text:span><text:span text:style-name="T15_119">will</text:span><text:span text:style-name="T15_120"><text:s/></text:span><text:span text:style-name="T15_121">arrive</text:span><text:span text:style-name="T15_122">.</text:span></text:p>
      <text:p text:style-name="P16"/>
      <text:p text:style-name="P17"><text:span text:style-name="T17_1">Some</text:span><text:span text:style-name="T17_2"><text:s/></text:span><text:span text:style-name="T17_3">odd</text:span><text:span text:style-name="T17_4"><text:s/></text:span><text:span text:style-name="T17_5">things</text:span><text:span text:style-name="T17_6"><text:s/></text:span><text:span text:style-name="T17_7">have</text:span><text:span text:style-name="T17_8"><text:s/></text:span><text:span text:style-name="T17_9">changed</text:span><text:span text:style-name="T17_10"><text:s/></text:span><text:span text:style-name="T17_11">in</text:span><text:span text:style-name="T17_12"><text:s/></text:span><text:span text:style-name="T17_13">Luton</text:span><text:span text:style-name="T17_14"><text:s/></text:span><text:span text:style-name="T17_15">since</text:span><text:span text:style-name="T17_16"><text:s/></text:span><text:span text:style-name="T17_17">you</text:span><text:span text:style-name="T17_18"><text:s/></text:span><text:span text:style-name="T17_19">were</text:span><text:span text:style-name="T17_20"><text:s/></text:span><text:span text:style-name="T17_21">last</text:span><text:span text:style-name="T17_22"><text:s/></text:span><text:span text:style-name="T17_23">here</text:span><text:span text:style-name="T17_24">.<text:s/></text:span><text:span text:style-name="T17_25">Witchcraft</text:span><text:span text:style-name="T17_26"><text:s/></text:span><text:span text:style-name="T17_27">is</text:span><text:span text:style-name="T17_28"><text:s/></text:span><text:span text:style-name="T17_29">the</text:span><text:span text:style-name="T17_30"><text:s/></text:span><text:span text:style-name="T17_31">talk</text:span><text:span text:style-name="T17_32"><text:s/></text:span><text:span text:style-name="T17_33">of</text:span><text:span text:style-name="T17_34"><text:s/></text:span><text:span text:style-name="T17_35">the</text:span><text:span text:style-name="T17_36"><text:s/></text:span><text:span text:style-name="T17_37">town</text:span><text:span text:style-name="T17_38"><text:s/></text:span><text:span text:style-name="T17_39">and</text:span><text:span text:style-name="T17_40"><text:s/></text:span><text:span text:style-name="T17_41">you</text:span><text:span text:style-name="T17_42"><text:s/></text:span><text:span text:style-name="T17_43">even</text:span><text:span text:style-name="T17_44"><text:s/></text:span><text:span text:style-name="T17_45">found</text:span><text:span text:style-name="T17_46"><text:s/></text:span><text:span text:style-name="T17_47">a</text:span><text:span text:style-name="T17_48"><text:s/></text:span><text:span text:style-name="T17_49">witches</text:span><text:span text:style-name="T17_50"><text:s/></text:span><text:span text:style-name="T17_51">broom</text:span><text:span text:style-name="T17_52"><text:s/></text:span><text:span text:style-name="T17_53">in</text:span><text:span text:style-name="T17_54"><text:s/></text:span><text:span text:style-name="T17_55">your</text:span><text:span text:style-name="T17_56"><text:s/></text:span><text:span text:style-name="T17_57">caravan</text:span><text:span text:style-name="T17_58">.<text:s/></text:span><text:span text:style-name="T17_59">You</text:span><text:span text:style-name="T17_60">’</text:span><text:span text:style-name="T17_61">re</text:span><text:span text:style-name="T17_62"><text:s/></text:span><text:span text:style-name="T17_63">not</text:span><text:span text:style-name="T17_64"><text:s/></text:span><text:span text:style-name="T17_65">sure</text:span><text:span text:style-name="T17_66"><text:s/></text:span><text:span text:style-name="T17_67">whether</text:span><text:span text:style-name="T17_68"><text:s/></text:span><text:span text:style-name="T17_69">to</text:span><text:span text:style-name="T17_70"><text:s/></text:span><text:span text:style-name="T17_71">keep</text:span><text:span text:style-name="T17_72"><text:s/></text:span><text:span text:style-name="T17_73">quiet</text:span><text:span text:style-name="T17_74"><text:s/></text:span><text:span text:style-name="T17_75">about</text:span><text:span text:style-name="T17_76"><text:s/></text:span><text:span text:style-name="T17_77">it</text:span><text:span text:style-name="T17_78"><text:s/></text:span><text:span text:style-name="T17_79">or</text:span><text:span text:style-name="T17_80"><text:s/></text:span><text:span text:style-name="T17_81">brush</text:span><text:span text:style-name="T17_82"><text:s/></text:span><text:span text:style-name="T17_83">it</text:span><text:span text:style-name="T17_84"><text:s/></text:span><text:span text:style-name="T17_85">off</text:span><text:span text:style-name="T17_86"><text:s/></text:span><text:span text:style-name="T17_87">like</text:span><text:span text:style-name="T17_88"><text:s/></text:span><text:span text:style-name="T17_89">nothing</text:span><text:span text:style-name="T17_90">,<text:s/></text:span><text:span text:style-name="T17_91">since</text:span><text:span text:style-name="T17_92"><text:s/></text:span><text:span text:style-name="T17_93">someone</text:span><text:span text:style-name="T17_94"><text:s/></text:span><text:span text:style-name="T17_95">is</text:span><text:span text:style-name="T17_96"><text:s/></text:span><text:span text:style-name="T17_97">clearly</text:span><text:span text:style-name="T17_98"><text:s/></text:span><text:span text:style-name="T17_99">trying</text:span><text:span text:style-name="T17_100"><text:s/></text:span><text:span text:style-name="T17_101">to</text:span><text:span text:style-name="T17_102"><text:s/></text:span><text:span text:style-name="T17_103">set</text:span><text:span text:style-name="T17_104"><text:s/></text:span><text:span text:style-name="T17_105">you</text:span><text:span text:style-name="T17_106"><text:s/></text:span><text:span text:style-name="T17_107">up</text:span><text:span text:style-name="T17_108"><text:s/></text:span><text:span text:style-name="T17_109">as</text:span><text:span text:style-name="T17_110"><text:s/></text:span><text:span text:style-name="T17_111">a</text:span><text:span text:style-name="T17_112"><text:s/></text:span><text:span text:style-name="T17_113">sorcerer</text:span><text:span text:style-name="T17_114"><text:s/></text:span><text:span text:style-name="T17_115">or</text:span><text:span text:style-name="T17_116"><text:s/></text:span><text:span text:style-name="T17_117">something</text:span><text:span text:style-name="T17_118">.<text:s/></text:span><text:span text:style-name="T17_119">You</text:span><text:span text:style-name="T17_120">’</text:span><text:span text:style-name="T17_121">re</text:span><text:span text:style-name="T17_122"><text:s/></text:span><text:span text:style-name="T17_123">usually</text:span><text:span text:style-name="T17_124"><text:s/></text:span><text:span text:style-name="T17_125">not</text:span><text:span text:style-name="T17_126"><text:s/></text:span><text:span text:style-name="T17_127">superstitious</text:span><text:span text:style-name="T17_128"><text:s/></text:span><text:span text:style-name="T17_129">like</text:span><text:span text:style-name="T17_130"><text:s/></text:span><text:span text:style-name="T17_131">this</text:span><text:span text:style-name="T17_132"><text:s/></text:span><text:span text:style-name="T17_133">but</text:span><text:span text:style-name="T17_134"><text:s/></text:span><text:span text:style-name="T17_135">during</text:span><text:span text:style-name="T17_136"><text:s/></text:span><text:span text:style-name="T17_137">a</text:span><text:span text:style-name="T17_138"><text:s/></text:span><text:span text:style-name="T17_139">wedding</text:span><text:span text:style-name="T17_140"><text:s/></text:span><text:span text:style-name="T17_141">ritual</text:span><text:span text:style-name="T17_142"><text:s/></text:span><text:span text:style-name="T17_143">with</text:span><text:span text:style-name="T17_144"><text:s/></text:span><text:span text:style-name="T17_145">your</text:span><text:span text:style-name="T17_146"><text:s/></text:span><text:span text:style-name="T17_147">Indian</text:span><text:span text:style-name="T17_148"><text:s/></text:span><text:span text:style-name="T17_149">wife</text:span><text:span text:style-name="T17_150"><text:s/></text:span><text:span text:style-name="T17_151">you</text:span><text:span text:style-name="T17_152"><text:s/></text:span><text:span text:style-name="T17_153">glimpsed</text:span><text:span text:style-name="T17_154"><text:s/></text:span><text:span text:style-name="T17_155">a</text:span><text:span text:style-name="T17_156"><text:s/></text:span><text:span text:style-name="T17_157">crack</text:span><text:span text:style-name="T17_158"><text:s/></text:span><text:span text:style-name="T17_159">into</text:span><text:span text:style-name="T17_160"><text:s/></text:span><text:span text:style-name="T17_161">the</text:span><text:span text:style-name="T17_162"><text:s/></text:span><text:span text:style-name="T17_163">spirit</text:span><text:span text:style-name="T17_164"><text:s/></text:span><text:span text:style-name="T17_165">world</text:span><text:span text:style-name="T17_166"><text:s/></text:span><text:span text:style-name="T17_167">and</text:span><text:span text:style-name="T17_168"><text:s/></text:span><text:span text:style-name="T17_169">saw</text:span><text:span text:style-name="T17_170"><text:s/></text:span><text:span text:style-name="T17_171">that</text:span><text:span text:style-name="T17_172"><text:s/></text:span><text:span text:style-name="T17_173">an</text:span><text:span text:style-name="T17_174"><text:s/></text:span><text:span text:style-name="T17_175">immensely</text:span><text:span text:style-name="T17_176"><text:s/></text:span><text:span text:style-name="T17_177">powerful</text:span><text:span text:style-name="T17_178"><text:s/></text:span><text:span text:style-name="T17_179">being</text:span><text:span text:style-name="T17_180"><text:s/></text:span><text:span text:style-name="T17_181">would</text:span><text:span text:style-name="T17_182"><text:s/></text:span><text:span text:style-name="T17_183">be</text:span><text:span text:style-name="T17_184"><text:s/></text:span><text:span text:style-name="T17_185">in</text:span><text:span text:style-name="T17_186"><text:s/></text:span><text:span text:style-name="T17_187">Luton</text:span><text:span text:style-name="T17_188"><text:s/></text:span><text:span text:style-name="T17_189">next</text:span><text:span text:style-name="T17_190"><text:s/></text:span><text:span text:style-name="T17_191">time</text:span><text:span text:style-name="T17_192"><text:s/></text:span><text:span text:style-name="T17_193">you</text:span><text:span text:style-name="T17_194"><text:s/></text:span><text:span text:style-name="T17_195">were</text:span><text:span text:style-name="T17_196"><text:s/></text:span><text:span text:style-name="T17_197">there</text:span><text:span text:style-name="T17_198">.</text:span></text:p>
      <text:p text:style-name="P18"/>
      <text:p text:style-name="P19"><text:span text:style-name="T19_1">You</text:span><text:span text:style-name="T19_2"><text:s/></text:span><text:span text:style-name="T19_3">also</text:span><text:span text:style-name="T19_4"><text:s/></text:span><text:span text:style-name="T19_5">recognise</text:span><text:span text:style-name="T19_6"><text:s/></text:span><text:span text:style-name="T19_7">Wendel</text:span><text:span text:style-name="T19_8"><text:s/></text:span><text:span text:style-name="T19_9">Williams</text:span><text:span text:style-name="T19_10"><text:s/></text:span><text:span text:style-name="T19_11">from</text:span><text:span text:style-name="T19_12"><text:s/></text:span><text:span text:style-name="T19_13">your</text:span><text:span text:style-name="T19_14"><text:s/></text:span><text:span text:style-name="T19_15">time</text:span><text:span text:style-name="T19_16"><text:s/></text:span><text:span text:style-name="T19_17">in</text:span><text:span text:style-name="T19_18"><text:s/></text:span><text:span text:style-name="T19_19">Cambridge</text:span><text:span text:style-name="T19_20">.<text:s/></text:span><text:span text:style-name="T19_21">Your</text:span><text:span text:style-name="T19_22"><text:s/></text:span><text:span text:style-name="T19_23">adventurous</text:span><text:span text:style-name="T19_24"><text:s/></text:span><text:span text:style-name="T19_25">life</text:span><text:span text:style-name="T19_26"><text:s/></text:span><text:span text:style-name="T19_27">has</text:span><text:span text:style-name="T19_28"><text:s/></text:span><text:span text:style-name="T19_29">changed</text:span><text:span text:style-name="T19_30"><text:s/></text:span><text:span text:style-name="T19_31">your</text:span><text:span text:style-name="T19_32"><text:s/></text:span><text:span text:style-name="T19_33">appearance</text:span><text:span text:style-name="T19_34"><text:s/></text:span><text:span text:style-name="T19_35">a</text:span><text:span text:style-name="T19_36"><text:s/></text:span><text:span text:style-name="T19_37">bit</text:span><text:span text:style-name="T19_38"><text:s/></text:span><text:span text:style-name="T19_39">so</text:span><text:span text:style-name="T19_40"><text:s/></text:span><text:span text:style-name="T19_41">you</text:span><text:span text:style-name="T19_42">’</text:span><text:span text:style-name="T19_43">re</text:span><text:span text:style-name="T19_44"><text:s/></text:span><text:span text:style-name="T19_45">pretty</text:span><text:span text:style-name="T19_46"><text:s/></text:span><text:span text:style-name="T19_47">sure</text:span><text:span text:style-name="T19_48"><text:s/></text:span><text:span text:style-name="T19_49">Wendel</text:span><text:span text:style-name="T19_50"><text:s/></text:span><text:span text:style-name="T19_51">doesn</text:span><text:span text:style-name="T19_52">’</text:span><text:span text:style-name="T19_53">t</text:span><text:span text:style-name="T19_54"><text:s/></text:span><text:span text:style-name="T19_55">directly</text:span><text:span text:style-name="T19_56"><text:s/></text:span><text:span text:style-name="T19_57">recognise</text:span><text:span text:style-name="T19_58"><text:s/></text:span><text:span text:style-name="T19_59">you</text:span><text:span text:style-name="T19_60"><text:s/></text:span><text:span text:style-name="T19_61">but</text:span><text:span text:style-name="T19_62"><text:s/></text:span><text:span text:style-name="T19_63">you</text:span><text:span text:style-name="T19_64"><text:s/></text:span><text:span text:style-name="T19_65">remember</text:span><text:span text:style-name="T19_66"><text:s/></text:span><text:span text:style-name="T19_67">him</text:span><text:span text:style-name="T19_68"><text:s/></text:span><text:span text:style-name="T19_69">as</text:span><text:span text:style-name="T19_70"><text:s/></text:span><text:span text:style-name="T19_71">being</text:span><text:span text:style-name="T19_72"><text:s/></text:span><text:span text:style-name="T19_73">incredibly</text:span><text:span text:style-name="T19_74"><text:s/></text:span><text:span text:style-name="T19_75">stuck</text:span><text:span text:style-name="T19_76"><text:s/></text:span><text:span text:style-name="T19_77">up</text:span><text:span text:style-name="T19_78">.<text:s/></text:span><text:span text:style-name="T19_79">You</text:span><text:span text:style-name="T19_80">’</text:span><text:span text:style-name="T19_81">d</text:span><text:span text:style-name="T19_82"><text:s/></text:span><text:span text:style-name="T19_83">avoid</text:span><text:span text:style-name="T19_84"><text:s/></text:span><text:span text:style-name="T19_85">him</text:span><text:span text:style-name="T19_86"><text:s/></text:span><text:span text:style-name="T19_87">entirely</text:span><text:span text:style-name="T19_88"><text:s/></text:span><text:span text:style-name="T19_89">if</text:span><text:span text:style-name="T19_90"><text:s/></text:span><text:span text:style-name="T19_91">it</text:span><text:span text:style-name="T19_92"><text:s/></text:span><text:span text:style-name="T19_93">wasn</text:span><text:span text:style-name="T19_94">’</text:span><text:span text:style-name="T19_95">t</text:span><text:span text:style-name="T19_96"><text:s/></text:span><text:span text:style-name="T19_97">for</text:span><text:span text:style-name="T19_98"><text:s/></text:span><text:span text:style-name="T19_99">the</text:span><text:span text:style-name="T19_100"><text:s/></text:span><text:span text:style-name="T19_101">fact</text:span><text:span text:style-name="T19_102"><text:s/></text:span><text:span text:style-name="T19_103">that</text:span><text:span text:style-name="T19_104"><text:s/></text:span><text:span text:style-name="T19_105">you</text:span><text:span text:style-name="T19_106"><text:s/></text:span><text:span text:style-name="T19_107">have</text:span><text:span text:style-name="T19_108"><text:s/></text:span><text:span text:style-name="T19_109">contracted</text:span><text:span text:style-name="T19_110"><text:s/></text:span><text:span text:style-name="T19_111">an</text:span><text:span text:style-name="T19_112"><text:s/></text:span><text:span text:style-name="T19_113">odd</text:span><text:span text:style-name="T19_114"><text:s/></text:span><text:span text:style-name="T19_115">illness</text:span><text:span text:style-name="T19_116"><text:s/></text:span><text:span text:style-name="T19_117">abroad</text:span><text:span text:style-name="T19_118"><text:s/></text:span><text:span text:style-name="T19_119">and</text:span><text:span text:style-name="T19_120"><text:s/></text:span><text:span text:style-name="T19_121">he</text:span><text:span text:style-name="T19_122"><text:s/></text:span><text:span text:style-name="T19_123">seems</text:span><text:span text:style-name="T19_124"><text:s/></text:span><text:span text:style-name="T19_125">to</text:span><text:span text:style-name="T19_126"><text:s/></text:span><text:span text:style-name="T19_127">be</text:span><text:span text:style-name="T19_128"><text:s/></text:span><text:span text:style-name="T19_129">the</text:span><text:span text:style-name="T19_130"><text:s/></text:span><text:span text:style-name="T19_131">only</text:span><text:span text:style-name="T19_132"><text:s/></text:span><text:span text:style-name="T19_133">town</text:span><text:span text:style-name="T19_134"><text:s/></text:span><text:span text:style-name="T19_135">doctor</text:span><text:span text:style-name="T19_136">.<text:s/></text:span><text:span text:style-name="T19_137">Maybe</text:span><text:span text:style-name="T19_138"><text:s/></text:span><text:span text:style-name="T19_139">you</text:span><text:span text:style-name="T19_140"><text:s/></text:span><text:span text:style-name="T19_141">could</text:span><text:span text:style-name="T19_142"><text:s/></text:span><text:span text:style-name="T19_143">ask</text:span><text:span text:style-name="T19_144"><text:s/></text:span><text:span text:style-name="T19_145">around</text:span><text:span text:style-name="T19_146"><text:s/></text:span><text:span text:style-name="T19_147">to</text:span><text:span text:style-name="T19_148"><text:s/></text:span><text:span text:style-name="T19_149">see</text:span><text:span text:style-name="T19_150"><text:s/></text:span><text:span text:style-name="T19_151">if</text:span><text:span text:style-name="T19_152"><text:s/></text:span><text:span text:style-name="T19_153">anyone</text:span><text:span text:style-name="T19_154"><text:s/></text:span><text:span text:style-name="T19_155">else</text:span><text:span text:style-name="T19_156"><text:s/></text:span><text:span text:style-name="T19_157">could</text:span><text:span text:style-name="T19_158"><text:s/></text:span><text:span text:style-name="T19_159">diagnose</text:span><text:span text:style-name="T19_160"><text:s/></text:span><text:span text:style-name="T19_161">you</text:span><text:span text:style-name="T19_162">,<text:s/></text:span><text:span text:style-name="T19_163">or</text:span><text:span text:style-name="T19_164"><text:s/></text:span><text:span text:style-name="T19_165">at</text:span><text:span text:style-name="T19_166"><text:s/></text:span><text:span text:style-name="T19_167">least</text:span><text:span text:style-name="T19_168"><text:s/></text:span><text:span text:style-name="T19_169">make</text:span><text:span text:style-name="T19_170"><text:s/></text:span><text:span text:style-name="T19_171">sure</text:span><text:span text:style-name="T19_172"><text:s/></text:span><text:span text:style-name="T19_173">he</text:span><text:span text:style-name="T19_174"><text:s/></text:span><text:span text:style-name="T19_175">doesn</text:span><text:span text:style-name="T19_176">’</text:span><text:span text:style-name="T19_177">t</text:span><text:span text:style-name="T19_178"><text:s/></text:span><text:span text:style-name="T19_179">recognise</text:span><text:span text:style-name="T19_180"><text:s/></text:span><text:span text:style-name="T19_181">you</text:span><text:span text:style-name="T19_182">.</text:span></text:p>
      <text:p text:style-name="P20"/>
      <text:h text:style-name="P21" text:outline-level="10"><text:bookmark-start text:name="h.34sz3zz8zadt"/><text:bookmark-end text:name="h.34sz3zz8zadt"/><text:span text:style-name="T21_1">Other</text:span><text:span text:style-name="T21_2"><text:s/></text:span><text:span text:style-name="T21_3">People</text:span></text:h>
      <text:p text:style-name="P22"/>
      <text:p text:style-name="P23"><text:span text:style-name="T23_1">Nathaniel</text:span><text:span text:style-name="T23_2"><text:s/></text:span><text:span text:style-name="T23_3">Gascoigne</text:span><text:span text:style-name="T23_4"><text:s/></text:span><text:span text:style-name="T23_5">-<text:s/></text:span><text:span text:style-name="T23_6">a</text:span><text:span text:style-name="T23_7"><text:s/></text:span><text:span text:style-name="T23_8">friend</text:span><text:span text:style-name="T23_9">,<text:s/></text:span><text:span text:style-name="T23_10">confidante</text:span><text:span text:style-name="T23_11"><text:s/></text:span><text:span text:style-name="T23_12">and</text:span><text:span text:style-name="T23_13"><text:s/></text:span><text:span text:style-name="T23_14">fellow</text:span><text:span text:style-name="T23_15"><text:s/></text:span><text:span text:style-name="T23_16">Royalist</text:span><text:span text:style-name="T23_17">.<text:s/></text:span><text:span text:style-name="T23_18">You</text:span><text:span text:style-name="T23_19"><text:s/></text:span><text:span text:style-name="T23_20">invited</text:span><text:span text:style-name="T23_21"><text:s/></text:span><text:span text:style-name="T23_22">him</text:span><text:span text:style-name="T23_23"><text:s/></text:span><text:span text:style-name="T23_24">to</text:span><text:span text:style-name="T23_25"><text:s/></text:span><text:span text:style-name="T23_26">spend</text:span><text:span text:style-name="T23_27"><text:s/></text:span><text:span text:style-name="T23_28">Christmas</text:span><text:span text:style-name="T23_29"><text:s/></text:span><text:span text:style-name="T23_30">with</text:span><text:span text:style-name="T23_31"><text:s/></text:span><text:span text:style-name="T23_32">you</text:span><text:span text:style-name="T23_33">.</text:span></text:p>
      <text:p text:style-name="P24"/>
      <text:p text:style-name="P25"><text:span text:style-name="T25_1">Aja</text:span><text:span text:style-name="T25_2"><text:s/></text:span><text:span text:style-name="T25_3">Choudhary</text:span><text:span text:style-name="T25_4"><text:s/>-<text:s/></text:span><text:span text:style-name="T25_5">your</text:span><text:span text:style-name="T25_6"><text:s/></text:span><text:span text:style-name="T25_7">assistant</text:span><text:span text:style-name="T25_8"><text:s/></text:span><text:span text:style-name="T25_9">whom</text:span><text:span text:style-name="T25_10"><text:s/></text:span><text:span text:style-name="T25_11">you</text:span><text:span text:style-name="T25_12"><text:s/></text:span><text:span text:style-name="T25_13">met</text:span><text:span text:style-name="T25_14"><text:s/></text:span><text:span text:style-name="T25_15">in</text:span><text:span text:style-name="T25_16"><text:s/></text:span><text:span text:style-name="T25_17">a</text:span><text:span text:style-name="T25_18"><text:s/></text:span><text:span text:style-name="T25_19">Bombay</text:span><text:span text:style-name="T25_20"><text:s/></text:span><text:span text:style-name="T25_21">slum</text:span><text:span text:style-name="T25_22"><text:s/></text:span><text:span text:style-name="T25_23">and</text:span><text:span text:style-name="T25_24"><text:s/></text:span><text:span text:style-name="T25_25">now</text:span><text:span text:style-name="T25_26"><text:s/></text:span><text:span text:style-name="T25_27">sails</text:span><text:span text:style-name="T25_28"><text:s/></text:span><text:span text:style-name="T25_29">the</text:span><text:span text:style-name="T25_30"><text:s/></text:span><text:span text:style-name="T25_31">world</text:span><text:span text:style-name="T25_32"><text:s/></text:span><text:span text:style-name="T25_33">with</text:span><text:span text:style-name="T25_34"><text:s/></text:span><text:span text:style-name="T25_35">you</text:span><text:span text:style-name="T25_36">.</text:span></text:p>
      <text:p text:style-name="P26"/>
      <text:p text:style-name="P27"><text:span text:style-name="T27_1">James</text:span><text:span text:style-name="T27_2"><text:s/></text:span><text:span text:style-name="T27_3">Farthing</text:span><text:span text:style-name="T27_4"><text:s/>-<text:s/></text:span><text:span text:style-name="T27_5">a</text:span><text:span text:style-name="T27_6"><text:s/></text:span><text:span text:style-name="T27_7">powerful</text:span><text:span text:style-name="T27_8"><text:s/></text:span><text:span text:style-name="T27_9">Luton</text:span><text:span text:style-name="T27_10"><text:s/></text:span><text:span text:style-name="T27_11">noble</text:span><text:span text:style-name="T27_12">,<text:s/></text:span><text:span text:style-name="T27_13">staunch</text:span><text:span text:style-name="T27_14"><text:s/></text:span><text:span text:style-name="T27_15">Puritan</text:span><text:span text:style-name="T27_16"><text:s/></text:span><text:span text:style-name="T27_17">and</text:span><text:span text:style-name="T27_18"><text:s/></text:span><text:span text:style-name="T27_19">rumoured</text:span><text:span text:style-name="T27_20"><text:s/></text:span><text:span text:style-name="T27_21">Parliamentarian</text:span></text:p>
      <text:h text:style-name="P28" text:outline-level="10"><text:bookmark-start text:name="h.9lnpnqvmhjo9"/><text:bookmark-end text:name="h.9lnpnqvmhjo9"/></text:h>
      <text:h text:style-name="P29" text:outline-level="10"><text:bookmark-start text:name="h.zb8y4t3i5w97"/><text:bookmark-end text:name="h.zb8y4t3i5w97"/><text:span text:style-name="T29_1">Interesting</text:span><text:span text:style-name="T29_2"><text:s/></text:span><text:span text:style-name="T29_3">Trivia</text:span></text:h>
      <text:p text:style-name="P30"/>
      <text:p text:style-name="P31"><text:span text:style-name="T31_1">There</text:span><text:span text:style-name="T31_2"><text:s/></text:span><text:span text:style-name="T31_3">are</text:span><text:span text:style-name="T31_4"><text:s/></text:span><text:span text:style-name="T31_5">many</text:span><text:span text:style-name="T31_6"><text:s/></text:span><text:span text:style-name="T31_7">interesting</text:span><text:span text:style-name="T31_8"><text:s/></text:span><text:span text:style-name="T31_9">people</text:span><text:span text:style-name="T31_10"><text:s/></text:span><text:span text:style-name="T31_11">in</text:span><text:span text:style-name="T31_12"><text:s/></text:span><text:span text:style-name="T31_13">Luton</text:span><text:span text:style-name="T31_14"><text:s/></text:span><text:span text:style-name="T31_15">who</text:span><text:span text:style-name="T31_16"><text:s/></text:span><text:span text:style-name="T31_17">know</text:span><text:span text:style-name="T31_18"><text:s/></text:span><text:span text:style-name="T31_19">a</text:span><text:span text:style-name="T31_20"><text:s/></text:span><text:span text:style-name="T31_21">lot</text:span><text:span text:style-name="T31_22"><text:s/></text:span><text:span text:style-name="T31_23">about</text:span><text:span text:style-name="T31_24"><text:s/></text:span><text:span text:style-name="T31_25">religion</text:span><text:span text:style-name="T31_26">,<text:s/></text:span><text:span text:style-name="T31_27">including</text:span><text:span text:style-name="T31_28"><text:s/></text:span><text:span text:style-name="T31_29">Judges</text:span><text:span text:style-name="T31_30"><text:s/></text:span><text:span text:style-name="T31_31">and</text:span><text:span text:style-name="T31_32"><text:s/></text:span><text:span text:style-name="T31_33">Priests</text:span><text:span text:style-name="T31_34">.</text:span></text:p>
      <text:p text:style-name="P32"/>
      <text:p text:style-name="P33"><text:span text:style-name="T33_1">One</text:span><text:span text:style-name="T33_2"><text:s/></text:span><text:span text:style-name="T33_3">of</text:span><text:span text:style-name="T33_4"><text:s/></text:span><text:span text:style-name="T33_5">the</text:span><text:span text:style-name="T33_6"><text:s/></text:span><text:span text:style-name="T33_7">clues</text:span><text:span text:style-name="T33_8"><text:s/></text:span><text:span text:style-name="T33_9">in</text:span><text:span text:style-name="T33_10"><text:s/></text:span><text:span text:style-name="T33_11">the</text:span><text:span text:style-name="T33_12"><text:s/></text:span><text:span text:style-name="T33_13">Manuscript</text:span><text:span text:style-name="T33_14"><text:s/></text:span><text:span text:style-name="T33_15">of</text:span><text:span text:style-name="T33_16"><text:s/></text:span><text:span text:style-name="T33_17">Clues</text:span><text:span text:style-name="T33_18"><text:s/></text:span><text:span text:style-name="T33_19">appears</text:span><text:span text:style-name="T33_20"><text:s/></text:span><text:span text:style-name="T33_21">to</text:span><text:span text:style-name="T33_22"><text:s/></text:span><text:span text:style-name="T33_23">be</text:span><text:span text:style-name="T33_24"><text:s/></text:span><text:span text:style-name="T33_25">in</text:span><text:span text:style-name="T33_26"><text:s/></text:span><text:span text:style-name="T33_27">some</text:span><text:span text:style-name="T33_28"><text:s/></text:span><text:span text:style-name="T33_29">foreign</text:span><text:span text:style-name="T33_30"><text:s/></text:span><text:span text:style-name="T33_31">language</text:span><text:span text:style-name="T33_32">.<text:s/></text:span><text:span text:style-name="T33_33">You</text:span><text:span text:style-name="T33_34"><text:s/></text:span><text:span text:style-name="T33_35">may</text:span><text:span text:style-name="T33_36"><text:s/></text:span><text:span text:style-name="T33_37">need</text:span><text:span text:style-name="T33_38"><text:s/></text:span><text:span text:style-name="T33_39">to</text:span><text:span text:style-name="T33_40"><text:s/></text:span><text:span text:style-name="T33_41">find</text:span><text:span text:style-name="T33_42"><text:s/></text:span><text:span text:style-name="T33_43">someone</text:span><text:span text:style-name="T33_44"><text:s/></text:span><text:span text:style-name="T33_45">to</text:span><text:span text:style-name="T33_46"><text:s/></text:span><text:span text:style-name="T33_47">assist</text:span><text:span text:style-name="T33_48"><text:s/></text:span><text:span text:style-name="T33_49">with</text:span><text:span text:style-name="T33_50"><text:s/></text:span><text:span text:style-name="T33_51">translation</text:span><text:span text:style-name="T33_52">.</text:span></text:p>
      <text:p text:style-name="P34"/>
      <text:h text:style-name="P35" text:outline-level="10"><text:bookmark-start text:name="h.pbd33ukfqkg0"/><text:bookmark-end text:name="h.pbd33ukfqkg0"/><text:span text:style-name="T35_1">Your</text:span><text:span text:style-name="T35_2"><text:s/></text:span><text:span text:style-name="T35_3">Goals</text:span></text:h>
      <text:list text:style-name="LS1" xml:id="list0">
        <text:list-item>
          <text:p text:style-name="P36"><text:span text:style-name="T36_1">Discover</text:span><text:span text:style-name="T36_2"><text:s/></text:span><text:span text:style-name="T36_3">the</text:span><text:span text:style-name="T36_4"><text:s/></text:span><text:span text:style-name="T36_5">location</text:span><text:span text:style-name="T36_6"><text:s/></text:span><text:span text:style-name="T36_7">of</text:span><text:span text:style-name="T36_8"><text:s/></text:span><text:span text:style-name="T36_9">and</text:span><text:span text:style-name="T36_10"><text:s/></text:span><text:span text:style-name="T36_11">obtain</text:span><text:span text:style-name="T36_12"><text:s/></text:span><text:span text:style-name="T36_13">the</text:span><text:span text:style-name="T36_14"><text:s/></text:span><text:span text:style-name="T36_15">Ring</text:span><text:span text:style-name="T36_16"><text:s/></text:span><text:span text:style-name="T36_17">of</text:span><text:span text:style-name="T36_18"><text:s/></text:span><text:span text:style-name="T36_19">Solomon</text:span><text:span text:style-name="T36_20">.<text:s/></text:span><text:span text:style-name="T36_21">Make</text:span><text:span text:style-name="T36_22"><text:s/></text:span><text:span text:style-name="T36_23">sure</text:span><text:span text:style-name="T36_24"><text:s/></text:span><text:span text:style-name="T36_25">it</text:span><text:span text:style-name="T36_26"><text:s/></text:span><text:span text:style-name="T36_27">doesn</text:span><text:span text:style-name="T36_28">’</text:span><text:span text:style-name="T36_29">t</text:span><text:span text:style-name="T36_30"><text:s/></text:span><text:span text:style-name="T36_31">fall</text:span><text:span text:style-name="T36_32"><text:s/></text:span><text:span text:style-name="T36_33">into</text:span><text:span text:style-name="T36_34"><text:s/></text:span><text:span text:style-name="T36_35">Puritan</text:span><text:span text:style-name="T36_36"><text:s/></text:span><text:span text:style-name="T36_37">hands</text:span><text:span text:style-name="T36_38">.</text:span></text:p>
        </text:list-item>
        <text:list-item>
          <text:p text:style-name="P37"><text:span text:style-name="T37_1">Find</text:span><text:span text:style-name="T37_2"><text:s/></text:span><text:span text:style-name="T37_3">out</text:span><text:span text:style-name="T37_4"><text:s/></text:span><text:span text:style-name="T37_5">the</text:span><text:span text:style-name="T37_6"><text:s/></text:span><text:span text:style-name="T37_7">truth</text:span><text:span text:style-name="T37_8"><text:s/></text:span><text:span text:style-name="T37_9">about</text:span><text:span text:style-name="T37_10"><text:s/></text:span><text:span text:style-name="T37_11">how</text:span><text:span text:style-name="T37_12"><text:s/></text:span><text:span text:style-name="T37_13">your</text:span><text:span text:style-name="T37_14"><text:s/></text:span><text:span text:style-name="T37_15">mother</text:span><text:span text:style-name="T37_16"><text:s/></text:span><text:span text:style-name="T37_17">died</text:span><text:span text:style-name="T37_18"><text:s/></text:span><text:span text:style-name="T37_19">and</text:span><text:span text:style-name="T37_20"><text:s/></text:span><text:span text:style-name="T37_21">find</text:span><text:span text:style-name="T37_22"><text:s/></text:span><text:span text:style-name="T37_23">an</text:span><text:span text:style-name="T37_24"><text:s/></text:span><text:span text:style-name="T37_25">appropriate</text:span><text:span text:style-name="T37_26"><text:s/></text:span><text:span text:style-name="T37_27">solution</text:span><text:span text:style-name="T37_28">.</text:span></text:p>
        </text:list-item>
        <text:list-item>
          <text:p text:style-name="P38"><text:span text:style-name="T38_1">Find</text:span><text:span text:style-name="T38_2"><text:s/></text:span><text:span text:style-name="T38_3">some</text:span><text:span text:style-name="T38_4"><text:s/></text:span><text:span text:style-name="T38_5">way</text:span><text:span text:style-name="T38_6"><text:s/></text:span><text:span text:style-name="T38_7">to</text:span><text:span text:style-name="T38_8"><text:s/></text:span><text:span text:style-name="T38_9">diagnose</text:span><text:span text:style-name="T38_10"><text:s/></text:span><text:span text:style-name="T38_11">and</text:span><text:span text:style-name="T38_12"><text:s/></text:span><text:span text:style-name="T38_13">ultimately</text:span><text:span text:style-name="T38_14"><text:s/></text:span><text:span text:style-name="T38_15">cure</text:span><text:span text:style-name="T38_16"><text:s/></text:span><text:span text:style-name="T38_17">your</text:span><text:span text:style-name="T38_18"><text:s/></text:span><text:span text:style-name="T38_19">unknown</text:span><text:span text:style-name="T38_20"><text:s/></text:span><text:span text:style-name="T38_21">disease</text:span><text:span text:style-name="T38_22">.</text:span></text:p>
        </text:list-item>
        <text:list-item>
          <text:p text:style-name="P39"><text:span text:style-name="T39_1">Avoid</text:span><text:span text:style-name="T39_2"><text:s/></text:span><text:span text:style-name="T39_3">Wendel</text:span><text:span text:style-name="T39_4">.<text:s/></text:span><text:span text:style-name="T39_5">He</text:span><text:span text:style-name="T39_6"><text:s/></text:span><text:span text:style-name="T39_7">has</text:span><text:span text:style-name="T39_8"><text:s/></text:span><text:span text:style-name="T39_9">a</text:span><text:span text:style-name="T39_10"><text:s/></text:span><text:span text:style-name="T39_11">tendency</text:span><text:span text:style-name="T39_12"><text:s/></text:span><text:span text:style-name="T39_13">to</text:span><text:span text:style-name="T39_14"><text:s/></text:span><text:span text:style-name="T39_15">gloat</text:span></text:p>
        </text:list-item>
        <text:list-item>
          <text:p text:style-name="P40"><text:span text:style-name="T40_1">Solve</text:span><text:span text:style-name="T40_2"><text:s/></text:span><text:span text:style-name="T40_3">the</text:span><text:span text:style-name="T40_4"><text:s/></text:span><text:span text:style-name="T40_5">murder</text:span><text:span text:style-name="T40_6"><text:s/></text:span><text:span text:style-name="T40_7">of</text:span><text:span text:style-name="T40_8"><text:s/></text:span><text:span text:style-name="T40_9">Duke</text:span><text:span text:style-name="T40_10"><text:s/></text:span><text:span text:style-name="T40_11">Smallwood</text:span><text:span text:style-name="T40_12"><text:s/>-<text:s/></text:span><text:span text:style-name="T40_13">after</text:span><text:span text:style-name="T40_14"><text:s/></text:span><text:span text:style-name="T40_15">all</text:span><text:span text:style-name="T40_16"><text:s/></text:span><text:span text:style-name="T40_17">it</text:span><text:span text:style-name="T40_18"><text:s/></text:span><text:span text:style-name="T40_19">could</text:span><text:span text:style-name="T40_20"><text:s/></text:span><text:span text:style-name="T40_21">be</text:span><text:span text:style-name="T40_22"><text:s/></text:span><text:span text:style-name="T40_23">connected</text:span><text:span text:style-name="T40_24"><text:s/></text:span><text:span text:style-name="T40_25">to</text:span><text:span text:style-name="T40_26"><text:s/></text:span><text:span text:style-name="T40_27">your</text:span><text:span text:style-name="T40_28"><text:s/></text:span><text:span text:style-name="T40_29">mother</text:span><text:span text:style-name="T40_30">’</text:span><text:span text:style-name="T40_31">s</text:span><text:span text:style-name="T40_32"><text:s/></text:span><text:span text:style-name="T40_33">death</text:span><text:span text:style-name="T40_34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